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1.46cm" fo:margin-left="-0.199cm" table:align="left" style:writing-mode="lr-tb"/>
    </style:style>
    <style:style style:name="Table1.A" style:family="table-column">
      <style:table-column-properties style:column-width="6.191cm"/>
    </style:style>
    <style:style style:name="Table1.B" style:family="table-column">
      <style:table-column-properties style:column-width="5.269cm"/>
    </style:style>
    <style:style style:name="Table1.1" style:family="table-row">
      <style:table-row-properties style:row-height="1cm"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0.018cm solid #000000" style:writing-mode="lr-tb"/>
    </style:style>
    <style:style style:name="Table2" style:family="table">
      <style:table-properties style:width="18.962cm" fo:margin-left="-0.199cm" table:align="left" style:writing-mode="lr-tb"/>
    </style:style>
    <style:style style:name="Table2.A" style:family="table-column">
      <style:table-column-properties style:column-width="0.908cm"/>
    </style:style>
    <style:style style:name="Table2.B" style:family="table-column">
      <style:table-column-properties style:column-width="17.043cm"/>
    </style:style>
    <style:style style:name="Table2.C" style:family="table-column">
      <style:table-column-properties style:column-width="1.011cm"/>
    </style:style>
    <style:style style:name="Table2.1" style:family="table-row">
      <style:table-row-properties style:min-row-height="0.833cm" style:keep-together="true" fo:keep-together="auto"/>
    </style:style>
    <style:style style:name="Table2.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dbe5f1" fo:padding-left="0.191cm" fo:padding-right="0.191cm" fo:padding-top="0cm" fo:padding-bottom="0cm" fo:border-left="0.018cm solid #ffffff" fo:border-right="0.002cm solid #ffffff" fo:border-top="0.002cm solid #ffffff" fo:border-bottom="0.002cm solid #ffffff" style:writing-mode="lr-tb">
        <style:background-image/>
      </style:table-cell-properties>
    </style:style>
    <style:style style:name="Table2.2" style:family="table-row">
      <style:table-row-properties style:row-height="13.328cm" style:keep-together="true" fo:keep-together="auto"/>
    </style:style>
    <style:style style:name="Table2.B2" style:family="table-cell">
      <style:table-cell-properties style:vertical-align="top" fo:padding-left="0.191cm" fo:padding-right="0.191cm" fo:padding-top="0cm" fo:padding-bottom="0cm" fo:border-left="0.018cm solid #ffffff" fo:border-right="none" fo:border-top="0.002cm solid #ffffff" fo:border-bottom="none" style:writing-mode="lr-tb"/>
    </style:style>
    <style:style style:name="Table2.C2"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2.3" style:family="table-row">
      <style:table-row-properties style:min-row-height="0.921cm" style:keep-together="true" fo:keep-together="auto"/>
    </style:style>
    <style:style style:name="Table2.6" style:family="table-row">
      <style:table-row-properties style:min-row-height="6.664cm" style:keep-together="true" fo:keep-together="auto"/>
    </style:style>
    <style:style style:name="Table2.7" style:family="table-row">
      <style:table-row-properties style:min-row-height="0.857cm" style:keep-together="true" fo:keep-together="auto"/>
    </style:style>
    <style:style style:name="Table2.A7"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8" style:family="table-row">
      <style:table-row-properties style:keep-together="true" fo:keep-together="auto"/>
    </style:style>
    <style:style style:name="Table2.9" style:family="table-row">
      <style:table-row-properties style:row-height="14.002cm" style:keep-together="true" fo:keep-together="auto"/>
    </style:style>
    <style:style style:name="Table2.10" style:family="table-row">
      <style:table-row-properties style:min-row-height="0.9cm" style:keep-together="true" fo:keep-together="auto"/>
    </style:style>
    <style:style style:name="Table2.13" style:family="table-row">
      <style:table-row-properties style:min-row-height="7.001cm" style:keep-together="true" fo:keep-together="auto"/>
    </style:style>
    <style:style style:name="Table3" style:family="table">
      <style:table-properties style:width="18.962cm" fo:margin-left="-0.199cm" table:align="left" style:writing-mode="lr-tb"/>
    </style:style>
    <style:style style:name="Table3.A" style:family="table-column">
      <style:table-column-properties style:column-width="0.908cm"/>
    </style:style>
    <style:style style:name="Table3.B" style:family="table-column">
      <style:table-column-properties style:column-width="17.043cm"/>
    </style:style>
    <style:style style:name="Table3.C" style:family="table-column">
      <style:table-column-properties style:column-width="1.011cm"/>
    </style:style>
    <style:style style:name="Table3.1" style:family="table-row">
      <style:table-row-properties style:keep-together="true" fo:keep-together="auto"/>
    </style:style>
    <style:style style:name="Table3.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B1" style:family="table-cell">
      <style:table-cell-properties style:vertical-align="top" fo:background-color="#dbe5f1" fo:padding-left="0.191cm" fo:padding-right="0.191cm" fo:padding-top="0cm" fo:padding-bottom="0cm" fo:border-left="0.018cm solid #ffffff" fo:border-right="0.002cm solid #ffffff" fo:border-top="0.002cm solid #ffffff" fo:border-bottom="0.002cm solid #ffffff" style:writing-mode="lr-tb">
        <style:background-image/>
      </style:table-cell-properties>
    </style:style>
    <style:style style:name="Table3.2" style:family="table-row">
      <style:table-row-properties style:row-height="14.002cm" style:keep-together="true" fo:keep-together="auto"/>
    </style:style>
    <style:style style:name="Table3.B2" style:family="table-cell">
      <style:table-cell-properties style:vertical-align="top" fo:padding-left="0.191cm" fo:padding-right="0.191cm" fo:padding-top="0cm" fo:padding-bottom="0cm" fo:border-left="0.018cm solid #ffffff" fo:border-right="none" fo:border-top="0.002cm solid #ffffff" fo:border-bottom="none" style:writing-mode="lr-tb"/>
    </style:style>
    <style:style style:name="Table3.C2"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3.3" style:family="table-row">
      <style:table-row-properties style:min-row-height="0.9cm" style:keep-together="true" fo:keep-together="auto"/>
    </style:style>
    <style:style style:name="Table3.6" style:family="table-row">
      <style:table-row-properties style:min-row-height="7.001cm" style:keep-together="true" fo:keep-together="auto"/>
    </style:style>
    <style:style style:name="Table3.A7"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4" style:family="table">
      <style:table-properties style:width="18.962cm" fo:margin-left="-0.199cm" table:align="left" style:writing-mode="lr-tb"/>
    </style:style>
    <style:style style:name="Table4.A" style:family="table-column">
      <style:table-column-properties style:column-width="0.908cm"/>
    </style:style>
    <style:style style:name="Table4.B" style:family="table-column">
      <style:table-column-properties style:column-width="17.043cm"/>
    </style:style>
    <style:style style:name="Table4.C" style:family="table-column">
      <style:table-column-properties style:column-width="1.011cm"/>
    </style:style>
    <style:style style:name="Table4.1" style:family="table-row">
      <style:table-row-properties style:min-row-height="0.818cm" style:keep-together="true" fo:keep-together="auto"/>
    </style:style>
    <style:style style:name="Table4.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4.B1" style:family="table-cell">
      <style:table-cell-properties style:vertical-align="top" fo:background-color="#dbe5f1" fo:padding-left="0.191cm" fo:padding-right="0.191cm" fo:padding-top="0cm" fo:padding-bottom="0cm" fo:border-left="0.018cm solid #ffffff" fo:border-right="0.002cm solid #ffffff" fo:border-top="0.002cm solid #ffffff" fo:border-bottom="0.002cm solid #ffffff" style:writing-mode="lr-tb">
        <style:background-image/>
      </style:table-cell-properties>
    </style:style>
    <style:style style:name="Table4.2" style:family="table-row">
      <style:table-row-properties style:row-height="13.136cm" style:keep-together="true" fo:keep-together="auto"/>
    </style:style>
    <style:style style:name="Table4.B2" style:family="table-cell">
      <style:table-cell-properties style:vertical-align="top" fo:padding-left="0.191cm" fo:padding-right="0.191cm" fo:padding-top="0cm" fo:padding-bottom="0cm" fo:border-left="0.018cm solid #ffffff" fo:border-right="none" fo:border-top="0.002cm solid #ffffff" fo:border-bottom="none" style:writing-mode="lr-tb"/>
    </style:style>
    <style:style style:name="Table4.C2"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4.3" style:family="table-row">
      <style:table-row-properties style:min-row-height="0.898cm" style:keep-together="true" fo:keep-together="auto"/>
    </style:style>
    <style:style style:name="Table4.6" style:family="table-row">
      <style:table-row-properties style:min-row-height="6.567cm" style:keep-together="true" fo:keep-together="auto"/>
    </style:style>
    <style:style style:name="Table4.7" style:family="table-row">
      <style:table-row-properties style:min-row-height="0.843cm" style:keep-together="true" fo:keep-together="auto"/>
    </style:style>
    <style:style style:name="Table4.A7"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4.8" style:family="table-row">
      <style:table-row-properties style:min-row-height="0.887cm" style:keep-together="true" fo:keep-together="auto"/>
    </style:style>
    <style:style style:name="Table4.9" style:family="table-row">
      <style:table-row-properties style:row-height="13.799cm" style:keep-together="true" fo:keep-together="auto"/>
    </style:style>
    <style:style style:name="Table4.10" style:family="table-row">
      <style:table-row-properties style:min-row-height="0.951cm" style:keep-together="true" fo:keep-together="auto"/>
    </style:style>
    <style:style style:name="Table4.13" style:family="table-row">
      <style:table-row-properties style:min-row-height="7.458cm" style:keep-together="true" fo:keep-together="auto"/>
    </style:style>
    <style:style style:name="Table4.15" style:family="table-row">
      <style:table-row-properties style:min-row-height="0.863cm" style:keep-together="true" fo:keep-together="auto"/>
    </style:style>
    <style:style style:name="Table4.16" style:family="table-row">
      <style:table-row-properties style:row-height="13.423cm" style:keep-together="true" fo:keep-together="auto"/>
    </style:style>
    <style:style style:name="Table4.17" style:family="table-row">
      <style:table-row-properties style:min-row-height="0.912cm" style:keep-together="true" fo:keep-together="auto"/>
    </style:style>
    <style:style style:name="Table4.20" style:family="table-row">
      <style:table-row-properties style:min-row-height="6.712cm" style:keep-together="true" fo:keep-together="auto"/>
    </style:style>
    <style:style style:name="Table5" style:family="table">
      <style:table-properties style:width="13.453cm" table:align="center" style:writing-mode="lr-tb"/>
    </style:style>
    <style:style style:name="Table5.A" style:family="table-column">
      <style:table-column-properties style:column-width="3.948cm"/>
    </style:style>
    <style:style style:name="Table5.B" style:family="table-column">
      <style:table-column-properties style:column-width="4.801cm"/>
    </style:style>
    <style:style style:name="Table5.C" style:family="table-column">
      <style:table-column-properties style:column-width="4.704cm"/>
    </style:style>
    <style:style style:name="Table5.1" style:family="table-row">
      <style:table-row-properties style:row-height="0.575cm" style:keep-together="true" fo:keep-together="auto"/>
    </style:style>
    <style:style style:name="Table5.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5.C1" style:family="table-cell">
      <style:table-cell-properties style:vertical-align="top" fo:padding-left="0.191cm" fo:padding-right="0.191cm" fo:padding-top="0cm" fo:padding-bottom="0cm" fo:border="0.018cm solid #c0c0c0" style:writing-mode="lr-tb"/>
    </style:style>
    <style:style style:name="Table5.2" style:family="table-row">
      <style:table-row-properties style:min-row-height="0.575cm" style:keep-together="true" fo:keep-together="auto"/>
    </style:style>
    <style:style style:name="Table6" style:family="table">
      <style:table-properties style:width="18.962cm" fo:margin-left="-0.199cm" table:align="left" style:writing-mode="lr-tb"/>
    </style:style>
    <style:style style:name="Table6.A" style:family="table-column">
      <style:table-column-properties style:column-width="0.908cm"/>
    </style:style>
    <style:style style:name="Table6.B" style:family="table-column">
      <style:table-column-properties style:column-width="17.043cm"/>
    </style:style>
    <style:style style:name="Table6.C" style:family="table-column">
      <style:table-column-properties style:column-width="1.011cm"/>
    </style:style>
    <style:style style:name="Table6.1" style:family="table-row">
      <style:table-row-properties style:keep-together="true" fo:keep-together="auto"/>
    </style:style>
    <style:style style:name="Table6.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6.B1" style:family="table-cell">
      <style:table-cell-properties style:vertical-align="top" fo:background-color="#dbe5f1" fo:padding-left="0.191cm" fo:padding-right="0.191cm" fo:padding-top="0cm" fo:padding-bottom="0cm" fo:border-left="0.018cm solid #ffffff" fo:border-right="0.002cm solid #ffffff" fo:border-top="0.002cm solid #ffffff" fo:border-bottom="0.002cm solid #ffffff" style:writing-mode="lr-tb">
        <style:background-image/>
      </style:table-cell-properties>
    </style:style>
    <style:style style:name="Table6.2" style:family="table-row">
      <style:table-row-properties style:row-height="14.002cm" style:keep-together="true" fo:keep-together="auto"/>
    </style:style>
    <style:style style:name="Table6.B2" style:family="table-cell">
      <style:table-cell-properties style:vertical-align="top" fo:padding-left="0.191cm" fo:padding-right="0.191cm" fo:padding-top="0cm" fo:padding-bottom="0cm" fo:border-left="0.018cm solid #ffffff" fo:border-right="none" fo:border-top="0.002cm solid #ffffff" fo:border-bottom="none" style:writing-mode="lr-tb"/>
    </style:style>
    <style:style style:name="Table6.C2"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6.3" style:family="table-row">
      <style:table-row-properties style:min-row-height="0.9cm" style:keep-together="true" fo:keep-together="auto"/>
    </style:style>
    <style:style style:name="Table6.6" style:family="table-row">
      <style:table-row-properties style:min-row-height="7.001cm" style:keep-together="true" fo:keep-together="auto"/>
    </style:style>
    <style:style style:name="Table6.A7"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6.8" style:family="table-row">
      <style:table-row-properties style:min-row-height="0.824cm" style:keep-together="true" fo:keep-together="auto"/>
    </style:style>
    <style:style style:name="Table6.9" style:family="table-row">
      <style:table-row-properties style:row-height="12.845cm" style:keep-together="true" fo:keep-together="auto"/>
    </style:style>
    <style:style style:name="Table6.10" style:family="table-row">
      <style:table-row-properties style:min-row-height="0.898cm" style:keep-together="true" fo:keep-together="auto"/>
    </style:style>
    <style:style style:name="Table6.13" style:family="table-row">
      <style:table-row-properties style:min-row-height="6.422cm" style:keep-together="true" fo:keep-together="auto"/>
    </style:style>
    <style:style style:name="Table7" style:family="table">
      <style:table-properties style:width="18.962cm" fo:margin-left="-0.199cm" table:align="left" style:writing-mode="lr-tb"/>
    </style:style>
    <style:style style:name="Table7.A" style:family="table-column">
      <style:table-column-properties style:column-width="0.908cm"/>
    </style:style>
    <style:style style:name="Table7.B" style:family="table-column">
      <style:table-column-properties style:column-width="17.043cm"/>
    </style:style>
    <style:style style:name="Table7.C" style:family="table-column">
      <style:table-column-properties style:column-width="1.011cm"/>
    </style:style>
    <style:style style:name="Table7.1" style:family="table-row">
      <style:table-row-properties style:min-row-height="0.591cm" style:keep-together="true" fo:keep-together="auto"/>
    </style:style>
    <style:style style:name="Table7.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7.B1" style:family="table-cell">
      <style:table-cell-properties style:vertical-align="top" fo:background-color="#dbe5f1" fo:padding-left="0.191cm" fo:padding-right="0.191cm" fo:padding-top="0cm" fo:padding-bottom="0cm" fo:border-left="0.018cm solid #ffffff" fo:border-right="0.002cm solid #ffffff" fo:border-top="0.002cm solid #ffffff" fo:border-bottom="0.002cm solid #ffffff" style:writing-mode="lr-tb">
        <style:background-image/>
      </style:table-cell-properties>
    </style:style>
    <style:style style:name="Table7.2" style:family="table-row">
      <style:table-row-properties style:row-height="9.511cm" style:keep-together="true" fo:keep-together="auto"/>
    </style:style>
    <style:style style:name="Table7.B2" style:family="table-cell">
      <style:table-cell-properties style:vertical-align="top" fo:padding-left="0.191cm" fo:padding-right="0.191cm" fo:padding-top="0cm" fo:padding-bottom="0cm" fo:border-left="0.018cm solid #ffffff" fo:border-right="none" fo:border-top="0.002cm solid #ffffff" fo:border-bottom="none" style:writing-mode="lr-tb"/>
    </style:style>
    <style:style style:name="Table7.C2"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7.3" style:family="table-row">
      <style:table-row-properties style:min-row-height="0.914cm" style:keep-together="true" fo:keep-together="auto"/>
    </style:style>
    <style:style style:name="Table7.6" style:family="table-row">
      <style:table-row-properties style:min-row-height="4.754cm" style:keep-together="true" fo:keep-together="auto"/>
    </style:style>
    <style:style style:name="Table7.7" style:family="table-row">
      <style:table-row-properties style:min-row-height="0.61cm" style:keep-together="true" fo:keep-together="auto"/>
    </style:style>
    <style:style style:name="Table7.A7"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7.8" style:family="table-row">
      <style:table-row-properties style:min-row-height="0.863cm" style:keep-together="true" fo:keep-together="auto"/>
    </style:style>
    <style:style style:name="Table7.9" style:family="table-row">
      <style:table-row-properties style:row-height="13.448cm" style:keep-together="true" fo:keep-together="auto"/>
    </style:style>
    <style:style style:name="Table7.10" style:family="table-row">
      <style:table-row-properties style:min-row-height="0.93cm" style:keep-together="true" fo:keep-together="auto"/>
    </style:style>
    <style:style style:name="Table7.13" style:family="table-row">
      <style:table-row-properties style:min-row-height="7.583cm" style:keep-together="true" fo:keep-together="auto"/>
    </style:style>
    <style:style style:name="Table7.15" style:family="table-row">
      <style:table-row-properties style:min-row-height="0.85cm" style:keep-together="true" fo:keep-together="auto"/>
    </style:style>
    <style:style style:name="Table7.16" style:family="table-row">
      <style:table-row-properties style:row-height="13.247cm" style:keep-together="true" fo:keep-together="auto"/>
    </style:style>
    <style:style style:name="Table7.20" style:family="table-row">
      <style:table-row-properties style:min-row-height="6.623cm" style:keep-together="true" fo:keep-together="auto"/>
    </style:style>
    <style:style style:name="Table7.22" style:family="table-row">
      <style:table-row-properties style:min-row-height="0.258cm" style:keep-together="true" fo:keep-together="auto"/>
    </style:style>
    <style:style style:name="Table7.23" style:family="table-row">
      <style:table-row-properties style:row-height="14.229cm" style:keep-together="true" fo:keep-together="auto"/>
    </style:style>
    <style:style style:name="Table7.24" style:family="table-row">
      <style:table-row-properties style:min-row-height="0.915cm" style:keep-together="true" fo:keep-together="auto"/>
    </style:style>
    <style:style style:name="Table7.27" style:family="table-row">
      <style:table-row-properties style:min-row-height="7.114cm" style:keep-together="true" fo:keep-together="auto"/>
    </style:style>
    <style:style style:name="Table8" style:family="table">
      <style:table-properties style:width="12.637cm" table:align="center" style:writing-mode="lr-tb"/>
    </style:style>
    <style:style style:name="Table8.A" style:family="table-column">
      <style:table-column-properties style:column-width="3.948cm"/>
    </style:style>
    <style:style style:name="Table8.B" style:family="table-column">
      <style:table-column-properties style:column-width="4.542cm"/>
    </style:style>
    <style:style style:name="Table8.C" style:family="table-column">
      <style:table-column-properties style:column-width="4.147cm"/>
    </style:style>
    <style:style style:name="Table8.1" style:family="table-row">
      <style:table-row-properties style:row-height="1.732cm" style:keep-together="false" fo:keep-together="always"/>
    </style:style>
    <style:style style:name="Table8.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8.C1" style:family="table-cell">
      <style:table-cell-properties style:vertical-align="top" fo:padding-left="0.191cm" fo:padding-right="0.191cm" fo:padding-top="0cm" fo:padding-bottom="0cm" fo:border="0.018cm solid #c0c0c0" style:writing-mode="lr-tb"/>
    </style:style>
    <style:style style:name="Table8.2" style:family="table-row">
      <style:table-row-properties style:min-row-height="0.554cm" style:keep-together="false" fo:keep-together="always"/>
    </style:style>
    <style:style style:name="Table8.3" style:family="table-row">
      <style:table-row-properties style:min-row-height="0.429cm" style:keep-together="false" fo:keep-together="always"/>
    </style:style>
    <style:style style:name="Table8.4" style:family="table-row">
      <style:table-row-properties style:min-row-height="0.942cm" style:keep-together="false" fo:keep-together="always"/>
    </style:style>
    <style:style style:name="Table9" style:family="table">
      <style:table-properties style:width="14.344cm" table:align="center" style:writing-mode="lr-tb"/>
    </style:style>
    <style:style style:name="Table9.A" style:family="table-column">
      <style:table-column-properties style:column-width="4.591cm"/>
    </style:style>
    <style:style style:name="Table9.B" style:family="table-column">
      <style:table-column-properties style:column-width="5.08cm"/>
    </style:style>
    <style:style style:name="Table9.C" style:family="table-column">
      <style:table-column-properties style:column-width="4.673cm"/>
    </style:style>
    <style:style style:name="Table9.1" style:family="table-row">
      <style:table-row-properties style:min-row-height="0.474cm" style:keep-together="true" fo:keep-together="auto"/>
    </style:style>
    <style:style style:name="Table9.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9.C1" style:family="table-cell">
      <style:table-cell-properties style:vertical-align="top" fo:padding-left="0.191cm" fo:padding-right="0.191cm" fo:padding-top="0cm" fo:padding-bottom="0cm" fo:border="0.018cm solid #c0c0c0" style:writing-mode="lr-tb"/>
    </style:style>
    <style:style style:name="Table9.2" style:family="table-row">
      <style:table-row-properties style:min-row-height="0.57cm" style:keep-together="true" fo:keep-together="auto"/>
    </style:style>
    <style:style style:name="Table10" style:family="table">
      <style:table-properties style:width="12.375cm" table:align="center" style:writing-mode="lr-tb"/>
    </style:style>
    <style:style style:name="Table10.A" style:family="table-column">
      <style:table-column-properties style:column-width="3.948cm"/>
    </style:style>
    <style:style style:name="Table10.C" style:family="table-column">
      <style:table-column-properties style:column-width="4.48cm"/>
    </style:style>
    <style:style style:name="Table10.1" style:family="table-row">
      <style:table-row-properties style:min-row-height="0.975cm" style:keep-together="true" fo:keep-together="auto"/>
    </style:style>
    <style:style style:name="Table10.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0.C1" style:family="table-cell">
      <style:table-cell-properties style:vertical-align="top" fo:padding-left="0.191cm" fo:padding-right="0.191cm" fo:padding-top="0cm" fo:padding-bottom="0cm" fo:border="0.018cm solid #c0c0c0" style:writing-mode="lr-tb"/>
    </style:style>
    <style:style style:name="Table10.2" style:family="table-row">
      <style:table-row-properties style:min-row-height="0.519cm" style:keep-together="true" fo:keep-together="auto"/>
    </style:style>
    <style:style style:name="Table11" style:family="table">
      <style:table-properties style:width="18.962cm" fo:margin-left="-0.199cm" table:align="left" style:writing-mode="lr-tb"/>
    </style:style>
    <style:style style:name="Table11.A" style:family="table-column">
      <style:table-column-properties style:column-width="0.893cm"/>
    </style:style>
    <style:style style:name="Table11.B" style:family="table-column">
      <style:table-column-properties style:column-width="16.75cm"/>
    </style:style>
    <style:style style:name="Table11.C" style:family="table-column">
      <style:table-column-properties style:column-width="0.302cm"/>
    </style:style>
    <style:style style:name="Table11.D" style:family="table-column">
      <style:table-column-properties style:column-width="0.691cm"/>
    </style:style>
    <style:style style:name="Table11.E" style:family="table-column">
      <style:table-column-properties style:column-width="0.326cm"/>
    </style:style>
    <style:style style:name="Table11.1" style:family="table-row">
      <style:table-row-properties style:min-row-height="0.811cm" style:keep-together="true" fo:keep-together="auto"/>
    </style:style>
    <style:style style:name="Table11.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11.B1" style:family="table-cell">
      <style:table-cell-properties style:vertical-align="top" fo:background-color="#dbe5f1" fo:padding-left="0.191cm" fo:padding-right="0.191cm" fo:padding-top="0cm" fo:padding-bottom="0cm" fo:border-left="0.018cm solid #ffffff" fo:border-right="none" fo:border-top="0.002cm solid #ffffff" fo:border-bottom="0.002cm solid #ffffff" style:writing-mode="lr-tb">
        <style:background-image/>
      </style:table-cell-properties>
    </style:style>
    <style:style style:name="Table11.E1" style:family="table-cell">
      <style:table-cell-properties fo:padding="0cm" fo:border-left="0.002cm solid #ffffff" fo:border-right="none" fo:border-top="none" fo:border-bottom="none"/>
    </style:style>
    <style:style style:name="Table11.2" style:family="table-row">
      <style:table-row-properties style:row-height="13cm" style:keep-together="true" fo:keep-together="auto"/>
    </style:style>
    <style:style style:name="Table11.B2" style:family="table-cell">
      <style:table-cell-properties style:vertical-align="top" fo:padding-left="0.191cm" fo:padding-right="0.191cm" fo:padding-top="0cm" fo:padding-bottom="0cm" fo:border-left="0.018cm solid #ffffff" fo:border-right="none" fo:border-top="0.002cm solid #ffffff" fo:border-bottom="none" style:writing-mode="lr-tb"/>
    </style:style>
    <style:style style:name="Table11.C2" style:family="table-cell">
      <style:table-cell-properties style:vertical-align="top" fo:background-color="#dbe5f1" fo:padding-left="0.191cm" fo:padding-right="0.191cm" fo:padding-top="0cm" fo:padding-bottom="0cm" fo:border-left="0.002cm solid #ffffff" fo:border-right="none" fo:border-top="0.002cm solid #ffffff" fo:border-bottom="0.002cm solid #ffffff" style:writing-mode="lr-tb">
        <style:background-image/>
      </style:table-cell-properties>
    </style:style>
    <style:style style:name="Table11.3" style:family="table-row">
      <style:table-row-properties style:min-row-height="0.898cm" style:keep-together="true" fo:keep-together="auto"/>
    </style:style>
    <style:style style:name="Table11.6" style:family="table-row">
      <style:table-row-properties style:min-row-height="6.5cm" style:keep-together="true" fo:keep-together="auto"/>
    </style:style>
    <style:style style:name="Table11.7" style:family="table-row">
      <style:table-row-properties style:min-row-height="0.836cm" style:keep-together="true" fo:keep-together="auto"/>
    </style:style>
    <style:style style:name="Table11.E7" style:family="table-cell">
      <style:table-cell-properties fo:padding="0cm" fo:border-left="0.018cm solid #ffffff" fo:border-right="none" fo:border-top="none" fo:border-bottom="none"/>
    </style:style>
    <style:style style:name="Table11.8" style:family="table-row">
      <style:table-row-properties style:min-row-height="0.848cm" style:keep-together="true" fo:keep-together="auto"/>
    </style:style>
    <style:style style:name="Table11.B8" style:family="table-cell">
      <style:table-cell-properties style:vertical-align="top" fo:background-color="#dbe5f1" fo:padding-left="0.191cm" fo:padding-right="0.191cm" fo:padding-top="0cm" fo:padding-bottom="0cm" fo:border-left="0.018cm solid #ffffff" fo:border-right="0.002cm solid #ffffff" fo:border-top="0.002cm solid #ffffff" fo:border-bottom="0.002cm solid #ffffff" style:writing-mode="lr-tb">
        <style:background-image/>
      </style:table-cell-properties>
    </style:style>
    <style:style style:name="Table11.9" style:family="table-row">
      <style:table-row-properties style:row-height="13.219cm" style:keep-together="true" fo:keep-together="auto"/>
    </style:style>
    <style:style style:name="Table11.D9"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11.10" style:family="table-row">
      <style:table-row-properties style:min-row-height="0.923cm" style:keep-together="true" fo:keep-together="auto"/>
    </style:style>
    <style:style style:name="Table11.13" style:family="table-row">
      <style:table-row-properties style:min-row-height="6.609cm" style:keep-together="true" fo:keep-together="auto"/>
    </style:style>
    <style:style style:name="Table11.A14"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12" style:family="table">
      <style:table-properties style:width="15.199cm" table:align="center" style:writing-mode="lr-tb"/>
    </style:style>
    <style:style style:name="Table12.A" style:family="table-column">
      <style:table-column-properties style:column-width="4.221cm"/>
    </style:style>
    <style:style style:name="Table12.B" style:family="table-column">
      <style:table-column-properties style:column-width="2.193cm"/>
    </style:style>
    <style:style style:name="Table12.C" style:family="table-column">
      <style:table-column-properties style:column-width="4.06cm"/>
    </style:style>
    <style:style style:name="Table12.D" style:family="table-column">
      <style:table-column-properties style:column-width="4.725cm"/>
    </style:style>
    <style:style style:name="Table12.1" style:family="table-row">
      <style:table-row-properties style:min-row-height="0.958cm" style:keep-together="true" fo:keep-together="auto"/>
    </style:style>
    <style:style style:name="Table12.A1" style:family="table-cell">
      <style:table-cell-properties style:vertical-align="top" fo:padding-left="0.191cm" fo:padding-right="0.191cm" fo:padding-top="0cm" fo:padding-bottom="0cm" fo:border-left="0.018cm solid #c0c0c0" fo:border-right="none" fo:border-top="0.035cm solid #c0c0c0" fo:border-bottom="0.018cm solid #c0c0c0" style:writing-mode="lr-tb"/>
    </style:style>
    <style:style style:name="Table12.D1" style:family="table-cell">
      <style:table-cell-properties style:vertical-align="top" fo:padding-left="0.191cm" fo:padding-right="0.191cm" fo:padding-top="0cm" fo:padding-bottom="0cm" fo:border-left="0.018cm solid #c0c0c0" fo:border-right="0.018cm solid #c0c0c0" fo:border-top="0.035cm solid #c0c0c0" fo:border-bottom="0.018cm solid #c0c0c0" style:writing-mode="lr-tb"/>
    </style:style>
    <style:style style:name="Table12.2" style:family="table-row">
      <style:table-row-properties style:min-row-height="0.466cm" style:keep-together="true" fo:keep-together="auto"/>
    </style:style>
    <style:style style:name="Table12.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2.D2" style:family="table-cell">
      <style:table-cell-properties style:vertical-align="top" fo:padding-left="0.191cm" fo:padding-right="0.191cm" fo:padding-top="0cm" fo:padding-bottom="0cm" fo:border="0.018cm solid #c0c0c0" style:writing-mode="lr-tb"/>
    </style:style>
    <style:style style:name="Table13" style:family="table">
      <style:table-properties style:width="15.744cm" table:align="center" style:writing-mode="lr-tb"/>
    </style:style>
    <style:style style:name="Table13.A" style:family="table-column">
      <style:table-column-properties style:column-width="12.083cm"/>
    </style:style>
    <style:style style:name="Table13.B" style:family="table-column">
      <style:table-column-properties style:column-width="3.662cm"/>
    </style:style>
    <style:style style:name="Table13.1" style:family="table-row">
      <style:table-row-properties style:min-row-height="0.501cm" style:keep-together="true" fo:keep-together="auto"/>
    </style:style>
    <style:style style:name="Table13.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3.B1" style:family="table-cell">
      <style:table-cell-properties style:vertical-align="top" fo:padding-left="0.191cm" fo:padding-right="0.191cm" fo:padding-top="0cm" fo:padding-bottom="0cm" fo:border="0.018cm solid #c0c0c0" style:writing-mode="lr-tb"/>
    </style:style>
    <style:style style:name="Table13.2" style:family="table-row">
      <style:table-row-properties style:min-row-height="0.473cm" style:keep-together="true" fo:keep-together="auto"/>
    </style:style>
    <style:style style:name="Table13.3" style:family="table-row">
      <style:table-row-properties style:min-row-height="0.566cm" style:keep-together="true" fo:keep-together="auto"/>
    </style:style>
    <style:style style:name="Table14" style:family="table">
      <style:table-properties style:width="18.962cm" fo:margin-left="-0.199cm" table:align="left" style:writing-mode="lr-tb"/>
    </style:style>
    <style:style style:name="Table14.A" style:family="table-column">
      <style:table-column-properties style:column-width="0.908cm"/>
    </style:style>
    <style:style style:name="Table14.B" style:family="table-column">
      <style:table-column-properties style:column-width="17.043cm"/>
    </style:style>
    <style:style style:name="Table14.C" style:family="table-column">
      <style:table-column-properties style:column-width="1.011cm"/>
    </style:style>
    <style:style style:name="Table14.1" style:family="table-row">
      <style:table-row-properties style:keep-together="true" fo:keep-together="auto"/>
    </style:style>
    <style:style style:name="Table14.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14.B1" style:family="table-cell">
      <style:table-cell-properties style:vertical-align="top" fo:background-color="#dbe5f1" fo:padding-left="0.191cm" fo:padding-right="0.191cm" fo:padding-top="0cm" fo:padding-bottom="0cm" fo:border-left="0.018cm solid #ffffff" fo:border-right="0.002cm solid #ffffff" fo:border-top="0.002cm solid #ffffff" fo:border-bottom="0.002cm solid #ffffff" style:writing-mode="lr-tb">
        <style:background-image/>
      </style:table-cell-properties>
    </style:style>
    <style:style style:name="Table14.2" style:family="table-row">
      <style:table-row-properties style:row-height="14.002cm" style:keep-together="true" fo:keep-together="auto"/>
    </style:style>
    <style:style style:name="Table14.B2" style:family="table-cell">
      <style:table-cell-properties style:vertical-align="top" fo:padding-left="0.191cm" fo:padding-right="0.191cm" fo:padding-top="0cm" fo:padding-bottom="0cm" fo:border-left="0.018cm solid #ffffff" fo:border-right="none" fo:border-top="0.002cm solid #ffffff" fo:border-bottom="none" style:writing-mode="lr-tb"/>
    </style:style>
    <style:style style:name="Table14.C2"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14.3" style:family="table-row">
      <style:table-row-properties style:min-row-height="0.9cm" style:keep-together="true" fo:keep-together="auto"/>
    </style:style>
    <style:style style:name="Table14.6" style:family="table-row">
      <style:table-row-properties style:min-row-height="7.001cm" style:keep-together="true" fo:keep-together="auto"/>
    </style:style>
    <style:style style:name="Table14.A7"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14.8" style:family="table-row">
      <style:table-row-properties style:min-row-height="0.838cm" style:keep-together="true" fo:keep-together="auto"/>
    </style:style>
    <style:style style:name="Table14.9" style:family="table-row">
      <style:table-row-properties style:row-height="13.035cm" style:keep-together="true" fo:keep-together="auto"/>
    </style:style>
    <style:style style:name="Table14.10" style:family="table-row">
      <style:table-row-properties style:min-row-height="0.898cm" style:keep-together="true" fo:keep-together="auto"/>
    </style:style>
    <style:style style:name="Table14.13" style:family="table-row">
      <style:table-row-properties style:min-row-height="6.518cm" style:keep-together="true" fo:keep-together="auto"/>
    </style:style>
    <style:style style:name="Table15" style:family="table">
      <style:table-properties style:width="16.014cm" table:align="margins" style:writing-mode="lr-tb"/>
    </style:style>
    <style:style style:name="Table15.A" style:family="table-column">
      <style:table-column-properties style:column-width="4.237cm" style:rel-column-width="17338*"/>
    </style:style>
    <style:style style:name="Table15.B" style:family="table-column">
      <style:table-column-properties style:column-width="7.251cm" style:rel-column-width="29674*"/>
    </style:style>
    <style:style style:name="Table15.C" style:family="table-column">
      <style:table-column-properties style:column-width="4.526cm" style:rel-column-width="18523*"/>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5.C1" style:family="table-cell">
      <style:table-cell-properties style:vertical-align="top" fo:padding-left="0.191cm" fo:padding-right="0.191cm" fo:padding-top="0cm" fo:padding-bottom="0cm" fo:border="0.018cm solid #c0c0c0" style:writing-mode="lr-tb"/>
    </style:style>
    <style:style style:name="Table15.2" style:family="table-row">
      <style:table-row-properties style:row-height="1.7cm" style:keep-together="true" fo:keep-together="auto"/>
    </style:style>
    <style:style style:name="Table16" style:family="table">
      <style:table-properties style:width="12.619cm" table:align="margins" style:writing-mode="lr-tb"/>
    </style:style>
    <style:style style:name="Table16.A" style:family="table-column">
      <style:table-column-properties style:column-width="3.147cm" style:rel-column-width="16342*"/>
    </style:style>
    <style:style style:name="Table16.B" style:family="table-column">
      <style:table-column-properties style:column-width="3.149cm" style:rel-column-width="16351*"/>
    </style:style>
    <style:style style:name="Table16.D" style:family="table-column">
      <style:table-column-properties style:column-width="3.175cm" style:rel-column-width="16491*"/>
    </style:style>
    <style:style style:name="Table16.1" style:family="table-row">
      <style:table-row-properties style:min-row-height="0.838cm" style:keep-together="true" fo:keep-together="auto"/>
    </style:style>
    <style:style style:name="Table16.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6.D1" style:family="table-cell">
      <style:table-cell-properties style:vertical-align="top" fo:padding-left="0.191cm" fo:padding-right="0.191cm" fo:padding-top="0cm" fo:padding-bottom="0cm" fo:border="0.018cm solid #c0c0c0" style:writing-mode="lr-tb"/>
    </style:style>
    <style:style style:name="Table16.2" style:family="table-row">
      <style:table-row-properties style:row-height="0.653cm" style:keep-together="true" fo:keep-together="auto"/>
    </style:style>
    <style:style style:name="Table17" style:family="table">
      <style:table-properties style:width="11.737cm" table:align="center" style:writing-mode="lr-tb"/>
    </style:style>
    <style:style style:name="Table17.A" style:family="table-column">
      <style:table-column-properties style:column-width="5.724cm"/>
    </style:style>
    <style:style style:name="Table17.B" style:family="table-column">
      <style:table-column-properties style:column-width="6.013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7.B1" style:family="table-cell">
      <style:table-cell-properties style:vertical-align="top" fo:padding-left="0.191cm" fo:padding-right="0.191cm" fo:padding-top="0cm" fo:padding-bottom="0cm" fo:border="0.018cm solid #c0c0c0" style:writing-mode="lr-tb"/>
    </style:style>
    <style:style style:name="Table17.2" style:family="table-row">
      <style:table-row-properties style:min-row-height="3.501cm" style:keep-together="true" fo:keep-together="auto"/>
    </style:style>
    <style:style style:name="Table18" style:family="table">
      <style:table-properties style:width="18.962cm" fo:margin-left="-0.199cm" table:align="left" style:writing-mode="lr-tb"/>
    </style:style>
    <style:style style:name="Table18.A" style:family="table-column">
      <style:table-column-properties style:column-width="0.908cm"/>
    </style:style>
    <style:style style:name="Table18.B" style:family="table-column">
      <style:table-column-properties style:column-width="17.043cm"/>
    </style:style>
    <style:style style:name="Table18.C" style:family="table-column">
      <style:table-column-properties style:column-width="1.011cm"/>
    </style:style>
    <style:style style:name="Table18.1" style:family="table-row">
      <style:table-row-properties style:min-row-height="0.721cm" style:keep-together="true" fo:keep-together="auto"/>
    </style:style>
    <style:style style:name="Table18.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18.B1" style:family="table-cell">
      <style:table-cell-properties style:vertical-align="top" fo:background-color="#dbe5f1" fo:padding-left="0.191cm" fo:padding-right="0.191cm" fo:padding-top="0cm" fo:padding-bottom="0cm" fo:border-left="0.018cm solid #ffffff" fo:border-right="0.002cm solid #ffffff" fo:border-top="0.002cm solid #ffffff" fo:border-bottom="0.002cm solid #ffffff" style:writing-mode="lr-tb">
        <style:background-image/>
      </style:table-cell-properties>
    </style:style>
    <style:style style:name="Table18.2" style:family="table-row">
      <style:table-row-properties style:row-height="11.22cm" style:keep-together="true" fo:keep-together="auto"/>
    </style:style>
    <style:style style:name="Table18.B2" style:family="table-cell">
      <style:table-cell-properties style:vertical-align="top" fo:padding-left="0.191cm" fo:padding-right="0.191cm" fo:padding-top="0cm" fo:padding-bottom="0cm" fo:border-left="0.018cm solid #ffffff" fo:border-right="none" fo:border-top="0.002cm solid #ffffff" fo:border-bottom="none" style:writing-mode="lr-tb"/>
    </style:style>
    <style:style style:name="Table18.C2"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18.3" style:family="table-row">
      <style:table-row-properties style:min-row-height="0.898cm" style:keep-together="true" fo:keep-together="auto"/>
    </style:style>
    <style:style style:name="Table18.A7"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18.8" style:family="table-row">
      <style:table-row-properties style:min-row-height="0.848cm" style:keep-together="true" fo:keep-together="auto"/>
    </style:style>
    <style:style style:name="Table18.9" style:family="table-row">
      <style:table-row-properties style:row-height="13.208cm" style:keep-together="true" fo:keep-together="auto"/>
    </style:style>
    <style:style style:name="Table18.13" style:family="table-row">
      <style:table-row-properties style:min-row-height="7.512cm" style:keep-together="true" fo:keep-together="auto"/>
    </style:style>
    <style:style style:name="Table18.15" style:family="table-row">
      <style:table-row-properties style:min-row-height="0.945cm" style:keep-together="true" fo:keep-together="auto"/>
    </style:style>
    <style:style style:name="Table18.20" style:family="table-row">
      <style:table-row-properties style:min-row-height="6.604cm" style:keep-together="true" fo:keep-together="auto"/>
    </style:style>
    <style:style style:name="Table18.22" style:family="table-row">
      <style:table-row-properties style:min-row-height="0.247cm" style:keep-together="true" fo:keep-together="auto"/>
    </style:style>
    <style:style style:name="Table18.23" style:family="table-row">
      <style:table-row-properties style:row-height="13.548cm" style:keep-together="true" fo:keep-together="auto"/>
    </style:style>
    <style:style style:name="Table18.27" style:family="table-row">
      <style:table-row-properties style:min-row-height="6.775cm" style:keep-together="true" fo:keep-together="auto"/>
    </style:style>
    <style:style style:name="Table18.29" style:family="table-row">
      <style:table-row-properties style:min-row-height="0.82cm" style:keep-together="true" fo:keep-together="auto"/>
    </style:style>
    <style:style style:name="Table18.30" style:family="table-row">
      <style:table-row-properties style:row-height="12.781cm" style:keep-together="true" fo:keep-together="auto"/>
    </style:style>
    <style:style style:name="Table18.34" style:family="table-row">
      <style:table-row-properties style:min-row-height="6.391cm" style:keep-together="true" fo:keep-together="auto"/>
    </style:style>
    <style:style style:name="P1" style:family="paragraph" style:parent-style-name="Standard">
      <style:text-properties fo:color="#002060" fo:font-size="20pt" fo:font-weight="bold" style:font-size-asian="20pt" style:font-weight-asian="bold" style:font-name-complex="Calibri" style:font-size-complex="20pt"/>
    </style:style>
    <style:style style:name="P2" style:family="paragraph" style:parent-style-name="Standard">
      <style:text-properties fo:color="#002060" fo:font-size="14pt" fo:font-weight="bold" style:font-size-asian="14pt" style:font-weight-asian="bold" style:font-name-complex="Calibri" style:font-size-complex="14pt"/>
    </style:style>
    <style:style style:name="P3" style:family="paragraph" style:parent-style-name="Standard">
      <style:paragraph-properties>
        <style:tab-stops>
          <style:tab-stop style:position="6.241cm"/>
        </style:tab-stops>
      </style:paragraph-properties>
      <style:text-properties fo:color="#002060" fo:font-size="14pt" fo:font-weight="bold" style:font-size-asian="14pt" style:font-weight-asian="bold" style:font-name-complex="Calibri" style:font-size-complex="14pt"/>
    </style:style>
    <style:style style:name="P4" style:family="paragraph" style:parent-style-name="Standard">
      <style:paragraph-properties style:snap-to-layout-grid="false"/>
      <style:text-properties fo:color="#002060" fo:font-weight="bold" style:font-weight-asian="bold" style:font-name-complex="Calibri" style:font-size-complex="20pt"/>
    </style:style>
    <style:style style:name="P5" style:family="paragraph" style:parent-style-name="Standard">
      <style:text-properties fo:color="#808080"/>
    </style:style>
    <style:style style:name="P6" style:family="paragraph" style:parent-style-name="Standard">
      <style:text-properties fo:font-size="14pt" style:font-size-asian="14pt" style:font-name-complex="Calibri"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paragraph-properties style:snap-to-layout-grid="false"/>
    </style:style>
    <style:style style:name="P9" style:family="paragraph" style:parent-style-name="Standard">
      <style:text-properties style:font-name-complex="Calibri"/>
    </style:style>
    <style:style style:name="P10" style:family="paragraph" style:parent-style-name="Standard">
      <style:paragraph-properties style:snap-to-layout-grid="false"/>
      <style:text-properties style:font-name-complex="Calibri"/>
    </style:style>
    <style:style style:name="P11" style:family="paragraph" style:parent-style-name="Standard">
      <style:paragraph-properties>
        <style:tab-stops>
          <style:tab-stop style:position="6.241cm"/>
        </style:tab-stops>
      </style:paragraph-properties>
      <style:text-properties style:font-name-complex="Calibri"/>
    </style:style>
    <style:style style:name="P12" style:family="paragraph" style:parent-style-name="Standard">
      <style:text-properties fo:font-size="12pt" style:font-size-asian="12pt" style:font-size-complex="12pt"/>
    </style:style>
    <style:style style:name="P13" style:family="paragraph" style:parent-style-name="Standard">
      <style:text-properties fo:font-size="12pt" style:font-size-asian="12pt" style:font-name-complex="Calibri" style:font-size-complex="12pt"/>
    </style:style>
    <style:style style:name="P14" style:family="paragraph" style:parent-style-name="Standard">
      <style:paragraph-properties>
        <style:tab-stops>
          <style:tab-stop style:position="6.241cm"/>
        </style:tab-stops>
      </style:paragraph-properties>
    </style:style>
    <style:style style:name="P15" style:family="paragraph" style:parent-style-name="Standard">
      <style:paragraph-properties fo:margin-left="0.635cm" fo:margin-right="0cm" fo:text-indent="0cm" style:auto-text-indent="false"/>
      <style:text-properties fo:font-size="14pt" style:font-size-asian="14pt" style:font-name-complex="Calibri" style:font-size-complex="14pt"/>
    </style:style>
    <style:style style:name="P16" style:family="paragraph" style:parent-style-name="No_20_Spacing">
      <style:paragraph-properties fo:margin-left="0.635cm" fo:margin-right="0cm" fo:text-indent="0cm" style:auto-text-indent="false"/>
      <style:text-properties fo:font-size="12pt" style:font-size-asian="12pt" style:font-name-complex="Calibri" style:font-size-complex="12pt"/>
    </style:style>
    <style:style style:name="P17" style:family="paragraph" style:parent-style-name="Text_20_body">
      <style:text-properties fo:font-size="14pt" style:font-size-asian="14pt" style:font-size-complex="14pt"/>
    </style:style>
    <style:style style:name="P18" style:family="paragraph" style:parent-style-name="Text_20_body">
      <style:paragraph-properties style:snap-to-layout-grid="false"/>
      <style:text-properties fo:font-size="14pt" style:font-size-asian="14pt" style:font-size-complex="14pt"/>
    </style:style>
    <style:style style:name="P19" style:family="paragraph" style:parent-style-name="Text_20_body">
      <style:paragraph-properties style:snap-to-layout-grid="false"/>
    </style:style>
    <style:style style:name="P20" style:family="paragraph" style:parent-style-name="Text_20_body">
      <style:text-properties fo:font-size="12pt" style:font-size-asian="12pt" style:font-size-complex="12pt"/>
    </style:style>
    <style:style style:name="P21" style:family="paragraph" style:parent-style-name="Text_20_body">
      <style:paragraph-properties style:snap-to-layout-grid="false"/>
      <style:text-properties fo:font-size="12pt" style:font-size-asian="12pt" style:font-size-complex="12pt"/>
    </style:style>
    <style:style style:name="P22" style:family="paragraph" style:parent-style-name="Text_20_body">
      <style:text-properties fo:language="en" fo:country="US"/>
    </style:style>
    <style:style style:name="P23" style:family="paragraph" style:parent-style-name="Text_20_body">
      <style:text-properties fo:language="en" fo:country="US" style:font-name-complex="Calibri"/>
    </style:style>
    <style:style style:name="P24" style:family="paragraph" style:parent-style-name="Text_20_body">
      <style:text-properties style:font-name-complex="Calibri"/>
    </style:style>
    <style:style style:name="P25" style:family="paragraph" style:parent-style-name="No_20_Spacing">
      <style:text-properties fo:font-size="14pt" style:font-size-asian="14pt" style:font-name-complex="Calibri"/>
    </style:style>
    <style:style style:name="P26" style:family="paragraph" style:parent-style-name="No_20_Spacing">
      <style:text-properties fo:font-size="14pt" style:font-size-asian="14pt" style:font-name-complex="Calibri" style:font-size-complex="14pt"/>
    </style:style>
    <style:style style:name="P27" style:family="paragraph" style:parent-style-name="No_20_Spacing">
      <style:paragraph-properties style:snap-to-layout-grid="false"/>
    </style:style>
    <style:style style:name="P28" style:family="paragraph" style:parent-style-name="No_20_Spacing">
      <style:text-properties fo:font-size="12pt" style:font-size-asian="12pt" style:font-name-complex="Calibri" style:font-size-complex="12pt"/>
    </style:style>
    <style:style style:name="P29" style:family="paragraph" style:parent-style-name="No_20_Spacing">
      <style:paragraph-properties style:snap-to-layout-grid="false"/>
      <style:text-properties fo:font-size="12pt" style:font-size-asian="12pt" style:font-name-complex="Calibri" style:font-size-complex="12pt"/>
    </style:style>
    <style:style style:name="P30" style:family="paragraph" style:parent-style-name="No_20_Spacing">
      <style:paragraph-properties fo:text-align="center" style:justify-single-word="false" style:snap-to-layout-grid="false"/>
      <style:text-properties fo:color="#0070c0" fo:font-size="12pt" fo:font-weight="bold" style:font-size-asian="12pt" style:font-weight-asian="bold" style:font-name-complex="Calibri" style:font-size-complex="12pt"/>
    </style:style>
    <style:style style:name="P31" style:family="paragraph" style:parent-style-name="No_20_Spacing">
      <style:paragraph-properties style:snap-to-layout-grid="false"/>
      <style:text-properties fo:color="#0070c0" fo:font-size="12pt" fo:font-weight="bold" style:font-size-asian="12pt" style:font-weight-asian="bold" style:font-name-complex="Calibri" style:font-size-complex="12pt"/>
    </style:style>
    <style:style style:name="P32" style:family="paragraph" style:parent-style-name="No_20_Spacing">
      <style:paragraph-properties style:snap-to-layout-grid="false"/>
      <style:text-properties fo:color="#403152" fo:font-size="12pt" fo:font-weight="bold" style:font-size-asian="12pt" style:font-weight-asian="bold" style:font-name-complex="Calibri" style:font-size-complex="12pt"/>
    </style:style>
    <style:style style:name="P33" style:family="paragraph" style:parent-style-name="No_20_Spacing">
      <style:paragraph-properties fo:text-align="center" style:justify-single-word="false" style:snap-to-layout-grid="false"/>
      <style:text-properties fo:color="#403152" fo:font-size="12pt" fo:font-weight="bold" style:font-size-asian="12pt" style:font-weight-asian="bold" style:font-name-complex="Calibri" style:font-size-complex="12pt"/>
    </style:style>
    <style:style style:name="P34" style:family="paragraph" style:parent-style-name="No_20_Spacing">
      <style:paragraph-properties style:snap-to-layout-grid="false"/>
      <style:text-properties fo:color="#7030a0" fo:font-size="12pt" fo:font-weight="bold" style:font-size-asian="12pt" style:font-weight-asian="bold" style:font-name-complex="Calibri" style:font-size-complex="12pt"/>
    </style:style>
    <style:style style:name="P35" style:family="paragraph" style:parent-style-name="No_20_Spacing">
      <style:text-properties fo:font-size="10pt" style:font-size-asian="10pt" style:font-name-complex="Calibri" style:font-size-complex="12pt"/>
    </style:style>
    <style:style style:name="P36" style:family="paragraph" style:parent-style-name="No_20_Spacing">
      <style:paragraph-properties fo:margin-left="1.27cm" fo:margin-right="0cm" fo:text-indent="0cm" style:auto-text-indent="false" style:snap-to-layout-grid="false"/>
      <style:text-properties fo:font-size="12pt" style:font-size-asian="12pt" style:font-name-complex="Calibri" style:font-size-complex="12pt"/>
    </style:style>
    <style:style style:name="P37" style:family="paragraph" style:parent-style-name="Contents_20_1">
      <style:paragraph-properties>
        <style:tab-stops>
          <style:tab-stop style:position="18.443cm" style:type="right" style:leader-style="dotted" style:leader-text="."/>
          <style:tab-stop style:position="19.3cm" style:type="right" style:leader-style="dotted" style:leader-text="."/>
        </style:tab-stops>
      </style:paragraph-properties>
    </style:style>
    <style:style style:name="P38" style:family="paragraph" style:parent-style-name="Heading_20_1">
      <style:paragraph-properties style:snap-to-layout-grid="false"/>
    </style:style>
    <style:style style:name="P39" style:family="paragraph" style:parent-style-name="Heading_20_1">
      <style:text-properties fo:font-size="12pt" style:font-size-asian="12pt" style:font-size-complex="12pt"/>
    </style:style>
    <style:style style:name="P40" style:family="paragraph" style:parent-style-name="Heading_20_1">
      <style:text-properties fo:font-size="12pt" fo:font-weight="bold" style:font-size-asian="12pt" style:font-weight-asian="bold" style:font-size-complex="12pt"/>
    </style:style>
    <style:style style:name="P41" style:family="paragraph" style:parent-style-name="Heading_20_1">
      <style:text-properties fo:color="#000080"/>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color="#000080"/>
    </style:style>
    <style:style style:name="P44" style:family="paragraph" style:parent-style-name="List_20_Number" style:list-style-name="WW8Num39"/>
    <style:style style:name="P45" style:family="paragraph" style:parent-style-name="List_20_Number" style:list-style-name="WW8Num9">
      <style:paragraph-properties fo:margin-left="0.635cm" fo:margin-right="0cm" fo:text-indent="0.044cm" style:auto-text-indent="false"/>
    </style:style>
    <style:style style:name="P46" style:family="paragraph" style:parent-style-name="List_20_Number" style:list-style-name="WW8Num11">
      <style:paragraph-properties fo:margin-left="0.679cm" fo:margin-right="0cm" fo:text-indent="0cm" style:auto-text-indent="false">
        <style:tab-stops/>
      </style:paragraph-properties>
    </style:style>
    <style:style style:name="P47" style:family="paragraph" style:parent-style-name="List_20_Number" style:list-style-name="WW8Num13">
      <style:paragraph-properties fo:margin-left="1.27cm" fo:margin-right="0cm" fo:text-indent="-0.591cm" style:auto-text-indent="false">
        <style:tab-stops>
          <style:tab-stop style:position="0.679cm"/>
        </style:tab-stops>
      </style:paragraph-properties>
    </style:style>
    <style:style style:name="P48" style:family="paragraph" style:parent-style-name="List_20_Number" style:list-style-name="WW8Num36">
      <style:paragraph-properties fo:margin-left="1.27cm" fo:margin-right="0cm" fo:text-indent="-0.591cm" style:auto-text-indent="false">
        <style:tab-stops>
          <style:tab-stop style:position="0.679cm"/>
        </style:tab-stops>
      </style:paragraph-properties>
    </style:style>
    <style:style style:name="P49" style:family="paragraph" style:parent-style-name="List_20_Number" style:list-style-name="WW8Num26">
      <style:paragraph-properties fo:margin-left="1.27cm" fo:margin-right="0cm" fo:text-indent="-0.591cm" style:auto-text-indent="false">
        <style:tab-stops>
          <style:tab-stop style:position="0.679cm"/>
        </style:tab-stops>
      </style:paragraph-properties>
    </style:style>
    <style:style style:name="P50" style:family="paragraph" style:parent-style-name="List_20_Number" style:list-style-name="WW8Num21">
      <style:paragraph-properties fo:margin-left="1.27cm" fo:margin-right="0cm" fo:text-indent="-0.591cm" style:auto-text-indent="false">
        <style:tab-stops>
          <style:tab-stop style:position="0.679cm"/>
        </style:tab-stops>
      </style:paragraph-properties>
    </style:style>
    <style:style style:name="P51" style:family="paragraph" style:parent-style-name="No_20_Spacing" style:list-style-name="WW8Num14">
      <style:paragraph-properties style:snap-to-layout-grid="false"/>
      <style:text-properties fo:font-size="12pt" style:font-size-asian="12pt" style:font-name-complex="Calibri" style:font-size-complex="12pt"/>
    </style:style>
    <style:style style:name="P52" style:family="paragraph" style:parent-style-name="No_20_Spacing" style:list-style-name="WW8Num25">
      <style:paragraph-properties style:snap-to-layout-grid="false"/>
      <style:text-properties fo:font-size="12pt" style:font-size-asian="12pt" style:font-name-complex="Calibri" style:font-size-complex="12pt"/>
    </style:style>
    <style:style style:name="P53" style:family="paragraph" style:parent-style-name="No_20_Spacing" style:list-style-name="WW8Num12">
      <style:paragraph-properties style:snap-to-layout-grid="false"/>
      <style:text-properties fo:font-size="12pt" style:font-size-asian="12pt" style:font-name-complex="Calibri" style:font-size-complex="12pt"/>
    </style:style>
    <style:style style:name="P54" style:family="paragraph" style:parent-style-name="No_20_Spacing" style:list-style-name="WW8Num20">
      <style:paragraph-properties style:snap-to-layout-grid="false"/>
      <style:text-properties fo:font-size="12pt" style:font-size-asian="12pt" style:font-name-complex="Calibri" style:font-size-complex="12pt"/>
    </style:style>
    <style:style style:name="P55" style:family="paragraph" style:parent-style-name="No_20_Spacing" style:list-style-name="WW8Num11">
      <style:paragraph-properties style:snap-to-layout-grid="false"/>
      <style:text-properties fo:font-size="12pt" style:font-size-asian="12pt" style:font-name-complex="Calibri" style:font-size-complex="12pt"/>
    </style:style>
    <style:style style:name="P56" style:family="paragraph" style:parent-style-name="No_20_Spacing" style:list-style-name="WW8Num30">
      <style:text-properties fo:font-size="12pt" style:font-size-asian="12pt" style:font-name-complex="Calibri" style:font-size-complex="12pt"/>
    </style:style>
    <style:style style:name="P57" style:family="paragraph" style:parent-style-name="No_20_Spacing" style:list-style-name="WW8Num30">
      <style:paragraph-properties style:snap-to-layout-grid="false"/>
      <style:text-properties fo:font-size="12pt" style:font-size-asian="12pt" style:font-name-complex="Calibri" style:font-size-complex="12pt"/>
    </style:style>
    <style:style style:name="P58" style:family="paragraph" style:parent-style-name="No_20_Spacing" style:list-style-name="WW8Num24">
      <style:paragraph-properties style:snap-to-layout-grid="false"/>
      <style:text-properties fo:font-size="12pt" style:font-size-asian="12pt" style:font-name-complex="Calibri" style:font-size-complex="12pt"/>
    </style:style>
    <style:style style:name="P59" style:family="paragraph" style:parent-style-name="No_20_Spacing" style:list-style-name="WW8Num31">
      <style:paragraph-properties style:snap-to-layout-grid="false"/>
      <style:text-properties fo:font-size="12pt" style:font-size-asian="12pt" style:font-name-complex="Calibri" style:font-size-complex="12pt"/>
    </style:style>
    <style:style style:name="P60" style:family="paragraph" style:parent-style-name="No_20_Spacing" style:list-style-name="WW8Num29">
      <style:paragraph-properties style:snap-to-layout-grid="false"/>
      <style:text-properties fo:font-size="12pt" style:font-size-asian="12pt" style:font-name-complex="Calibri" style:font-size-complex="12pt"/>
    </style:style>
    <style:style style:name="P61" style:family="paragraph" style:parent-style-name="No_20_Spacing" style:list-style-name="WW8Num18">
      <style:paragraph-properties style:snap-to-layout-grid="false"/>
      <style:text-properties fo:font-size="12pt" style:font-size-asian="12pt" style:font-name-complex="Calibri" style:font-size-complex="12pt"/>
    </style:style>
    <style:style style:name="P62" style:family="paragraph" style:parent-style-name="No_20_Spacing" style:list-style-name="WW8Num23">
      <style:paragraph-properties style:snap-to-layout-grid="false"/>
      <style:text-properties fo:font-size="10pt" style:font-size-asian="10pt" style:font-name-complex="Calibri" style:font-size-complex="12pt"/>
    </style:style>
    <style:style style:name="P63" style:family="paragraph" style:parent-style-name="No_20_Spacing" style:list-style-name="WW8Num30">
      <style:paragraph-properties style:snap-to-layout-grid="false"/>
      <style:text-properties fo:font-size="10pt" style:font-size-asian="10pt" style:font-name-complex="Calibri" style:font-size-complex="12pt"/>
    </style:style>
    <style:style style:name="P64" style:family="paragraph" style:parent-style-name="Heading_20_2">
      <style:text-properties fo:language="en" fo:country="US"/>
    </style:style>
    <style:style style:name="P65" style:family="paragraph" style:parent-style-name="Standard" style:master-page-name="Standard">
      <style:paragraph-properties style:page-number="auto"/>
      <style:text-properties fo:color="#808080"/>
    </style:style>
    <style:style style:name="P66" style:family="paragraph" style:parent-style-name="List_20_Bullet">
      <style:paragraph-properties fo:margin-left="0.635cm" fo:margin-right="0cm" fo:text-indent="0.044cm" style:auto-text-indent="false"/>
    </style:style>
    <style:style style:name="P67" style:family="paragraph" style:parent-style-name="Text_20_body" style:list-style-name="WW8Num34"/>
    <style:style style:name="T1" style:family="text">
      <style:text-properties fo:font-size="10pt" fo:language="zxx" fo:country="none"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complex="Calibri"/>
    </style:style>
    <style:style style:name="T5" style:family="text">
      <style:text-properties fo:color="#002060" fo:font-size="20pt" fo:font-weight="bold" style:font-size-asian="20pt" style:font-weight-asian="bold" style:font-name-complex="Calibri" style:font-size-complex="20pt"/>
    </style:style>
    <style:style style:name="T6" style:family="text">
      <style:text-properties fo:color="#002060" fo:font-size="22pt" fo:font-weight="bold" style:font-size-asian="22pt" style:font-weight-asian="bold" style:font-name-complex="Calibri" style:font-size-complex="20pt"/>
    </style:style>
    <style:style style:name="T7" style:family="text">
      <style:text-properties fo:color="#002060" fo:font-size="14pt" fo:font-weight="bold" style:font-size-asian="14pt" style:font-weight-asian="bold" style:font-name-complex="Calibri" style:font-size-complex="14pt"/>
    </style:style>
    <style:style style:name="T8" style:family="text">
      <style:text-properties fo:font-size="14pt" fo:font-weight="bold" style:font-size-asian="14pt" style:font-weight-asian="bold" style:font-name-complex="Calibri" style:font-size-complex="14pt"/>
    </style:style>
    <style:style style:name="T9" style:family="text">
      <style:text-properties fo:font-size="14pt" style:font-size-asian="14pt"/>
    </style:style>
    <style:style style:name="T10" style:family="text">
      <style:text-properties fo:font-size="14pt" style:font-size-asian="14pt" style:font-size-complex="14pt"/>
    </style:style>
    <style:style style:name="T11" style:family="text">
      <style:text-properties fo:font-size="14pt" fo:language="en" fo:country="US" style:font-size-asian="14pt" style:font-size-complex="14pt"/>
    </style:style>
    <style:style style:name="T12" style:family="text">
      <style:text-properties fo:font-size="12pt" style:font-size-asian="12pt" style:font-size-complex="12pt"/>
    </style:style>
    <style:style style:name="T13" style:family="text">
      <style:text-properties fo:font-size="12pt" style:font-size-asian="12pt" style:font-name-complex="Calibri" style:font-size-complex="12pt"/>
    </style:style>
    <style:style style:name="T14" style:family="text">
      <style:text-properties fo:color="#000080"/>
    </style:style>
    <style:style style:name="T15" style:family="text">
      <style:text-properties fo:color="#000080" fo:font-weight="bold" style:font-weight-asian="bold"/>
    </style:style>
    <style:style style:name="T16" style:family="text">
      <style:text-properties style:font-name-asian="Times New Roman" style:language-asian="en" style:country-asian="GB" style:font-name-complex="Arial"/>
    </style:style>
    <style:style style:name="T17" style:family="text">
      <style:text-properties fo:language="en" fo:country="US"/>
    </style:style>
    <style:style style:name="T18" style:family="text">
      <style:text-properties fo:font-size="11pt" style:font-size-asian="11pt" style:font-size-complex="11pt"/>
    </style:style>
    <style:style style:name="T19" style:family="text">
      <style:text-properties style:text-underline-style="solid" style:text-underline-width="auto" style:text-underline-color="font-color"/>
    </style:style>
    <style:style style:name="T20" style:family="text">
      <style:text-properties fo:color="#2323dc" fo:font-size="14pt" fo:font-weight="bold" style:font-size-asian="14pt" style:font-weight-asian="bold" style:font-name-complex="Calibri" style:font-size-complex="14pt"/>
    </style:style>
    <style:style style:name="T21" style:family="text">
      <style:text-properties fo:color="#2323dc" fo:font-size="14pt" fo:font-weight="bold" style:font-size-asian="14pt" style:font-weight-asian="bold" style:font-name-complex="Calibri" style:font-size-complex="14pt" style:font-weight-complex="bold"/>
    </style:style>
    <style:style style:name="T22" style:family="text"/>
    <style:style style:name="fr1" style:family="graphic" style:parent-style-name="Frame">
      <style:graphic-properties fo:margin-left="0.318cm" fo:margin-right="0.318cm" style:wrap="dynamic" style:number-wrapped-paragraphs="no-limit" style:vertical-pos="from-top" style:vertical-rel="paragraph" style:horizontal-pos="center" style:horizontal-rel="page-content" style:writing-mode="lr-tb" style:flow-with-text="true" draw:wrap-influence-on-position="once-successiv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Please note - The titles used in this document provide a clear structure to your business plan. You may choose to make minor changes to suit your particular situation.</text:p>
      <text:p text:style-name="P1"/>
      <text:p text:style-name="P1"/>
      <text:p text:style-name="P1"/>
      <text:p text:style-name="P1"/>
      <text:p text:style-name="P1"/>
      <text:p text:style-name="P1"/>
      <text:p text:style-name="Standard"><text:span text:style-name="T5">Name: </text:span><text:bookmark-start text:name="Text135"/><text:span text:style-name="T5"><text:text-input text:description="Text135" text:hint="Name">     </text:text-input></text:span><text:bookmark-end text:name="Text135"/></text:p>
      <text:p text:style-name="Standard"><text:span text:style-name="T5">Business Plan for:</text:span><text:span text:style-name="T6"> </text:span><text:bookmark-start text:name="Text134"/><text:span text:style-name="T5"><text:text-input text:description="Text134" text:hint="Business Plan for">     </text:text-input></text:span><text:bookmark-end text:name="Text134"/></text:p>
      <text:p text:style-name="P5"/>
      <text:p text:style-name="P1"/>
      <text:p text:style-name="P1"/>
      <text:p text:style-name="P1"/>
      <text:p text:style-name="P1"/>
      <text:p text:style-name="P2"/>
      <text:p text:style-name="Standard"><text:span text:style-name="T7">(Please use this template in conjunction with the guide </text:span><text:a xlink:type="simple" xlink:href="http://www.businesslink.gov.uk/bdotg/action/layer?r.l1=1073858805&amp;r.l2=1073859137&amp;r.s=tl&amp;topicId=1073869162"><text:span text:style-name="Internet_20_link"><text:span text:style-name="T20">Prepare a business plan</text:span></text:span></text:a><text:span text:style-name="T7">, where you will find information about how to use your business plan as well as </text:span><text:a xlink:type="simple" xlink:href="http://www.businesslink.gov.uk/StartUpHub_files/0105_Final_Business_plan_template_Checklist.pdf"><text:span text:style-name="T21">instructions on how to use this template</text:span></text:a><text:span text:style-name="T7">)</text:span></text:p>
      <table:table table:name="Table1" table:style-name="Table1">
        <table:table-column table:style-name="Table1.A"/>
        <table:table-column table:style-name="Table1.B"/>
        <table:table-row table:style-name="Table1.1">
          <table:table-cell table:style-name="Table1.A1" office:value-type="string">
            <text:p text:style-name="P4">Document Version:</text:p>
          </table:table-cell>
          <table:table-cell table:style-name="Table1.B1" office:value-type="string">
            <text:p text:style-name="P4"><text:bookmark-start text:name="Text138"/><text:text-input text:description="Text138" text:hint="Document version">     </text:text-input><text:bookmark-end text:name="Text138"/></text:p>
          </table:table-cell>
        </table:table-row>
        <table:table-row table:style-name="Table1.1">
          <table:table-cell table:style-name="Table1.A1" office:value-type="string">
            <text:p text:style-name="P4">Date:</text:p>
          </table:table-cell>
          <table:table-cell table:style-name="Table1.B1" office:value-type="string">
            <text:p text:style-name="P4"><text:bookmark-start text:name="Text139"/><text:text-input text:description="Text139" text:hint="Date">     </text:text-input><text:bookmark-end text:name="Text139"/></text:p>
          </table:table-cell>
        </table:table-row>
        <table:table-row table:style-name="Table1.1">
          <table:table-cell table:style-name="Table1.A1" office:value-type="string">
            <text:p text:style-name="P4">Completed by:</text:p>
          </table:table-cell>
          <table:table-cell table:style-name="Table1.B1" office:value-type="string">
            <text:p text:style-name="P4"><text:bookmark-start text:name="Text140"/><text:text-input text:description="Text140" text:hint="Completed by">     </text:text-input><text:bookmark-end text:name="Text140"/></text:p>
          </table:table-cell>
        </table:table-row>
      </table:table>
      <text:p text:style-name="P5"/>
      <text:p text:style-name="P5"/>
      <text:p text:style-name="P5"><text:soft-page-break/></text:p>
      <text:p text:style-name="P1">Business plan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8.443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8.443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7"><text:a xlink:type="simple" xlink:href="#__RefHeading__6_439131966"><text:span text:style-name="T3">Executive summary<text:tab/>3</text:span></text:a></text:p>
          <text:p text:style-name="P37"><text:a xlink:type="simple" xlink:href="#__RefHeading__8_439131966">1 Executive summary<text:tab/>3</text:a></text:p>
          <text:p text:style-name="P37"><text:a xlink:type="simple" xlink:href="#__RefHeading__10_439131966">2 Business details<text:tab/>4</text:a></text:p>
          <text:p text:style-name="P37"><text:a xlink:type="simple" xlink:href="#__RefHeading__12_439131966">3 Key personnel<text:tab/>5</text:a></text:p>
          <text:p text:style-name="P37"><text:a xlink:type="simple" xlink:href="#__RefHeading__14_439131966"><text:span text:style-name="T3">Vision<text:tab/>7</text:span></text:a></text:p>
          <text:p text:style-name="P37"><text:a xlink:type="simple" xlink:href="#__RefHeading__586_439131966">4 The business idea</text:a><text:a xlink:type="simple" xlink:href="#__RefHeading__588_439131966"><text:tab/>7</text:a></text:p>
          <text:p text:style-name="P37"><text:a xlink:type="simple" xlink:href="#__RefHeading__16_439131966">5 Business goals</text:a><text:a xlink:type="simple" xlink:href="#__RefHeading__20_439131966"><text:tab/>8</text:a></text:p>
          <text:p text:style-name="P37"><text:a xlink:type="simple" xlink:href="#__RefHeading__22_439131966">6 What the business does<text:tab/>9</text:a></text:p>
          <text:p text:style-name="P37"><text:a xlink:type="simple" xlink:href="#__RefHeading__24_439131966">7 What makes the business different<text:tab/>10</text:a></text:p>
          <text:p text:style-name="P37"><text:a xlink:type="simple" xlink:href="#__RefHeading__26_439131966">8 Legal requirements<text:tab/>11</text:a></text:p>
          <text:p text:style-name="P37"><text:a xlink:type="simple" xlink:href="#__RefHeading__28_439131966"><text:span text:style-name="T3">Sales and marketing<text:tab/>12</text:span></text:a></text:p>
          <text:p text:style-name="P37"><text:a xlink:type="simple" xlink:href="#__RefHeading__590_439131966">9 Market research</text:a><text:a xlink:type="simple" xlink:href="#__RefHeading__594_439131966"><text:tab/>12</text:a></text:p>
          <text:p text:style-name="P37"><text:a xlink:type="simple" xlink:href="#__RefHeading__30_439131966">10 Profiling customers<text:tab/>13</text:a></text:p>
          <text:p text:style-name="P37"><text:a xlink:type="simple" xlink:href="#__RefHeading__32_439131966">11 Profiling competitors<text:tab/>14</text:a></text:p>
          <text:p text:style-name="P37"><text:a xlink:type="simple" xlink:href="#__RefHeading__34_439131966">12 Managing market risks<text:tab/>15</text:a></text:p>
          <text:p text:style-name="P37"><text:a xlink:type="simple" xlink:href="#__RefHeading__596_439131966">13 Pricing</text:a><text:a xlink:type="simple" xlink:href="#__RefHeading__600_439131966"><text:tab/>16</text:a></text:p>
          <text:p text:style-name="P37"><text:a xlink:type="simple" xlink:href="#__RefHeading__36_439131966">14 Promotion and advertising<text:tab/>17</text:a></text:p>
          <text:p text:style-name="P37"><text:a xlink:type="simple" xlink:href="#__RefHeading__38_439131966"><text:span text:style-name="T3">Running the business<text:tab/>18</text:span></text:a></text:p>
          <text:p text:style-name="P37"><text:a xlink:type="simple" xlink:href="#__RefHeading__40_439131966">15 Staff<text:tab/>18</text:a></text:p>
          <text:p text:style-name="P37"><text:a xlink:type="simple" xlink:href="#__RefHeading__42_439131966">16 Premises<text:tab/>1</text:a>9</text:p>
          <text:p text:style-name="P37"><text:a xlink:type="simple" xlink:href="#__RefHeading__44_439131966">17 Suppliers<text:tab/>20</text:a></text:p>
          <text:p text:style-name="P37"><text:a xlink:type="simple" xlink:href="#__RefHeading__46_439131966">18 Equipment <text:tab/>21</text:a></text:p>
          <text:p text:style-name="P37"><text:a xlink:type="simple" xlink:href="#__RefHeading__48_439131966">19 Managing operational risks<text:tab/>22</text:a></text:p>
          <text:p text:style-name="P37"><text:a xlink:type="simple" xlink:href="#__RefHeading__614_439131966"><text:span text:style-name="T3">Finance</text:span></text:a><text:a xlink:type="simple" xlink:href="#__RefHeading__620_439131966"><text:span text:style-name="T3">.<text:tab/>23</text:span></text:a></text:p>
          <text:p text:style-name="P37"><text:a xlink:type="simple" xlink:href="#__RefHeading__50_439131966">20 Start-up costs <text:tab/>23</text:a></text:p>
          <text:p text:style-name="P37"><text:a xlink:type="simple" xlink:href="#__RefHeading__52_439131966">21 Profit and loss forecast<text:tab/>24</text:a></text:p>
          <text:p text:style-name="P37"><text:a xlink:type="simple" xlink:href="#__RefHeading__602_439131966">22 Sourcing finance</text:a><text:a xlink:type="simple" xlink:href="#__RefHeading__612_439131966"><text:tab/>25</text:a></text:p>
          <text:p text:style-name="P37"><text:a xlink:type="simple" xlink:href="#__RefHeading__54_439131966">23 Managing financial risks<text:tab/>26</text:a></text:p>
          <text:p text:style-name="P37"><text:a xlink:type="simple" xlink:href="#__RefHeading__56_439131966">24 Cashflow forecast<text:tab/>27</text:a></text:p>
        </text:index-body>
      </text:table-of-content>
      <text:h text:style-name="P43" text:outline-level="1"><text:bookmark text:name="__RefHeading__6_439131966"/>Executive summary<text:bookmark-end text:name="__RefHeading__6_439131966"/></text:h>
      <table:table table:name="Table2" table:style-name="Table2">
        <table:table-column table:style-name="Table2.A"/>
        <table:table-column table:style-name="Table2.B"/>
        <table:table-column table:style-name="Table2.C"/>
        <table:table-row table:style-name="Table2.1">
          <table:table-cell table:style-name="Table2.A1" table:number-rows-spanned="6" office:value-type="string">
            <text:p text:style-name="P10"/>
          </table:table-cell>
          <table:table-cell table:style-name="Table2.B1" table:number-columns-spanned="2" office:value-type="string">
            <text:p text:style-name="P10"/>
          </table:table-cell>
          <table:covered-table-cell/>
        </table:table-row>
        <table:table-row table:style-name="Table2.2">
          <table:covered-table-cell/>
          <table:table-cell table:style-name="Table2.B2" table:number-rows-spanned="5" office:value-type="string">
            <text:h text:style-name="P38" text:outline-level="1"><text:bookmark text:name="__RefHeading__8_439131966"/>1 Executive summary <text:span text:style-name="Body_20_Text_20_Char">(We suggest you complete this section after you have completed the other sections of the Business Plan.)</text:span><text:bookmark-end text:name="__RefHeading__8_439131966"/></text:h>
            <text:p text:style-name="Body_20_Text_20_2"><text:text-input text:description="Text6" text:hint="The business will">     </text:text-in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table:style-name="Table2.C2" table:number-rows-spanned="5" office:value-type="string">
            <text:p text:style-name="P10"/>
          </table:table-cell>
        </table:table-row>
        <table:table-row table:style-name="Table2.3">
          <table:covered-table-cell/>
          <table:covered-table-cell/>
          <table:covered-table-cell/>
        </table:table-row>
        <table:table-row table:style-name="Table2.3">
          <table:covered-table-cell/>
          <table:covered-table-cell/>
          <table:covered-table-cell/>
        </table:table-row>
        <table:table-row table:style-name="Table2.3">
          <table:covered-table-cell/>
          <table:covered-table-cell/>
          <table:covered-table-cell/>
        </table:table-row>
        <table:table-row table:style-name="Table2.6">
          <table:covered-table-cell/>
          <table:covered-table-cell/>
          <table:covered-table-cell/>
        </table:table-row>
        <table:table-row table:style-name="Table2.7">
          <table:table-cell table:style-name="Table2.A7" table:number-columns-spanned="3" office:value-type="string">
            <text:p text:style-name="P10"/>
          </table:table-cell>
          <table:covered-table-cell/>
          <table:covered-table-cell/>
        </table:table-row>
        <text:soft-page-break/>
        <table:table-row table:style-name="Table2.8">
          <table:table-cell table:style-name="Table2.A1" table:number-rows-spanned="6" office:value-type="string">
            <text:p text:style-name="P10"><text:tab/></text:p>
          </table:table-cell>
          <table:table-cell table:style-name="Table2.B1" table:number-columns-spanned="2" office:value-type="string">
            <text:p text:style-name="P10"/>
          </table:table-cell>
          <table:covered-table-cell/>
        </table:table-row>
        <table:table-row table:style-name="Table2.9">
          <table:covered-table-cell/>
          <table:table-cell table:style-name="Table2.B2" table:number-rows-spanned="5" office:value-type="string">
            <text:h text:style-name="P38" text:outline-level="1"><text:bookmark text:name="__RefHeading__10_439131966"/>2 Business details<text:bookmark-end text:name="__RefHeading__10_439131966"/></text:h>
            <text:h text:style-name="Heading_20_2" text:outline-level="2"/>
            <text:p text:style-name="P17">Company name:</text:p>
            <text:p text:style-name="Body_20_Text_20_2"><text:text-input text:description="Text6" text:hint="The business will">     </text:text-input></text:p>
            <text:p text:style-name="P17">Address:</text:p>
            <text:p text:style-name="Body_20_Text_20_2"><text:text-input text:description="Text6" text:hint="The business will">     </text:text-input></text:p>
            <text:p text:style-name="P17">Telephone number:</text:p>
            <text:p text:style-name="Body_20_Text_20_2"><text:text-input text:description="Text6" text:hint="The business will">     </text:text-input></text:p>
            <text:p text:style-name="P17">Legal status:</text:p>
            <text:p text:style-name="Body_20_Text_20_2"><text:text-input text:description="Text6" text:hint="The business will">     </text:text-input></text:p>
            <text:p text:style-name="Text_20_body"><text:span text:style-name="T10">The business will:</text:span> (Provide a brief description of what your business will do.)</text:p>
            <text:p text:style-name="Body_20_Text_20_2"><text:text-input text:description="Text6" text:hint="The business will">     </text:text-in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table:style-name="Table2.C2" table:number-rows-spanned="5" office:value-type="string">
            <text:p text:style-name="P10"/>
          </table:table-cell>
        </table:table-row>
        <table:table-row table:style-name="Table2.10">
          <table:covered-table-cell/>
          <table:covered-table-cell/>
          <table:covered-table-cell/>
        </table:table-row>
        <table:table-row table:style-name="Table2.10">
          <table:covered-table-cell/>
          <table:covered-table-cell/>
          <table:covered-table-cell/>
        </table:table-row>
        <table:table-row table:style-name="Table2.10">
          <table:covered-table-cell/>
          <table:covered-table-cell/>
          <table:covered-table-cell/>
        </table:table-row>
        <table:table-row table:style-name="Table2.13">
          <table:covered-table-cell/>
          <table:covered-table-cell/>
          <table:covered-table-cell/>
        </table:table-row>
        <table:table-row table:style-name="Table2.8">
          <table:table-cell table:style-name="Table2.A7" table:number-columns-spanned="3" office:value-type="string">
            <text:p text:style-name="P10"/>
          </table:table-cell>
          <table:covered-table-cell/>
          <table:covered-table-cell/>
        </table:table-row>
        <text:soft-page-break/>
        <table:table-row table:style-name="Table2.8">
          <table:table-cell table:style-name="Table2.A1" table:number-rows-spanned="6" office:value-type="string">
            <text:p text:style-name="P10"/>
          </table:table-cell>
          <table:table-cell table:style-name="Table2.B1" table:number-columns-spanned="2" office:value-type="string">
            <text:p text:style-name="P10"/>
          </table:table-cell>
          <table:covered-table-cell/>
        </table:table-row>
        <table:table-row table:style-name="Table2.9">
          <table:covered-table-cell/>
          <table:table-cell table:style-name="Table2.B2" table:number-rows-spanned="5" office:value-type="string">
            <text:h text:style-name="P38" text:outline-level="1"><text:bookmark text:name="__RefHeading__12_439131966"/>3 Key personnel<text:bookmark-end text:name="__RefHeading__12_439131966"/></text:h>
            <text:h text:style-name="Heading_20_2" text:outline-level="2"/>
            <text:p text:style-name="P17">Details of owner(s):</text:p>
            <text:h text:style-name="P39" text:outline-level="1"/>
            <text:p text:style-name="Body_20_Text_20_2"><text:span text:style-name="T12">Name: </text:span><text:text-input text:description="Text6" text:hint="The business will">     </text:text-input></text:p>
            <text:p text:style-name="Body_20_Text_20_2"><text:span text:style-name="T12">Position/main responsibilities: </text:span><text:text-input text:description="Text6" text:hint="The business will">     </text:text-input></text:p>
            <text:p text:style-name="Body_20_Text_20_2"><text:span text:style-name="T12">Experience and knowledge of our industry: </text:span><text:text-input text:description="Text6" text:hint="The business will">     </text:text-input></text:p>
            <text:p text:style-name="Body_20_Text_20_2"><text:span text:style-name="T12">Previous employment: </text:span><text:text-input text:description="Text6" text:hint="The business will">     </text:text-input></text:p>
            <text:p text:style-name="Body_20_Text_20_2"><text:span text:style-name="T12">Key skills brought to the business: </text:span><text:text-input text:description="Text6" text:hint="The business will">     </text:text-input></text:p>
            <text:p text:style-name="Body_20_Text_20_2"><text:span text:style-name="T12">Business experience and any training undertaken: </text:span><text:text-input text:description="Text6" text:hint="The business will">     </text:text-input></text:p>
            <text:p text:style-name="Body_20_Text_20_2"><text:span text:style-name="T12">Academic/professional qualifications: </text:span><text:text-input text:description="Text6" text:hint="The business will">     </text:text-input></text:p>
            <text:p text:style-name="Body_20_Text_20_2"><text:span text:style-name="T12">Most recent salary £: </text:span><text:text-input text:description="Text6" text:hint="The business will">     </text:text-input></text:p>
            <text:p text:style-name="P12"/>
            <text:p text:style-name="P12"/>
            <text:p text:style-name="P12"/>
            <text:p text:style-name="P13"/>
          </table:table-cell>
          <table:table-cell table:style-name="Table2.C2" table:number-rows-spanned="5" office:value-type="string">
            <text:p text:style-name="P10"/>
          </table:table-cell>
        </table:table-row>
        <table:table-row table:style-name="Table2.10">
          <table:covered-table-cell/>
          <table:covered-table-cell/>
          <table:covered-table-cell/>
        </table:table-row>
        <table:table-row table:style-name="Table2.10">
          <table:covered-table-cell/>
          <table:covered-table-cell/>
          <table:covered-table-cell/>
        </table:table-row>
        <table:table-row table:style-name="Table2.10">
          <table:covered-table-cell/>
          <table:covered-table-cell/>
          <table:covered-table-cell/>
        </table:table-row>
        <table:table-row table:style-name="Table2.13">
          <table:covered-table-cell/>
          <table:covered-table-cell/>
          <table:covered-table-cell/>
        </table:table-row>
        <table:table-row table:style-name="Table2.8">
          <table:table-cell table:style-name="Table2.A7" table:number-columns-spanned="3" office:value-type="string">
            <text:p text:style-name="P10"/>
          </table:table-cell>
          <table:covered-table-cell/>
          <table:covered-table-cell/>
        </table:table-row>
      </table:table>
      <text:p text:style-name="P11"/>
      <table:table table:name="Table3" table:style-name="Table3">
        <table:table-column table:style-name="Table3.A"/>
        <table:table-column table:style-name="Table3.B"/>
        <table:table-column table:style-name="Table3.C"/>
        <text:soft-page-break/>
        <table:table-row table:style-name="Table3.1">
          <table:table-cell table:style-name="Table3.A1" table:number-rows-spanned="6" office:value-type="string">
            <text:p text:style-name="P10"/>
          </table:table-cell>
          <table:table-cell table:style-name="Table3.B1" table:number-columns-spanned="2" office:value-type="string">
            <text:p text:style-name="P10"/>
          </table:table-cell>
          <table:covered-table-cell/>
        </table:table-row>
        <table:table-row table:style-name="Table3.2">
          <table:covered-table-cell/>
          <table:table-cell table:style-name="Table3.B2" table:number-rows-spanned="5" office:value-type="string">
            <text:p text:style-name="P18">Other key personnel (including shareholders):</text:p>
            <text:p text:style-name="Body_20_Text_20_2"><text:line-break/><text:span text:style-name="T12">Name(s): </text:span><text:text-input text:description="Text6" text:hint="The business will">     </text:text-input></text:p>
            <text:p text:style-name="Body_20_Text_20_2"><text:span text:style-name="T12">Position/main responsibilities: </text:span><text:text-input text:description="Text6" text:hint="The business will">     </text:text-input></text:p>
            <text:p text:style-name="Body_20_Text_20_2"><text:span text:style-name="T12">Experience and knowledge of our industry: </text:span><text:text-input text:description="Text6" text:hint="The business will">     </text:text-input></text:p>
            <text:p text:style-name="Body_20_Text_20_2"><text:span text:style-name="T12">Previous employment: </text:span><text:text-input text:description="Text6" text:hint="The business will">     </text:text-input></text:p>
            <text:p text:style-name="Body_20_Text_20_2"><text:span text:style-name="T12">Key skills brought to the business: </text:span><text:text-input text:description="Text6" text:hint="The business will">     </text:text-input></text:p>
            <text:p text:style-name="Body_20_Text_20_2"><text:span text:style-name="T12">Business experience and any training undertaken: </text:span><text:text-input text:description="Text6" text:hint="The business will">     </text:text-input></text:p>
            <text:p text:style-name="Body_20_Text_20_2"><text:span text:style-name="T12">Academic/professional qualifications: </text:span><text:text-input text:description="Text6" text:hint="The business will">     </text:text-input></text:p>
            <text:p text:style-name="Body_20_Text_20_2"><text:span text:style-name="T12">Most recent salary/salaries £: </text:span><text:text-input text:description="Text6" text:hint="The business will">     </text:text-input></text:p>
            <text:p text:style-name="P12"/>
            <text:p text:style-name="P12"/>
            <text:p text:style-name="P12"/>
            <text:p text:style-name="P12"/>
            <text:p text:style-name="P12"/>
            <text:p text:style-name="P13"/>
          </table:table-cell>
          <table:table-cell table:style-name="Table3.C2" table:number-rows-spanned="5" office:value-type="string">
            <text:p text:style-name="P10"/>
          </table:table-cell>
        </table:table-row>
        <table:table-row table:style-name="Table3.3">
          <table:covered-table-cell/>
          <table:covered-table-cell/>
          <table:covered-table-cell/>
        </table:table-row>
        <table:table-row table:style-name="Table3.3">
          <table:covered-table-cell/>
          <table:covered-table-cell/>
          <table:covered-table-cell/>
        </table:table-row>
        <table:table-row table:style-name="Table3.3">
          <table:covered-table-cell/>
          <table:covered-table-cell/>
          <table:covered-table-cell/>
        </table:table-row>
        <table:table-row table:style-name="Table3.6">
          <table:covered-table-cell/>
          <table:covered-table-cell/>
          <table:covered-table-cell/>
        </table:table-row>
        <table:table-row table:style-name="Table3.1">
          <table:table-cell table:style-name="Table3.A7" table:number-columns-spanned="3" office:value-type="string">
            <text:p text:style-name="P10"/>
          </table:table-cell>
          <table:covered-table-cell/>
          <table:covered-table-cell/>
        </table:table-row>
      </table:table>
      <text:p text:style-name="P3"/>
      <text:h text:style-name="P43" text:outline-level="1"><text:bookmark text:name="__RefHeading__14_439131966"/>Vision<text:bookmark-end text:name="__RefHeading__14_439131966"/></text:h>
      <table:table table:name="Table4" table:style-name="Table4">
        <table:table-column table:style-name="Table4.A"/>
        <table:table-column table:style-name="Table4.B"/>
        <table:table-column table:style-name="Table4.C"/>
        <table:table-row table:style-name="Table4.1">
          <table:table-cell table:style-name="Table4.A1" table:number-rows-spanned="6" office:value-type="string">
            <text:p text:style-name="P10"/>
          </table:table-cell>
          <table:table-cell table:style-name="Table4.B1" table:number-columns-spanned="2" office:value-type="string">
            <text:p text:style-name="P10"/>
          </table:table-cell>
          <table:covered-table-cell/>
        </table:table-row>
        <table:table-row table:style-name="Table4.2">
          <table:covered-table-cell/>
          <table:table-cell table:style-name="Table4.B2" table:number-rows-spanned="5" office:value-type="string">
            <text:h text:style-name="Heading_20_1" text:outline-level="1"><text:bookmark text:name="__RefHeading__586_439131966"/><text:span text:style-name="_20_Char_20_Char3">4 The business idea </text:span><text:bookmark-end text:name="__RefHeading__586_439131966"/></text:h>
            <text:h text:style-name="Heading_20_1" text:outline-level="1"><text:span text:style-name="Heading_20_2_20_Char"/></text:h>
            <text:h text:style-name="Heading_20_1" text:outline-level="1"><text:bookmark text:name="__RefHeading__588_439131966"/><text:span text:style-name="Body_20_Text_20_Char"><text:span text:style-name="T10">Sum up your business idea:<text:line-break/></text:span></text:span><text:span text:style-name="Body_20_Text_20_2_20_Char"><text:text-input text:description="Text6" text:hint="The business will">     </text:text-input></text:span><text:bookmark-end text:name="__RefHeading__588_439131966"/></text:h>
            <text:p text:style-name="Standard"/>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cell>
          <table:table-cell table:style-name="Table4.C2" table:number-rows-spanned="5" office:value-type="string">
            <text:p text:style-name="P10"/>
          </table:table-cell>
        </table:table-row>
        <table:table-row table:style-name="Table4.3">
          <table:covered-table-cell/>
          <table:covered-table-cell/>
          <table:covered-table-cell/>
        </table:table-row>
        <table:table-row table:style-name="Table4.3">
          <table:covered-table-cell/>
          <table:covered-table-cell/>
          <table:covered-table-cell/>
        </table:table-row>
        <table:table-row table:style-name="Table4.3">
          <table:covered-table-cell/>
          <table:covered-table-cell/>
          <table:covered-table-cell/>
        </table:table-row>
        <table:table-row table:style-name="Table4.6">
          <table:covered-table-cell/>
          <table:covered-table-cell/>
          <table:covered-table-cell/>
        </table:table-row>
        <table:table-row table:style-name="Table4.7">
          <table:table-cell table:style-name="Table4.A7" table:number-columns-spanned="3" office:value-type="string">
            <text:p text:style-name="P10"/>
          </table:table-cell>
          <table:covered-table-cell/>
          <table:covered-table-cell/>
        </table:table-row>
        <text:soft-page-break/>
        <table:table-row table:style-name="Table4.8">
          <table:table-cell table:style-name="Table4.A1" table:number-rows-spanned="6" office:value-type="string">
            <text:p text:style-name="P10"/>
          </table:table-cell>
          <table:table-cell table:style-name="Table4.B1" table:number-columns-spanned="2" office:value-type="string">
            <text:p text:style-name="P10"/>
          </table:table-cell>
          <table:covered-table-cell/>
        </table:table-row>
        <table:table-row table:style-name="Table4.9">
          <table:covered-table-cell/>
          <table:table-cell table:style-name="Table4.B2" table:number-rows-spanned="5" office:value-type="string">
            <text:h text:style-name="P38" text:outline-level="1"><text:bookmark text:name="__RefHeading__16_439131966"/>5 Business goals<text:span text:style-name="T12"> </text:span><text:bookmark-end text:name="__RefHeading__16_439131966"/></text:h>
            <text:p text:style-name="P26"/>
            <text:p text:style-name="Text_20_body"><text:span text:style-name="T10">What do you want to achieve in your first year of business? </text:span>(Use as many fields as is applicable and add more if you need to.)</text:p>
            <text:h text:style-name="P39" text:outline-level="1"><text:bookmark text:name="__RefHeading__18_439131966"/><text:s/><text:bookmark-end text:name="__RefHeading__18_439131966"/></text:h>
            <text:p text:style-name="Text_20_body">For example - business goals could include turnover of £100,000 or trading at breakeven.</text:p>
            <text:p text:style-name="Text_20_body"/>
            <text:list xml:id="list36553853" text:style-name="WW8Num10">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
            <text:h text:style-name="Heading_20_1" text:outline-level="1"/>
            <text:h text:style-name="Heading_20_1" text:outline-level="1"><text:bookmark text:name="__RefHeading__20_439131966"/><text:span text:style-name="Body_20_Text_20_Char"><text:span text:style-name="T10">Where do you see your business in 3-5 years’ time? <text:line-break/></text:span></text:span><text:span text:style-name="Body_20_Text_20_2_20_Char"><text:text-input text:description="Text6" text:hint="The business will">     </text:text-input></text:span><text:bookmark-end text:name="__RefHeading__20_439131966"/></text:h>
            <text:p text:style-name="Standard"/>
            <text:p text:style-name="Standard"/>
            <text:p text:style-name="P6"/>
            <text:p text:style-name="Standard"/>
            <text:p text:style-name="P13"/>
          </table:table-cell>
          <table:table-cell table:style-name="Table4.C2" table:number-rows-spanned="5" office:value-type="string">
            <text:p text:style-name="P10"/>
          </table:table-cell>
        </table:table-row>
        <table:table-row table:style-name="Table4.10">
          <table:covered-table-cell/>
          <table:covered-table-cell/>
          <table:covered-table-cell/>
        </table:table-row>
        <table:table-row table:style-name="Table4.10">
          <table:covered-table-cell/>
          <table:covered-table-cell/>
          <table:covered-table-cell/>
        </table:table-row>
        <table:table-row table:style-name="Table4.10">
          <table:covered-table-cell/>
          <table:covered-table-cell/>
          <table:covered-table-cell/>
        </table:table-row>
        <table:table-row table:style-name="Table4.13">
          <table:covered-table-cell/>
          <table:covered-table-cell/>
          <table:covered-table-cell/>
        </table:table-row>
        <table:table-row table:style-name="Table4.8">
          <table:table-cell table:style-name="Table4.A7" table:number-columns-spanned="3" office:value-type="string">
            <text:p text:style-name="P10"/>
          </table:table-cell>
          <table:covered-table-cell/>
          <table:covered-table-cell/>
        </table:table-row>
        <text:soft-page-break/>
        <table:table-row table:style-name="Table4.15">
          <table:table-cell table:style-name="Table4.A1" table:number-rows-spanned="6" office:value-type="string">
            <text:p text:style-name="P10"/>
            <text:p text:style-name="P9"/>
            <text:p text:style-name="P9"/>
          </table:table-cell>
          <table:table-cell table:style-name="Table4.B1" table:number-columns-spanned="2" office:value-type="string">
            <text:p text:style-name="P10"/>
          </table:table-cell>
          <table:covered-table-cell/>
        </table:table-row>
        <table:table-row table:style-name="Table4.16">
          <table:covered-table-cell/>
          <table:table-cell table:style-name="Table4.B2" table:number-rows-spanned="5" office:value-type="string">
            <text:h text:style-name="P38" text:outline-level="1"><text:bookmark text:name="__RefHeading__22_439131966"/>6 What the business does<text:bookmark-end text:name="__RefHeading__22_439131966"/></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Product/service</text:p>
                </table:table-cell>
                <table:table-cell table:style-name="Table5.A1" office:value-type="string">
                  <text:p text:style-name="P30">Features</text:p>
                </table:table-cell>
                <table:table-cell table:style-name="Table5.C1" office:value-type="string">
                  <text:p text:style-name="P30">Benefits</text:p>
                </table:table-cell>
              </table:table-row>
              <table:table-row table:style-name="Table5.2">
                <table:table-cell table:style-name="Table5.A1" office:value-type="string">
                  <text:list xml:id="list36553126" text:style-name="WW8Num14">
                    <text:list-item>
                      <text:p text:style-name="P51"><text:text-input text:description="Text26" text:help="Product/service" text:hint="Product/service">     </text:text-input></text:p>
                    </text:list-item>
                  </text:list>
                </table:table-cell>
                <table:table-cell table:style-name="Table5.A1" office:value-type="string">
                  <text:list xml:id="list36558915" text:style-name="WW8Num25">
                    <text:list-item>
                      <text:p text:style-name="P52"><text:text-input text:description="Text27" text:help="Features" text:hint="Features">     </text:text-input></text:p>
                    </text:list-item>
                  </text:list>
                </table:table-cell>
                <table:table-cell table:style-name="Table5.C1" office:value-type="string">
                  <text:list xml:id="list36582848" text:continue-numbering="true" text:style-name="WW8Num25">
                    <text:list-item>
                      <text:p text:style-name="P52"><text:text-input text:description="Text28" text:help="Benefits" text:hint="Benefits">     </text:text-input></text:p>
                    </text:list-item>
                  </text:list>
                </table:table-cell>
              </table:table-row>
              <table:table-row table:style-name="Table5.2">
                <table:table-cell table:style-name="Table5.A1" office:value-type="string">
                  <text:list xml:id="list36556383" text:continue-numbering="true" text:style-name="WW8Num25">
                    <text:list-item>
                      <text:p text:style-name="P52"><text:text-input text:description="Text29" text:help="Product/service" text:hint="Product/service">     </text:text-input></text:p>
                    </text:list-item>
                  </text:list>
                </table:table-cell>
                <table:table-cell table:style-name="Table5.A1" office:value-type="string">
                  <text:list xml:id="list36575821" text:style-name="WW8Num12">
                    <text:list-item>
                      <text:p text:style-name="P53"><text:text-input text:description="Text30" text:help="Features" text:hint="Features">     </text:text-input></text:p>
                    </text:list-item>
                  </text:list>
                </table:table-cell>
                <table:table-cell table:style-name="Table5.C1" office:value-type="string">
                  <text:list xml:id="list36568186" text:style-name="WW8Num20">
                    <text:list-item>
                      <text:p text:style-name="P54"><text:text-input text:description="Text31" text:help="Benefits" text:hint="Benefits">     </text:text-input></text:p>
                    </text:list-item>
                  </text:list>
                </table:table-cell>
              </table:table-row>
              <table:table-row table:style-name="Table5.2">
                <table:table-cell table:style-name="Table5.A1" office:value-type="string">
                  <text:list xml:id="list36576890" text:continue-numbering="true" text:style-name="WW8Num20">
                    <text:list-item>
                      <text:p text:style-name="P54"><text:text-input text:description="Text32" text:help="Product/service " text:hint="Product/service">     </text:text-input></text:p>
                    </text:list-item>
                  </text:list>
                </table:table-cell>
                <table:table-cell table:style-name="Table5.A1" office:value-type="string">
                  <text:list xml:id="list36577522" text:continue-numbering="true" text:style-name="WW8Num20">
                    <text:list-item>
                      <text:p text:style-name="P54"><text:text-input text:description="Text33" text:help="Features" text:hint="Features">     </text:text-input></text:p>
                    </text:list-item>
                  </text:list>
                </table:table-cell>
                <table:table-cell table:style-name="Table5.C1" office:value-type="string">
                  <text:list xml:id="list36585253" text:continue-numbering="true" text:style-name="WW8Num20">
                    <text:list-item>
                      <text:p text:style-name="P54"><text:text-input text:description="Text34" text:help="Benefits " text:hint="Benefits">     </text:text-input></text:p>
                    </text:list-item>
                  </text:list>
                </table:table-cell>
              </table:table-row>
              <table:table-row table:style-name="Table5.2">
                <table:table-cell table:style-name="Table5.A1" office:value-type="string">
                  <text:list xml:id="list36583912" text:continue-numbering="true" text:style-name="WW8Num20">
                    <text:list-item>
                      <text:p text:style-name="P54"><text:text-input text:description="Text35" text:help="Product/service" text:hint="Product/service">     </text:text-input></text:p>
                    </text:list-item>
                  </text:list>
                </table:table-cell>
                <table:table-cell table:style-name="Table5.A1" office:value-type="string">
                  <text:list xml:id="list36583160" text:continue-numbering="true" text:style-name="WW8Num20">
                    <text:list-item>
                      <text:p text:style-name="P54"><text:text-input text:description="Text36" text:help="Features" text:hint="Features">     </text:text-input></text:p>
                    </text:list-item>
                  </text:list>
                </table:table-cell>
                <table:table-cell table:style-name="Table5.C1" office:value-type="string">
                  <text:list xml:id="list36564844" text:continue-numbering="true" text:style-name="WW8Num20">
                    <text:list-item>
                      <text:p text:style-name="P54"><text:text-input text:description="Text37" text:help="Benefits" text:hint="Benefits">     </text:text-input></text:p>
                    </text:list-item>
                  </text:list>
                </table:table-cell>
              </table:table-row>
              <table:table-row table:style-name="Table5.2">
                <table:table-cell table:style-name="Table5.A1" office:value-type="string">
                  <text:list xml:id="list36573220" text:continue-numbering="true" text:style-name="WW8Num20">
                    <text:list-item>
                      <text:p text:style-name="P54"><text:text-input text:description="Text38" text:help="Product/service " text:hint="Product/service">     </text:text-input></text:p>
                    </text:list-item>
                  </text:list>
                </table:table-cell>
                <table:table-cell table:style-name="Table5.A1" office:value-type="string">
                  <text:list xml:id="list36570376" text:continue-numbering="true" text:style-name="WW8Num20">
                    <text:list-item>
                      <text:p text:style-name="P54"><text:text-input text:description="Text39" text:help="Features" text:hint="Features">     </text:text-input></text:p>
                    </text:list-item>
                  </text:list>
                </table:table-cell>
                <table:table-cell table:style-name="Table5.C1" office:value-type="string">
                  <text:list xml:id="list36585891" text:continue-numbering="true" text:style-name="WW8Num20">
                    <text:list-item>
                      <text:p text:style-name="P54"><text:text-input text:description="Text40" text:help="Benefits" text:hint="Benefits">     </text:text-input></text:p>
                    </text:list-item>
                  </text:list>
                </table:table-cell>
              </table:table-row>
              <table:table-row table:style-name="Table5.2">
                <table:table-cell table:style-name="Table5.A1" office:value-type="string">
                  <text:list xml:id="list36575404" text:continue-numbering="true" text:style-name="WW8Num20">
                    <text:list-item>
                      <text:p text:style-name="P54"><text:text-input text:description="Text41" text:help="Product/service" text:hint="Product/service">     </text:text-input></text:p>
                    </text:list-item>
                  </text:list>
                </table:table-cell>
                <table:table-cell table:style-name="Table5.A1" office:value-type="string">
                  <text:list xml:id="list36573433" text:continue-numbering="true" text:style-name="WW8Num20">
                    <text:list-item>
                      <text:p text:style-name="P54"><text:text-input text:description="Text42" text:help="Features" text:hint="Features">     </text:text-input></text:p>
                    </text:list-item>
                  </text:list>
                </table:table-cell>
                <table:table-cell table:style-name="Table5.C1" office:value-type="string">
                  <text:list xml:id="list36570123" text:continue-numbering="true" text:style-name="WW8Num20">
                    <text:list-item>
                      <text:p text:style-name="P54"><text:text-input text:description="Text43" text:help="Benefits" text:hint="Benefits">     </text:text-input></text:p>
                    </text:list-item>
                  </text:list>
                </table:table-cell>
              </table:table-row>
              <table:table-row table:style-name="Table5.2">
                <table:table-cell table:style-name="Table5.A1" office:value-type="string">
                  <text:list xml:id="list36559445" text:continue-numbering="true" text:style-name="WW8Num20">
                    <text:list-item>
                      <text:p text:style-name="P54"><text:text-input text:description="Text44" text:help="Product/service" text:hint="Product/service">     </text:text-input></text:p>
                    </text:list-item>
                  </text:list>
                </table:table-cell>
                <table:table-cell table:style-name="Table5.A1" office:value-type="string">
                  <text:list xml:id="list36585123" text:continue-numbering="true" text:style-name="WW8Num20">
                    <text:list-item>
                      <text:p text:style-name="P54"><text:text-input text:description="Text45" text:help="Features" text:hint="Features">     </text:text-input></text:p>
                    </text:list-item>
                  </text:list>
                </table:table-cell>
                <table:table-cell table:style-name="Table5.C1" office:value-type="string">
                  <text:list xml:id="list36584231" text:continue-numbering="true" text:style-name="WW8Num20">
                    <text:list-item>
                      <text:p text:style-name="P54"><text:text-input text:description="Text46" text:help="Benefits" text:hint="Benefits">     </text:text-input></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Standard"/>
            <text:p text:style-name="P13"/>
            <text:p text:style-name="P13"/>
          </table:table-cell>
          <table:table-cell table:style-name="Table4.C2" table:number-rows-spanned="5" office:value-type="string">
            <text:p text:style-name="P10"/>
          </table:table-cell>
        </table:table-row>
        <table:table-row table:style-name="Table4.17">
          <table:covered-table-cell/>
          <table:covered-table-cell/>
          <table:covered-table-cell/>
        </table:table-row>
        <table:table-row table:style-name="Table4.17">
          <table:covered-table-cell/>
          <table:covered-table-cell/>
          <table:covered-table-cell/>
        </table:table-row>
        <table:table-row table:style-name="Table4.17">
          <table:covered-table-cell/>
          <table:covered-table-cell/>
          <table:covered-table-cell/>
        </table:table-row>
        <table:table-row table:style-name="Table4.20">
          <table:covered-table-cell/>
          <table:covered-table-cell/>
          <table:covered-table-cell/>
        </table:table-row>
        <table:table-row table:style-name="Table4.15">
          <table:table-cell table:style-name="Table4.A7" table:number-columns-spanned="3" office:value-type="string">
            <text:p text:style-name="P10"/>
          </table:table-cell>
          <table:covered-table-cell/>
          <table:covered-table-cell/>
        </table:table-row>
      </table:table>
      <text:p text:style-name="P11"/>
      <table:table table:name="Table6" table:style-name="Table6">
        <table:table-column table:style-name="Table6.A"/>
        <table:table-column table:style-name="Table6.B"/>
        <table:table-column table:style-name="Table6.C"/>
        <text:soft-page-break/>
        <table:table-row table:style-name="Table6.1">
          <table:table-cell table:style-name="Table6.A1" table:number-rows-spanned="6" office:value-type="string">
            <text:p text:style-name="P10"/>
            <text:p text:style-name="P9"/>
          </table:table-cell>
          <table:table-cell table:style-name="Table6.B1" table:number-columns-spanned="2" office:value-type="string">
            <text:p text:style-name="P10"/>
          </table:table-cell>
          <table:covered-table-cell/>
        </table:table-row>
        <table:table-row table:style-name="Table6.2">
          <table:covered-table-cell/>
          <table:table-cell table:style-name="Table6.B2" table:number-rows-spanned="5" office:value-type="string">
            <text:h text:style-name="P38" text:outline-level="1"><text:bookmark text:name="__RefHeading__24_439131966"/>7 What makes the business different<text:bookmark-end text:name="__RefHeading__24_439131966"/></text:h>
            <text:p text:style-name="P25"/>
            <text:p text:style-name="Text_20_body"><text:span text:style-name="T10">Your product/service is unique or different compared with the competition because:</text:span> <text:span text:style-name="T12">(Use as many fields as is applicable and add more if you need to.)</text:span></text:p>
            <text:p text:style-name="P28"/>
            <text:list xml:id="list36564097" text:continue-list="list36553853" text:style-name="WW8Num10">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
            <text:p text:style-name="Standard"/>
            <text:p text:style-name="Standard"/>
            <text:p text:style-name="Standard"/>
            <text:p text:style-name="Standard"/>
            <text:p text:style-name="P6"/>
            <text:p text:style-name="Standard"/>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cell>
          <table:table-cell table:style-name="Table6.C2" table:number-rows-spanned="5" office:value-type="string">
            <text:p text:style-name="P10"/>
          </table:table-cell>
        </table:table-row>
        <table:table-row table:style-name="Table6.3">
          <table:covered-table-cell/>
          <table:covered-table-cell/>
          <table:covered-table-cell/>
        </table:table-row>
        <table:table-row table:style-name="Table6.3">
          <table:covered-table-cell/>
          <table:covered-table-cell/>
          <table:covered-table-cell/>
        </table:table-row>
        <table:table-row table:style-name="Table6.3">
          <table:covered-table-cell/>
          <table:covered-table-cell/>
          <table:covered-table-cell/>
        </table:table-row>
        <table:table-row table:style-name="Table6.6">
          <table:covered-table-cell/>
          <table:covered-table-cell/>
          <table:covered-table-cell/>
        </table:table-row>
        <table:table-row table:style-name="Table6.1">
          <table:table-cell table:style-name="Table6.A7" table:number-columns-spanned="3" office:value-type="string">
            <text:p text:style-name="P10"/>
          </table:table-cell>
          <table:covered-table-cell/>
          <table:covered-table-cell/>
        </table:table-row>
        <text:soft-page-break/>
        <table:table-row table:style-name="Table6.8">
          <table:table-cell table:style-name="Table6.A1" table:number-rows-spanned="6" office:value-type="string">
            <text:p text:style-name="P10"/>
          </table:table-cell>
          <table:table-cell table:style-name="Table6.B1" table:number-columns-spanned="2" office:value-type="string">
            <text:p text:style-name="P10"/>
          </table:table-cell>
          <table:covered-table-cell/>
        </table:table-row>
        <table:table-row table:style-name="Table6.9">
          <table:covered-table-cell/>
          <table:table-cell table:style-name="Table6.B2" table:number-rows-spanned="5" office:value-type="string">
            <text:h text:style-name="P38" text:outline-level="1"><text:bookmark text:name="__RefHeading__26_439131966"/>8 Legal requirements <text:span text:style-name="T12">(including regulations and licences particular to your business)</text:span><text:bookmark-end text:name="__RefHeading__26_439131966"/></text:h>
            <text:h text:style-name="Heading_20_1" text:outline-level="1"/>
            <text:p text:style-name="Text_20_body"><text:span text:style-name="T10">The legal and insurance requirements that apply in your business are:</text:span> <text:span text:style-name="T12">(Use as many fields as is applicable and add more if you need to.)</text:span></text:p>
            <text:p text:style-name="P28"/>
            <text:list xml:id="list36584810" text:style-name="WW8Num39">
              <text:list-item>
                <text:p text:style-name="P44"><text:text-input text:description="Text6" text:hint="The business will">     </text:text-input></text:p>
              </text:list-item>
              <text:list-item>
                <text:p text:style-name="P44"><text:text-input text:description="Text6" text:hint="The business will">     </text:text-input></text:p>
              </text:list-item>
              <text:list-item>
                <text:p text:style-name="P44"><text:text-input text:description="Text6" text:hint="The business will">     </text:text-input></text:p>
              </text:list-item>
              <text:list-item>
                <text:p text:style-name="P44"><text:text-input text:description="Text6" text:hint="The business will">     </text:text-input></text:p>
              </text:list-item>
              <text:list-item>
                <text:p text:style-name="P44"><text:text-input text:description="Text6" text:hint="The business will">     </text:text-input></text:p>
              </text:list-item>
            </text:list>
            <text:p text:style-name="P12"/>
            <text:p text:style-name="Text_20_body"><text:span text:style-name="T9">You will meet your legal and insurance requirements by: </text:span>(Use as many fields as is applicable and add more if you need to.)</text:p>
            <text:p text:style-name="P28"/>
            <text:list xml:id="list36567501" text:style-name="WW8Num9">
              <text:list-item>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
            <text:p text:style-name="Standard"/>
            <text:p text:style-name="Standard"/>
            <text:p text:style-name="Standard"/>
            <text:p text:style-name="P6"/>
            <text:p text:style-name="Standard"/>
            <text:p text:style-name="Standard"/>
            <text:p text:style-name="P13"/>
            <text:p text:style-name="P13"/>
            <text:p text:style-name="P13"/>
            <text:p text:style-name="P13"/>
          </table:table-cell>
          <table:table-cell table:style-name="Table6.C2" table:number-rows-spanned="5" office:value-type="string">
            <text:p text:style-name="P10"/>
          </table:table-cell>
        </table:table-row>
        <table:table-row table:style-name="Table6.10">
          <table:covered-table-cell/>
          <table:covered-table-cell/>
          <table:covered-table-cell/>
        </table:table-row>
        <table:table-row table:style-name="Table6.10">
          <table:covered-table-cell/>
          <table:covered-table-cell/>
          <table:covered-table-cell/>
        </table:table-row>
        <table:table-row table:style-name="Table6.10">
          <table:covered-table-cell/>
          <table:covered-table-cell/>
          <table:covered-table-cell/>
        </table:table-row>
        <table:table-row table:style-name="Table6.13">
          <table:covered-table-cell/>
          <table:covered-table-cell/>
          <table:covered-table-cell/>
        </table:table-row>
        <table:table-row table:style-name="Table6.8">
          <table:table-cell table:style-name="Table6.A7" table:number-columns-spanned="3" office:value-type="string">
            <text:p text:style-name="P10"/>
          </table:table-cell>
          <table:covered-table-cell/>
          <table:covered-table-cell/>
        </table:table-row>
      </table:table>
      <text:h text:style-name="P41" text:outline-level="1"/>
      <text:h text:style-name="P41" text:outline-level="1"><text:bookmark text:name="__RefHeading__28_439131966"/><text:soft-page-break/>Sales and marketing<text:bookmark-end text:name="__RefHeading__28_439131966"/></text:h>
      <table:table table:name="Table7" table:style-name="Table7">
        <table:table-column table:style-name="Table7.A"/>
        <table:table-column table:style-name="Table7.B"/>
        <table:table-column table:style-name="Table7.C"/>
        <table:table-row table:style-name="Table7.1">
          <table:table-cell table:style-name="Table7.A1" table:number-rows-spanned="6" office:value-type="string">
            <text:p text:style-name="P10"/>
          </table:table-cell>
          <table:table-cell table:style-name="Table7.B1" table:number-columns-spanned="2" office:value-type="string">
            <text:p text:style-name="P10"/>
          </table:table-cell>
          <table:covered-table-cell/>
        </table:table-row>
        <table:table-row table:style-name="Table7.2">
          <table:covered-table-cell/>
          <table:table-cell table:style-name="Table7.B2" table:number-rows-spanned="5" office:value-type="string">
            <text:h text:style-name="Heading_20_1" text:outline-level="1"><text:bookmark text:name="__RefHeading__590_439131966"/><text:span text:style-name="_20_Char_20_Char3">9 Market research </text:span><text:bookmark-end text:name="__RefHeading__590_439131966"/></text:h>
            <text:h text:style-name="Heading_20_1" text:outline-level="1"><text:span text:style-name="_20_Char_20_Char3"/></text:h>
            <text:h text:style-name="Heading_20_1" text:outline-level="1"><text:bookmark text:name="__RefHeading__592_439131966"/><text:span text:style-name="Body_20_Text_20_Char"><text:span text:style-name="T10">Trends in your chosen market are:</text:span></text:span><text:span text:style-name="Body_20_Text_20_Char"> (Use as many fields as is applicable and add more if you need</text:span><text:bookmark-end text:name="__RefHeading__592_439131966"/></text:h>
            <text:h text:style-name="Heading_20_1" text:outline-level="1"><text:bookmark text:name="__RefHeading__594_439131966"/><text:span text:style-name="Body_20_Text_20_Char">to.)</text:span><text:bookmark-end text:name="__RefHeading__594_439131966"/></text:h>
            <text:list xml:id="list36584000" text:continue-list="list36567501" text:style-name="WW8Num9">
              <text:list-item text:start-value="1">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
            <text:p text:style-name="P12"/>
            <text:p text:style-name="Text_20_body"><text:span text:style-name="T10">How you know this: </text:span>(Use as many fields as is applicable and add more if you need to.)<text:line-break/></text:p>
            <text:list xml:id="list36563045" text:continue-list="list36584000" text:style-name="WW8Num9">
              <text:list-item text:start-value="1">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
            <text:p text:style-name="Standard"/>
            <text:p text:style-name="Standard"/>
            <text:p text:style-name="Standard"/>
            <text:p text:style-name="Standard"/>
            <text:p text:style-name="P6"/>
            <text:p text:style-name="P6"/>
            <text:p text:style-name="P6"/>
            <text:p text:style-name="P6"/>
            <text:p text:style-name="P6"/>
            <text:p text:style-name="P13"/>
            <text:p text:style-name="P13"/>
          </table:table-cell>
          <table:table-cell table:style-name="Table7.C2" table:number-rows-spanned="5" office:value-type="string">
            <text:p text:style-name="P10"/>
          </table:table-cell>
        </table:table-row>
        <table:table-row table:style-name="Table7.3">
          <table:covered-table-cell/>
          <table:covered-table-cell/>
          <table:covered-table-cell/>
        </table:table-row>
        <table:table-row table:style-name="Table7.3">
          <table:covered-table-cell/>
          <table:covered-table-cell/>
          <table:covered-table-cell/>
        </table:table-row>
        <table:table-row table:style-name="Table7.3">
          <table:covered-table-cell/>
          <table:covered-table-cell/>
          <table:covered-table-cell/>
        </table:table-row>
        <table:table-row table:style-name="Table7.6">
          <table:covered-table-cell/>
          <table:covered-table-cell/>
          <table:covered-table-cell/>
        </table:table-row>
        <table:table-row table:style-name="Table7.7">
          <table:table-cell table:style-name="Table7.A7" table:number-columns-spanned="3" office:value-type="string">
            <text:p text:style-name="P10"/>
          </table:table-cell>
          <table:covered-table-cell/>
          <table:covered-table-cell/>
        </table:table-row>
        <text:soft-page-break/>
        <table:table-row table:style-name="Table7.8">
          <table:table-cell table:style-name="Table7.A1" table:number-rows-spanned="6" office:value-type="string">
            <text:p text:style-name="P10"/>
          </table:table-cell>
          <table:table-cell table:style-name="Table7.B1" table:number-columns-spanned="2" office:value-type="string">
            <text:p text:style-name="P10"/>
          </table:table-cell>
          <table:covered-table-cell/>
        </table:table-row>
        <table:table-row table:style-name="Table7.9">
          <table:covered-table-cell/>
          <table:table-cell table:style-name="Table7.B2" table:number-rows-spanned="5" office:value-type="string">
            <text:h text:style-name="P38" text:outline-level="1"><text:bookmark text:name="__RefHeading__30_439131966"/>10 Profiling customers<text:line-break/><text:bookmark-end text:name="__RefHeading__30_439131966"/></text:h>
            <text:p text:style-name="Text_20_body"><text:span text:style-name="T10">The customer groups you will be selling to are:</text:span> (Use as many fields as is applicable and add more if you need to.)</text:p>
            <text:list xml:id="list36577753" text:continue-list="list36563045" text:style-name="WW8Num9">
              <text:list-item text:start-value="1">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
            <text:p text:style-name="Text_20_body"><text:span text:style-name="T10">Your customer research has shown what your customers want is:</text:span> (Use as many fields as is applicable and add more if you need to.)</text:p>
            <text:list xml:id="list36555782" text:continue-list="list36577753" text:style-name="WW8Num9">
              <text:list-item text:start-value="1">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
            <text:p text:style-name="Text_20_body"><text:span text:style-name="T10">How you know this:</text:span> (Use as many fields as is applicable and add more if you need to.)</text:p>
            <text:list xml:id="list36578137" text:continue-list="list36555782" text:style-name="WW8Num9">
              <text:list-item text:start-value="1">
                <text:p text:style-name="P45"><text:text-input text:description="Text6" text:hint="The business will">     </text:text-input></text:p>
              </text:list-item>
              <text:list-item>
                <text:p text:style-name="P45"><text:text-input text:description="Text6" text:hint="The business will">     </text:text-input></text:p>
              </text:list-item>
              <text:list-item>
                <text:p text:style-name="P45"><text:text-input text:description="Text6" text:hint="The business will">     </text:text-input></text:p>
              </text:list-item>
            </text:list>
            <text:p text:style-name="Text_20_body"><text:span text:style-name="T10">Number of customers you expect to win in each group and what they might pay:</text:span><text:span text:style-name="T12"> (Use as many fields as is applicable and add more rows if you need to.)</text:span></text:p>
            <text:p text:style-name="P2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Group</text:p>
                </table:table-cell>
                <table:table-cell table:style-name="Table8.A1" office:value-type="string">
                  <text:p text:style-name="P18">Number of customers</text:p>
                </table:table-cell>
                <table:table-cell table:style-name="Table8.C1" office:value-type="string">
                  <text:p text:style-name="P18">Price they might pay per unit</text:p>
                </table:table-cell>
              </table:table-row>
              <table:table-row table:style-name="Table8.2">
                <table:table-cell table:style-name="Table8.A1" office:value-type="string">
                  <text:p text:style-name="P21"><text:text-input text:description="Text47" text:help="Group" text:hint="Group">     </text:text-input></text:p>
                </table:table-cell>
                <table:table-cell table:style-name="Table8.A1" office:value-type="string">
                  <text:p text:style-name="P21"><text:text-input text:description="Text60" text:help="Number of customers" text:hint="Number of customers">     </text:text-input></text:p>
                </table:table-cell>
                <table:table-cell table:style-name="Table8.C1" office:value-type="string">
                  <text:p text:style-name="P19"><text:span text:style-name="T12">£</text:span><text:span text:style-name="T12"><text:text-input text:description="Text62" text:help="Price they might pay per unit £" text:hint="Price they might pay per unit">     </text:text-input></text:span></text:p>
                </table:table-cell>
              </table:table-row>
              <table:table-row table:style-name="Table8.3">
                <table:table-cell table:style-name="Table8.A1" office:value-type="string">
                  <text:p text:style-name="P21"><text:text-input text:description="Text48" text:help="Group" text:hint="Group">     </text:text-input></text:p>
                </table:table-cell>
                <table:table-cell table:style-name="Table8.A1" office:value-type="string">
                  <text:p text:style-name="P21"><text:text-input text:description="Text59" text:help="Number of customers" text:hint="Number of customers">     </text:text-input></text:p>
                </table:table-cell>
                <table:table-cell table:style-name="Table8.C1" office:value-type="string">
                  <text:p text:style-name="P19"><text:span text:style-name="T12">£</text:span><text:span text:style-name="T12"><text:text-input text:description="Text62" text:help="Price they might pay per unit £" text:hint="Price they might pay per unit">     </text:text-input></text:span></text:p>
                </table:table-cell>
              </table:table-row>
              <table:table-row table:style-name="Table8.4">
                <table:table-cell table:style-name="Table8.A1" office:value-type="string">
                  <text:p text:style-name="P21"><text:text-input text:description="Text49" text:help="Group" text:hint="Group">     </text:text-input></text:p>
                </table:table-cell>
                <table:table-cell table:style-name="Table8.A1" office:value-type="string">
                  <text:p text:style-name="P21"><text:text-input text:description="Text58" text:help="Number of customers" text:hint="Number of customers">     </text:text-input></text:p>
                </table:table-cell>
                <table:table-cell table:style-name="Table8.C1" office:value-type="string">
                  <text:p text:style-name="P19"><text:span text:style-name="T12">£</text:span><text:span text:style-name="T12"><text:text-input text:description="Text63" text:help="Price they might pay per unit £" text:hint="Price they might pay per unit">     </text:text-input></text:span></text:p>
                </table:table-cell>
              </table:table-row>
            </table:table>
            <text:p text:style-name="P13"/>
            <text:p text:style-name="P13"/>
            <text:p text:style-name="P13"/>
            <text:p text:style-name="P13"/>
            <text:p text:style-name="P13"/>
          </table:table-cell>
          <table:table-cell table:style-name="Table7.C2" table:number-rows-spanned="5" office:value-type="string">
            <text:p text:style-name="P10"/>
          </table:table-cell>
        </table:table-row>
        <table:table-row table:style-name="Table7.10">
          <table:covered-table-cell/>
          <table:covered-table-cell/>
          <table:covered-table-cell/>
        </table:table-row>
        <table:table-row table:style-name="Table7.10">
          <table:covered-table-cell/>
          <table:covered-table-cell/>
          <table:covered-table-cell/>
        </table:table-row>
        <table:table-row table:style-name="Table7.10">
          <table:covered-table-cell/>
          <table:covered-table-cell/>
          <table:covered-table-cell/>
        </table:table-row>
        <table:table-row table:style-name="Table7.13">
          <table:covered-table-cell/>
          <table:covered-table-cell/>
          <table:covered-table-cell/>
        </table:table-row>
        <table:table-row table:style-name="Table7.8">
          <table:table-cell table:style-name="Table7.A7" table:number-columns-spanned="3" office:value-type="string">
            <text:p text:style-name="P10"/>
          </table:table-cell>
          <table:covered-table-cell/>
          <table:covered-table-cell/>
        </table:table-row>
        <text:soft-page-break/>
        <table:table-row table:style-name="Table7.15">
          <table:table-cell table:style-name="Table7.A1" table:number-rows-spanned="6" office:value-type="string">
            <text:p text:style-name="P10"/>
          </table:table-cell>
          <table:table-cell table:style-name="Table7.B1" table:number-columns-spanned="2" office:value-type="string">
            <text:p text:style-name="P10"/>
          </table:table-cell>
          <table:covered-table-cell/>
        </table:table-row>
        <table:table-row table:style-name="Table7.16">
          <table:covered-table-cell/>
          <table:table-cell table:style-name="Table7.B2" table:number-rows-spanned="5" office:value-type="string">
            <text:h text:style-name="P38" text:outline-level="1"><text:bookmark text:name="__RefHeading__32_439131966"/>11 Profiling competitors<text:bookmark-end text:name="__RefHeading__32_439131966"/></text:h>
            <text:p text:style-name="Text_20_body"><text:span text:style-name="T10"><text:line-break/></text:span>Use as many fields as is applicable in the table below and add more rows if you need to.</text:p>
            <text:h text:style-name="Heading_20_1" text:outline-level="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1">Competitor name</text:p>
                </table:table-cell>
                <table:table-cell table:style-name="Table9.A1" office:value-type="string">
                  <text:p text:style-name="P31">Strengths</text:p>
                </table:table-cell>
                <table:table-cell table:style-name="Table9.C1" office:value-type="string">
                  <text:p text:style-name="P31">Weaknesses</text:p>
                </table:table-cell>
              </table:table-row>
              <table:table-row table:style-name="Table9.2">
                <table:table-cell table:style-name="Table9.A1" office:value-type="string">
                  <text:list xml:id="list36558086" text:style-name="WW8Num11">
                    <text:list-item>
                      <text:p text:style-name="P55"><text:text-input text:description="" text:help="Competitor name" text:hint="Competitor name">     </text:text-input></text:p>
                    </text:list-item>
                  </text:list>
                </table:table-cell>
                <table:table-cell table:style-name="Table9.A1" office:value-type="string">
                  <text:list xml:id="list36556683" text:continue-numbering="true" text:style-name="WW8Num11">
                    <text:list-item>
                      <text:p text:style-name="P55"><text:text-input text:description="" text:help="Strengths" text:hint="Strengths">     </text:text-input></text:p>
                    </text:list-item>
                  </text:list>
                </table:table-cell>
                <table:table-cell table:style-name="Table9.C1" office:value-type="string">
                  <text:list xml:id="list36559224" text:continue-numbering="true" text:style-name="WW8Num11">
                    <text:list-item>
                      <text:p text:style-name="P55"><text:text-input text:description="" text:help="Weaknesses" text:hint="Weaknesses">     </text:text-input></text:p>
                    </text:list-item>
                  </text:list>
                </table:table-cell>
              </table:table-row>
              <table:table-row table:style-name="Table9.2">
                <table:table-cell table:style-name="Table9.A1" office:value-type="string">
                  <text:list xml:id="list36561241" text:continue-numbering="true" text:style-name="WW8Num11">
                    <text:list-item>
                      <text:p text:style-name="P55"><text:text-input text:description="" text:help="Competitor name" text:hint="Competitor name">     </text:text-input></text:p>
                    </text:list-item>
                  </text:list>
                </table:table-cell>
                <table:table-cell table:style-name="Table9.A1" office:value-type="string">
                  <text:list xml:id="list36578605" text:continue-numbering="true" text:style-name="WW8Num11">
                    <text:list-item>
                      <text:p text:style-name="P55"><text:text-input text:description="" text:help="Strengths" text:hint="Strengths">     </text:text-input></text:p>
                    </text:list-item>
                  </text:list>
                </table:table-cell>
                <table:table-cell table:style-name="Table9.C1" office:value-type="string">
                  <text:list xml:id="list36577787" text:continue-numbering="true" text:style-name="WW8Num11">
                    <text:list-item>
                      <text:p text:style-name="P55"><text:text-input text:description="" text:help="Weaknesses" text:hint="Weaknesses">     </text:text-input></text:p>
                    </text:list-item>
                  </text:list>
                </table:table-cell>
              </table:table-row>
              <table:table-row table:style-name="Table9.2">
                <table:table-cell table:style-name="Table9.A1" office:value-type="string">
                  <text:list xml:id="list36569763" text:continue-numbering="true" text:style-name="WW8Num11">
                    <text:list-item>
                      <text:p text:style-name="P55"><text:text-input text:description="" text:help="Competitor name" text:hint="Competitor name">     </text:text-input></text:p>
                    </text:list-item>
                  </text:list>
                </table:table-cell>
                <table:table-cell table:style-name="Table9.A1" office:value-type="string">
                  <text:list xml:id="list36572082" text:continue-numbering="true" text:style-name="WW8Num11">
                    <text:list-item>
                      <text:p text:style-name="P55"><text:text-input text:description="" text:help="Strengths" text:hint="Strengths">     </text:text-input></text:p>
                    </text:list-item>
                  </text:list>
                </table:table-cell>
                <table:table-cell table:style-name="Table9.C1" office:value-type="string">
                  <text:list xml:id="list36576998" text:continue-numbering="true" text:style-name="WW8Num11">
                    <text:list-item>
                      <text:p text:style-name="P55"><text:text-input text:description="" text:help="Weaknesses" text:hint="Weaknesses">     </text:text-input></text:p>
                    </text:list-item>
                  </text:list>
                </table:table-cell>
              </table:table-row>
              <table:table-row table:style-name="Table9.2">
                <table:table-cell table:style-name="Table9.A1" office:value-type="string">
                  <text:list xml:id="list36572120" text:continue-numbering="true" text:style-name="WW8Num11">
                    <text:list-item>
                      <text:p text:style-name="P55"><text:text-input text:description="Text78" text:help="Competitor name" text:hint="Competitor name">     </text:text-input></text:p>
                    </text:list-item>
                  </text:list>
                </table:table-cell>
                <table:table-cell table:style-name="Table9.A1" office:value-type="string">
                  <text:list xml:id="list36568135" text:continue-numbering="true" text:style-name="WW8Num11">
                    <text:list-item>
                      <text:p text:style-name="P55"><text:text-input text:description="Text79" text:help="Strengths" text:hint="Strengths">     </text:text-input></text:p>
                    </text:list-item>
                  </text:list>
                </table:table-cell>
                <table:table-cell table:style-name="Table9.C1" office:value-type="string">
                  <text:list xml:id="list36586582" text:continue-numbering="true" text:style-name="WW8Num11">
                    <text:list-item>
                      <text:p text:style-name="P55"><text:text-input text:description="Text80" text:help="Weaknesses" text:hint="Weaknesses">     </text:text-input></text:p>
                    </text:list-item>
                  </text:list>
                </table:table-cell>
              </table:table-row>
              <table:table-row table:style-name="Table9.2">
                <table:table-cell table:style-name="Table9.A1" office:value-type="string">
                  <text:list xml:id="list36577920" text:continue-numbering="true" text:style-name="WW8Num11">
                    <text:list-item>
                      <text:p text:style-name="P55"><text:text-input text:description="Text83" text:help="Competitor name" text:hint="Competitor name">     </text:text-input></text:p>
                    </text:list-item>
                  </text:list>
                </table:table-cell>
                <table:table-cell table:style-name="Table9.A1" office:value-type="string">
                  <text:list xml:id="list36576688" text:continue-numbering="true" text:style-name="WW8Num11">
                    <text:list-item>
                      <text:p text:style-name="P55"><text:text-input text:description="Text82" text:help="Strengths" text:hint="Strengths">     </text:text-input></text:p>
                    </text:list-item>
                  </text:list>
                </table:table-cell>
                <table:table-cell table:style-name="Table9.C1" office:value-type="string">
                  <text:list xml:id="list36569354" text:continue-numbering="true" text:style-name="WW8Num11">
                    <text:list-item>
                      <text:p text:style-name="P55"><text:text-input text:description="Text81" text:help="Weaknesses" text:hint="Weaknesses">     </text:text-input></text:p>
                    </text:list-item>
                  </text:list>
                </table:table-cell>
              </table:table-row>
            </table:table>
            <text:p text:style-name="P13"/>
            <text:p text:style-name="Text_20_body"><text:span text:style-name="T10">How you can improve on their offer and/or price(s): </text:span>(Use as many fields as is applicable and add more if you need to.)</text:p>
            <text:list xml:id="list36558445" text:continue-numbering="true" text:style-name="WW8Num11">
              <text:list-item>
                <text:list>
                  <text:list-item>
                    <text:p text:style-name="P46"><text:text-input text:description="Text6" text:hint="The business will">     </text:text-input></text:p>
                  </text:list-item>
                  <text:list-item>
                    <text:p text:style-name="P46"><text:text-input text:description="Text6" text:hint="The business will">     </text:text-input></text:p>
                  </text:list-item>
                  <text:list-item>
                    <text:p text:style-name="P46"><text:text-input text:description="Text6" text:hint="The business will">     </text:text-input></text:p>
                  </text:list-item>
                  <text:list-item>
                    <text:p text:style-name="P46"><text:text-input text:description="Text6" text:hint="The business will">     </text:text-input></text:p>
                  </text:list-item>
                  <text:list-item>
                    <text:p text:style-name="P46"><text:text-input text:description="Text6" text:hint="The business will">     </text:text-input></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able:table-cell>
          <table:table-cell table:style-name="Table7.C2" table:number-rows-spanned="5" office:value-type="string">
            <text:p text:style-name="P10"/>
          </table:table-cell>
        </table:table-row>
        <table:table-row table:style-name="Table7.3">
          <table:covered-table-cell/>
          <table:covered-table-cell/>
          <table:covered-table-cell/>
        </table:table-row>
        <table:table-row table:style-name="Table7.3">
          <table:covered-table-cell/>
          <table:covered-table-cell/>
          <table:covered-table-cell/>
        </table:table-row>
        <table:table-row table:style-name="Table7.3">
          <table:covered-table-cell/>
          <table:covered-table-cell/>
          <table:covered-table-cell/>
        </table:table-row>
        <table:table-row table:style-name="Table7.20">
          <table:covered-table-cell/>
          <table:covered-table-cell/>
          <table:covered-table-cell/>
        </table:table-row>
        <table:table-row table:style-name="Table7.15">
          <table:table-cell table:style-name="Table7.A7" table:number-columns-spanned="3" office:value-type="string">
            <text:p text:style-name="P10"/>
          </table:table-cell>
          <table:covered-table-cell/>
          <table:covered-table-cell/>
        </table:table-row>
        <text:soft-page-break/>
        <table:table-row table:style-name="Table7.22">
          <table:table-cell table:style-name="Table7.A1" table:number-rows-spanned="6" office:value-type="string">
            <text:p text:style-name="P10"/>
          </table:table-cell>
          <table:table-cell table:style-name="Table7.B1" table:number-columns-spanned="2" office:value-type="string">
            <text:p text:style-name="P10"/>
          </table:table-cell>
          <table:covered-table-cell/>
        </table:table-row>
        <table:table-row table:style-name="Table7.23">
          <table:covered-table-cell/>
          <table:table-cell table:style-name="Table7.B2" table:number-rows-spanned="5" office:value-type="string">
            <text:h text:style-name="P38" text:outline-level="1"><text:bookmark text:name="__RefHeading__34_439131966"/>12 Managing market risks<text:bookmark-end text:name="__RefHeading__34_439131966"/></text:h>
            <text:p text:style-name="Text_20_body"><text:span text:style-name="T10"><text:line-break/>Write down the risks you have identified:</text:span> (Use as many fields as is applicable and add more if you need to.)</text:p>
            <text:list xml:id="list36555718" text:style-name="WW8Num13">
              <text:list-item>
                <text:p text:style-name="P47"><text:text-input text:description="Text6" text:hint="The business will">     </text:text-input></text:p>
              </text:list-item>
              <text:list-item>
                <text:p text:style-name="P47"><text:text-input text:description="Text6" text:hint="The business will">     </text:text-input></text:p>
              </text:list-item>
              <text:list-item>
                <text:p text:style-name="P47"><text:text-input text:description="Text6" text:hint="The business will">     </text:text-input></text:p>
              </text:list-item>
              <text:list-item>
                <text:p text:style-name="P47"><text:text-input text:description="Text6" text:hint="The business will">     </text:text-input></text:p>
              </text:list-item>
              <text:list-item>
                <text:p text:style-name="P47"><text:text-input text:description="Text6" text:hint="The business will">     </text:text-input></text:p>
              </text:list-item>
            </text:list>
            <text:p text:style-name="Standard"/>
            <text:p text:style-name="Text_20_body"><text:span text:style-name="T10">How will you manage these risks so that they become less of a threat:</text:span> <text:span text:style-name="T12">(Use as many fields as is applicable and add more if you need to.)</text:span></text:p>
            <text:list xml:id="list36568409" text:style-name="WW8Num36">
              <text:list-item>
                <text:p text:style-name="P48"><text:text-input text:description="Text6" text:hint="The business will">     </text:text-input></text:p>
              </text:list-item>
              <text:list-item>
                <text:p text:style-name="P48"><text:text-input text:description="Text6" text:hint="The business will">     </text:text-input></text:p>
              </text:list-item>
              <text:list-item>
                <text:p text:style-name="P48"><text:text-input text:description="Text6" text:hint="The business will">     </text:text-input></text:p>
              </text:list-item>
              <text:list-item>
                <text:p text:style-name="P48"><text:text-input text:description="Text6" text:hint="The business will">     </text:text-input></text:p>
              </text:list-item>
              <text:list-item>
                <text:p text:style-name="P48"><text:text-input text:description="Text6" text:hint="The business will">     </text:text-input></text:p>
              </text:list-item>
            </text:list>
            <text:p text:style-name="P7"/>
            <text:p text:style-name="P6"/>
            <text:p text:style-name="P6"/>
            <text:p text:style-name="P6"/>
            <text:p text:style-name="P6"/>
            <text:p text:style-name="P6"/>
            <text:p text:style-name="P6"/>
            <text:p text:style-name="P6"/>
            <text:p text:style-name="P6"/>
            <text:p text:style-name="P6"/>
          </table:table-cell>
          <table:table-cell table:style-name="Table7.C2" table:number-rows-spanned="5" office:value-type="string">
            <text:p text:style-name="P10"/>
          </table:table-cell>
        </table:table-row>
        <table:table-row table:style-name="Table7.24">
          <table:covered-table-cell/>
          <table:covered-table-cell/>
          <table:covered-table-cell/>
        </table:table-row>
        <table:table-row table:style-name="Table7.24">
          <table:covered-table-cell/>
          <table:covered-table-cell/>
          <table:covered-table-cell/>
        </table:table-row>
        <table:table-row table:style-name="Table7.24">
          <table:covered-table-cell/>
          <table:covered-table-cell/>
          <table:covered-table-cell/>
        </table:table-row>
        <table:table-row table:style-name="Table7.27">
          <table:covered-table-cell/>
          <table:covered-table-cell/>
          <table:covered-table-cell/>
        </table:table-row>
        <table:table-row table:style-name="Table7.22">
          <table:table-cell table:style-name="Table7.A7" table:number-columns-spanned="3" office:value-type="string">
            <text:p text:style-name="P10"/>
          </table:table-cell>
          <table:covered-table-cell/>
          <table:covered-table-cell/>
        </table:table-row>
        <text:soft-page-break/>
        <table:table-row table:style-name="Table7.15">
          <table:table-cell table:style-name="Table7.A1" table:number-rows-spanned="6" office:value-type="string">
            <text:p text:style-name="P10"/>
          </table:table-cell>
          <table:table-cell table:style-name="Table7.B1" table:number-columns-spanned="2" office:value-type="string">
            <text:p text:style-name="P10"/>
          </table:table-cell>
          <table:covered-table-cell/>
        </table:table-row>
        <table:table-row table:style-name="Table7.16">
          <table:covered-table-cell/>
          <table:table-cell table:style-name="Table7.B2" table:number-rows-spanned="5" office:value-type="string">
            <text:h text:style-name="Heading_20_1" text:outline-level="1"><text:bookmark text:name="__RefHeading__596_439131966"/><text:span text:style-name="_20_Char_20_Char3">13 Pricing</text:span><text:bookmark-end text:name="__RefHeading__596_439131966"/></text:h>
            <text:h text:style-name="Heading_20_1" text:outline-level="1"><text:span text:style-name="_20_Char_20_Char3"/></text:h>
            <text:h text:style-name="Heading_20_1" text:outline-level="1"><text:bookmark text:name="__RefHeading__598_439131966"/><text:span text:style-name="Body_20_Text_20_Char"><text:span text:style-name="T10">How you can calculate your prices:</text:span></text:span><text:span text:style-name="Body_20_Text_20_Char"> (Use as many fields as is applicable and add more if you </text:span><text:bookmark-end text:name="__RefHeading__598_439131966"/></text:h>
            <text:h text:style-name="Heading_20_1" text:outline-level="1"><text:bookmark text:name="__RefHeading__600_439131966"/><text:span text:style-name="Body_20_Text_20_Char">need to.)</text:span><text:bookmark-end text:name="__RefHeading__600_439131966"/></text:h>
            <text:list xml:id="list36576607" text:continue-list="list36564097" text:style-name="WW8Num10">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
            <text:p text:style-name="Standard"/>
            <text:p text:style-name="Text_20_body"><text:span text:style-name="T10">How your prices compare with the competition: </text:span>(Use as many fields as is applicable in the table below and add more rows if you need to.)</text:p>
            <text:p text:style-name="P7"/>
            <table:table table:name="Table10" table:style-name="Table10">
              <table:table-column table:style-name="Table10.A" table:number-columns-repeated="2"/>
              <table:table-column table:style-name="Table10.C"/>
              <table:table-row table:style-name="Table10.1">
                <table:table-cell table:style-name="Table10.A1" office:value-type="string">
                  <text:p text:style-name="P32">Product/service</text:p>
                </table:table-cell>
                <table:table-cell table:style-name="Table10.A1" office:value-type="string">
                  <text:p text:style-name="P32">Your price(s)</text:p>
                </table:table-cell>
                <table:table-cell table:style-name="Table10.C1" office:value-type="string">
                  <text:p text:style-name="P32">Range of competitor prices (per unit)</text:p>
                </table:table-cell>
              </table:table-row>
              <table:table-row table:style-name="Table10.2">
                <table:table-cell table:style-name="Table10.A1" office:value-type="string">
                  <text:p text:style-name="P29"><text:text-input text:description="" text:help="Product/service" text:hint="Product/service">     </text:text-input></text:p>
                </table:table-cell>
                <table:table-cell table:style-name="Table10.A1" office:value-type="string">
                  <text:p text:style-name="P27"><text:span text:style-name="T13">£</text:span><text:span text:style-name="T13"><text:text-input text:description="" text:help="Your price(s) £" text:hint="Your price(s)">     </text:text-input></text:span></text:p>
                </table:table-cell>
                <table:table-cell table:style-name="Table10.C1" office:value-type="string">
                  <text:p text:style-name="P27"><text:span text:style-name="T13">£</text:span><text:span text:style-name="T13"><text:text-input text:description="" text:help="Range of competitor prices (per unit) £" text:hint="Range of competitor prices (per unit)">     </text:text-input></text:span></text:p>
                </table:table-cell>
              </table:table-row>
              <table:table-row table:style-name="Table10.2">
                <table:table-cell table:style-name="Table10.A1" office:value-type="string">
                  <text:p text:style-name="P29"><text:text-input text:description="" text:help="Product/service" text:hint="Product/service">     </text:text-input></text:p>
                </table:table-cell>
                <table:table-cell table:style-name="Table10.A1" office:value-type="string">
                  <text:p text:style-name="P27"><text:span text:style-name="T13">£</text:span><text:span text:style-name="T13"><text:text-input text:description="" text:help="Your price(s) £" text:hint="Your price(s)">     </text:text-input></text:span></text:p>
                </table:table-cell>
                <table:table-cell table:style-name="Table10.C1" office:value-type="string">
                  <text:p text:style-name="P27"><text:span text:style-name="T13">£</text:span><text:span text:style-name="T13"><text:text-input text:description="" text:help="Range of competitor prices (per unit) £" text:hint="Range of competitor prices (per unit)">     </text:text-input></text:span></text:p>
                </table:table-cell>
              </table:table-row>
              <table:table-row table:style-name="Table10.2">
                <table:table-cell table:style-name="Table10.A1" office:value-type="string">
                  <text:p text:style-name="P29"><text:text-input text:description="" text:help="Product/service" text:hint="Product/service">     </text:text-input></text:p>
                </table:table-cell>
                <table:table-cell table:style-name="Table10.A1" office:value-type="string">
                  <text:p text:style-name="P27"><text:span text:style-name="T13">£</text:span><text:span text:style-name="T13"><text:text-input text:description="" text:help="Your price(s) £" text:hint="Your price(s)">     </text:text-input></text:span></text:p>
                </table:table-cell>
                <table:table-cell table:style-name="Table10.C1" office:value-type="string">
                  <text:p text:style-name="P27"><text:span text:style-name="T13">£</text:span><text:span text:style-name="T13"><text:text-input text:description="" text:help="Range of competitor prices (per unit) £" text:hint="Range of competitor prices (per unit)">     </text:text-input></text:span></text:p>
                </table:table-cell>
              </table:table-row>
              <table:table-row table:style-name="Table10.2">
                <table:table-cell table:style-name="Table10.A1" office:value-type="string">
                  <text:p text:style-name="P29"><text:text-input text:description="" text:help="Product/service" text:hint="Product/service">     </text:text-input></text:p>
                </table:table-cell>
                <table:table-cell table:style-name="Table10.A1" office:value-type="string">
                  <text:p text:style-name="P27"><text:span text:style-name="T13">£</text:span><text:span text:style-name="T13"><text:text-input text:description="" text:help="Your price(s) £" text:hint="Your price(s)">     </text:text-input></text:span></text:p>
                </table:table-cell>
                <table:table-cell table:style-name="Table10.C1" office:value-type="string">
                  <text:p text:style-name="P27"><text:span text:style-name="T13">£</text:span><text:span text:style-name="T13"><text:text-input text:description="" text:help="Range of competitor prices (per unit) £" text:hint="Range of competitor prices (per unit)">     </text:text-input></text:span></text:p>
                </table:table-cell>
              </table:table-row>
              <table:table-row table:style-name="Table10.2">
                <table:table-cell table:style-name="Table10.A1" office:value-type="string">
                  <text:p text:style-name="P29"><text:text-input text:description="" text:help="Product/service" text:hint="Product/service">     </text:text-input></text:p>
                </table:table-cell>
                <table:table-cell table:style-name="Table10.A1" office:value-type="string">
                  <text:p text:style-name="P27"><text:span text:style-name="T13">£</text:span><text:span text:style-name="T13"><text:text-input text:description="" text:help="Your price(s) £" text:hint="Your price(s)">     </text:text-input></text:span></text:p>
                </table:table-cell>
                <table:table-cell table:style-name="Table10.C1" office:value-type="string">
                  <text:p text:style-name="P27"><text:span text:style-name="T13">£</text:span><text:span text:style-name="T13"><text:text-input text:description="" text:help="Range of competitor prices (per unit) £" text:hint="Range of competitor prices (per unit)">     </text:text-input></text:span></text:p>
                </table:table-cell>
              </table:table-row>
              <table:table-row table:style-name="Table10.2">
                <table:table-cell table:style-name="Table10.A1" office:value-type="string">
                  <text:p text:style-name="P29"><text:text-input text:description="" text:help="Product/service" text:hint="Product/service">     </text:text-input></text:p>
                </table:table-cell>
                <table:table-cell table:style-name="Table10.A1" office:value-type="string">
                  <text:p text:style-name="P27"><text:span text:style-name="T13">£</text:span><text:span text:style-name="T13"><text:text-input text:description="" text:help="Your price(s) £" text:hint="Your price(s)">     </text:text-input></text:span></text:p>
                </table:table-cell>
                <table:table-cell table:style-name="Table10.C1" office:value-type="string">
                  <text:p text:style-name="P27"><text:span text:style-name="T13">£</text:span><text:span text:style-name="T13"><text:text-input text:description="" text:help="Range of competitor prices (per unit) £" text:hint="Range of competitor prices (per unit)">     </text:text-input></text:span></text:p>
                </table:table-cell>
              </table:table-row>
              <table:table-row table:style-name="Table10.2">
                <table:table-cell table:style-name="Table10.A1" office:value-type="string">
                  <text:p text:style-name="P29"><text:text-input text:description="" text:help="Product/service" text:hint="Product/service">     </text:text-input></text:p>
                </table:table-cell>
                <table:table-cell table:style-name="Table10.A1" office:value-type="string">
                  <text:p text:style-name="P27"><text:span text:style-name="T13">£</text:span><text:span text:style-name="T13"><text:text-input text:description="" text:help="Your price(s) £" text:hint="Your price(s)">     </text:text-input></text:span></text:p>
                </table:table-cell>
                <table:table-cell table:style-name="Table10.C1" office:value-type="string">
                  <text:p text:style-name="P27"><text:span text:style-name="T13">£</text:span><text:span text:style-name="T13"><text:text-input text:description="" text:help="Range of competitor prices (per unit) £" text:hint="Range of competitor prices (per unit)">     </text:text-input></text:span></text:p>
                </table:table-cell>
              </table:table-row>
            </table:table>
            <text:p text:style-name="P6"/>
            <text:p text:style-name="P17">Reasons for the difference between your price(s) and your competitors’ price(s):</text:p>
            <text:list xml:id="list36561655" text:continue-numbering="true" text:style-name="WW8Num10">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
            <text:p text:style-name="P15"/>
            <text:p text:style-name="P15"/>
            <text:p text:style-name="P6"/>
            <text:p text:style-name="P6"/>
            <text:p text:style-name="P6"/>
            <text:p text:style-name="P6"/>
          </table:table-cell>
          <table:table-cell table:style-name="Table7.C2" table:number-rows-spanned="5" office:value-type="string">
            <text:p text:style-name="P10"/>
          </table:table-cell>
        </table:table-row>
        <table:table-row table:style-name="Table7.3">
          <table:covered-table-cell/>
          <table:covered-table-cell/>
          <table:covered-table-cell/>
        </table:table-row>
        <table:table-row table:style-name="Table7.3">
          <table:covered-table-cell/>
          <table:covered-table-cell/>
          <table:covered-table-cell/>
        </table:table-row>
        <table:table-row table:style-name="Table7.3">
          <table:covered-table-cell/>
          <table:covered-table-cell/>
          <table:covered-table-cell/>
        </table:table-row>
        <table:table-row table:style-name="Table7.20">
          <table:covered-table-cell/>
          <table:covered-table-cell/>
          <table:covered-table-cell/>
        </table:table-row>
        <table:table-row table:style-name="Table7.15">
          <table:table-cell table:style-name="Table7.A7" table:number-columns-spanned="3" office:value-type="string">
            <text:p text:style-name="P10"/>
          </table:table-cell>
          <table:covered-table-cell/>
          <table:covered-table-cell/>
        </table:table-row>
        <table:table-row table:style-name="Table7.15">
          <table:table-cell table:style-name="Table7.A1" table:number-rows-spanned="6" office:value-type="string">
            <text:p text:style-name="P10"/>
          </table:table-cell>
          <table:table-cell table:style-name="Table7.B1" table:number-columns-spanned="2" office:value-type="string">
            <text:p text:style-name="P10"/>
            <text:p text:style-name="P10"><text:soft-page-break/></text:p>
          </table:table-cell>
          <table:covered-table-cell/>
        </table:table-row>
        <table:table-row table:style-name="Table7.16">
          <table:covered-table-cell/>
          <table:table-cell table:style-name="Table7.B2" table:number-rows-spanned="5" office:value-type="string">
            <text:h text:style-name="P38" text:outline-level="1"><text:bookmark text:name="__RefHeading__36_439131966"/>14 Promotion and advertising<text:bookmark-end text:name="__RefHeading__36_439131966"/></text:h>
            <text:p text:style-name="Text_20_body"><text:span text:style-name="T10"><text:line-break/>How and where will you promote your product/service?</text:span> (Use as many fields as is applicable and add more if you need to.)</text:p>
            <text:list xml:id="list36582381" text:continue-numbering="true" text:style-name="WW8Num10">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item>
                <text:p text:style-name="P66"><text:text-input text:description="Text6" text:hint="The business will">     </text:text-input></text:p>
              </text:list-item>
            </text:list>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cell table:style-name="Table7.C2" table:number-rows-spanned="5" office:value-type="string">
            <text:p text:style-name="P10"/>
          </table:table-cell>
        </table:table-row>
        <table:table-row table:style-name="Table7.3">
          <table:covered-table-cell/>
          <table:covered-table-cell/>
          <table:covered-table-cell/>
        </table:table-row>
        <table:table-row table:style-name="Table7.3">
          <table:covered-table-cell/>
          <table:covered-table-cell/>
          <table:covered-table-cell/>
        </table:table-row>
        <table:table-row table:style-name="Table7.3">
          <table:covered-table-cell/>
          <table:covered-table-cell/>
          <table:covered-table-cell/>
        </table:table-row>
        <table:table-row table:style-name="Table7.20">
          <table:covered-table-cell/>
          <table:covered-table-cell/>
          <table:covered-table-cell/>
        </table:table-row>
        <table:table-row table:style-name="Table7.15">
          <table:table-cell table:style-name="Table7.A7" table:number-columns-spanned="3" office:value-type="string">
            <text:p text:style-name="P10"/>
          </table:table-cell>
          <table:covered-table-cell/>
          <table:covered-table-cell/>
        </table:table-row>
      </table:table>
      <text:h text:style-name="P43" text:outline-level="1"><text:bookmark text:name="__RefHeading__38_439131966"/>Running the business<text:bookmark-end text:name="__RefHeading__38_439131966"/></text:h>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rows-spanned="6" office:value-type="string">
            <text:p text:style-name="P10"/>
          </table:table-cell>
          <table:table-cell table:style-name="Table11.B1" table:number-columns-spanned="3" office:value-type="string">
            <text:p text:style-name="P10"/>
          </table:table-cell>
          <table:covered-table-cell/>
          <table:covered-table-cell/>
          <table:table-cell table:style-name="Table11.E1" office:value-type="string">
            <text:p text:style-name="P10"/>
          </table:table-cell>
        </table:table-row>
        <table:table-row table:style-name="Table11.2">
          <table:covered-table-cell/>
          <table:table-cell table:style-name="Table11.B2" table:number-rows-spanned="5" office:value-type="string">
            <text:h text:style-name="P38" text:outline-level="1"><text:bookmark text:name="__RefHeading__40_439131966"/>15 Staff<text:bookmark-end text:name="__RefHeading__40_439131966"/></text:h>
            <text:p text:style-name="Text_20_body"><text:span text:style-name="T10"><text:line-break/></text:span>Use as many fields as is applicable in the table below and add more rows if you need to.</text:p>
            <text:p text:style-name="P1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4">Role</text:p>
                </table:table-cell>
                <table:table-cell table:style-name="Table12.A1" office:value-type="string">
                  <text:p text:style-name="P34">Total cost</text:p>
                </table:table-cell>
                <table:table-cell table:style-name="Table12.A1" office:value-type="string">
                  <text:p text:style-name="P34">Necessary experience</text:p>
                </table:table-cell>
                <table:table-cell table:style-name="Table12.D1" office:value-type="string">
                  <text:p text:style-name="P34">Specialist skills and/or qualifications</text:p>
                </table:table-cell>
              </table:table-row>
              <table:table-row table:style-name="Table12.2">
                <table:table-cell table:style-name="Table12.A2" office:value-type="string">
                  <text:list xml:id="list36575844" text:style-name="WW8Num30">
                    <text:list-item>
                      <text:p text:style-name="P57"><text:text-input text:description="" text:help="Role" text:hint="Staff Member Role">     </text:text-input></text:p>
                    </text:list-item>
                  </text:list>
                </table:table-cell>
                <table:table-cell table:style-name="Table12.A2" office:value-type="string">
                  <text:p text:style-name="P27"><text:span text:style-name="T13">£</text:span><text:span text:style-name="T13"><text:text-input text:description="Text89" text:help="Total cost £" text:hint="Total cost">     </text:text-input></text:span></text:p>
                </table:table-cell>
                <table:table-cell table:style-name="Table12.A2" office:value-type="string">
                  <text:list xml:id="list36555030" text:continue-numbering="true" text:style-name="WW8Num30">
                    <text:list-item>
                      <text:p text:style-name="P57"><text:text-input text:description="" text:help="Necessary experience" text:hint="Necessary experience">     </text:text-input></text:p>
                    </text:list-item>
                  </text:list>
                </table:table-cell>
                <table:table-cell table:style-name="Table12.D2" office:value-type="string">
                  <text:list xml:id="list36563463" text:continue-numbering="true" text:style-name="WW8Num30">
                    <text:list-item>
                      <text:p text:style-name="P57"><text:text-input text:description="" text:help="Specialist skills and/or qualifications" text:hint="Specialist skills and/or qualifications">     </text:text-input></text:p>
                    </text:list-item>
                  </text:list>
                </table:table-cell>
              </table:table-row>
              <table:table-row table:style-name="Table12.2">
                <table:table-cell table:style-name="Table12.A2" office:value-type="string">
                  <text:list xml:id="list36584628" text:continue-numbering="true" text:style-name="WW8Num30">
                    <text:list-item>
                      <text:p text:style-name="P57"><text:text-input text:description="" text:help="Role" text:hint="Staff Member Role">     </text:text-input></text:p>
                    </text:list-item>
                  </text:list>
                </table:table-cell>
                <table:table-cell table:style-name="Table12.A2" office:value-type="string">
                  <text:p text:style-name="P27"><text:span text:style-name="T13">£</text:span><text:span text:style-name="T13"><text:text-input text:description="Text90" text:help="Total cost £" text:hint="Total cost">     </text:text-input></text:span></text:p>
                </table:table-cell>
                <table:table-cell table:style-name="Table12.A2" office:value-type="string">
                  <text:list xml:id="list36576353" text:style-name="WW8Num24">
                    <text:list-item>
                      <text:p text:style-name="P58"><text:text-input text:description="" text:help="Necessary experience" text:hint="Necessary experience">     </text:text-input></text:p>
                    </text:list-item>
                  </text:list>
                </table:table-cell>
                <table:table-cell table:style-name="Table12.D2" office:value-type="string">
                  <text:list xml:id="list36560930" text:continue-numbering="true" text:style-name="WW8Num24">
                    <text:list-item>
                      <text:p text:style-name="P58"><text:text-input text:description="" text:help="Specialist skills and/or qualifications" text:hint="Specialist skills and/or qualifications">     </text:text-input></text:p>
                    </text:list-item>
                  </text:list>
                </table:table-cell>
              </table:table-row>
              <table:table-row table:style-name="Table12.2">
                <table:table-cell table:style-name="Table12.A2" office:value-type="string">
                  <text:list xml:id="list36581287" text:continue-numbering="true" text:style-name="WW8Num24">
                    <text:list-item>
                      <text:p text:style-name="P58"><text:text-input text:description="" text:help="Role" text:hint="Staff Member Role">     </text:text-input></text:p>
                    </text:list-item>
                  </text:list>
                </table:table-cell>
                <table:table-cell table:style-name="Table12.A2" office:value-type="string">
                  <text:p text:style-name="P27"><text:span text:style-name="T13">£</text:span><text:span text:style-name="T13"><text:text-input text:description="Text91" text:help="Total cost £" text:hint="Total cost">     </text:text-input></text:span></text:p>
                </table:table-cell>
                <table:table-cell table:style-name="Table12.A2" office:value-type="string">
                  <text:list xml:id="list36584934" text:style-name="WW8Num31">
                    <text:list-item>
                      <text:p text:style-name="P59"><text:text-input text:description="" text:help="Necessary experience" text:hint="Necessary experience">     </text:text-input></text:p>
                    </text:list-item>
                  </text:list>
                </table:table-cell>
                <table:table-cell table:style-name="Table12.D2" office:value-type="string">
                  <text:list xml:id="list36576348" text:style-name="WW8Num29">
                    <text:list-item>
                      <text:p text:style-name="P60"><text:text-input text:description="" text:help="Specialist skills and/or qualifications" text:hint="Specialist skills and/or qualifications">     </text:text-input></text:p>
                    </text:list-item>
                  </text:list>
                </table:table-cell>
              </table:table-row>
              <table:table-row table:style-name="Table12.2">
                <table:table-cell table:style-name="Table12.A2" office:value-type="string">
                  <text:list xml:id="list36581146" text:continue-numbering="true" text:style-name="WW8Num29">
                    <text:list-item>
                      <text:p text:style-name="P60"><text:text-input text:description="Text88" text:help="Role" text:hint="Staff Member Role">     </text:text-input></text:p>
                    </text:list-item>
                  </text:list>
                </table:table-cell>
                <table:table-cell table:style-name="Table12.A2" office:value-type="string">
                  <text:p text:style-name="P27"><text:span text:style-name="T13">£</text:span><text:span text:style-name="T13"><text:text-input text:description="Text92" text:help="Total cost £" text:hint="Total cost">     </text:text-input></text:span></text:p>
                </table:table-cell>
                <table:table-cell table:style-name="Table12.A2" office:value-type="string">
                  <text:list xml:id="list36557938" text:continue-numbering="true" text:style-name="WW8Num29">
                    <text:list-item>
                      <text:p text:style-name="P60"><text:text-input text:description="Text93" text:help="Necessary experience" text:hint="Necessary experience">     </text:text-input></text:p>
                    </text:list-item>
                  </text:list>
                </table:table-cell>
                <table:table-cell table:style-name="Table12.D2" office:value-type="string">
                  <text:list xml:id="list36565062" text:continue-numbering="true" text:style-name="WW8Num29">
                    <text:list-item>
                      <text:p text:style-name="P60"><text:text-input text:description="Text94" text:help="Specialist skills and/or qualifications" text:hint="Specialist skills and/or qualifications">     </text:text-input></text:p>
                    </text:list-item>
                  </text:list>
                </table:table-cell>
              </table:table-row>
              <table:table-row table:style-name="Table12.2">
                <table:table-cell table:style-name="Table12.A2" office:value-type="string">
                  <text:list xml:id="list36557923" text:continue-numbering="true" text:style-name="WW8Num29">
                    <text:list-item>
                      <text:p text:style-name="P60"><text:text-input text:description="Text115" text:help="Role" text:hint="Staff Member Role">     </text:text-input></text:p>
                    </text:list-item>
                  </text:list>
                </table:table-cell>
                <table:table-cell table:style-name="Table12.A2" office:value-type="string">
                  <text:p text:style-name="P27"><text:span text:style-name="T13">£</text:span><text:span text:style-name="T13"><text:text-input text:description="Text118" text:help="Total cost £" text:hint="Total cost">     </text:text-input></text:span></text:p>
                </table:table-cell>
                <table:table-cell table:style-name="Table12.A2" office:value-type="string">
                  <text:list xml:id="list36581297" text:continue-numbering="true" text:style-name="WW8Num29">
                    <text:list-item>
                      <text:p text:style-name="P60"><text:text-input text:description="Text119" text:help="Necessary experience" text:hint="Necessary experience">     </text:text-input></text:p>
                    </text:list-item>
                  </text:list>
                </table:table-cell>
                <table:table-cell table:style-name="Table12.D2" office:value-type="string">
                  <text:list xml:id="list36584325" text:continue-numbering="true" text:style-name="WW8Num29">
                    <text:list-item>
                      <text:p text:style-name="P60"><text:text-input text:description="Text122" text:help="Specialist skills and/or qualifications" text:hint="Specialist skills and/or qualifications">     </text:text-input></text:p>
                    </text:list-item>
                  </text:list>
                </table:table-cell>
              </table:table-row>
            </table:table>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cell table:style-name="Table11.C2" table:number-rows-spanned="5" table:number-columns-spanned="2" office:value-type="string">
            <text:p text:style-name="P10"/>
          </table:table-cell>
          <table:covered-table-cell/>
          <table:table-cell table:style-name="Table11.E1" office:value-type="string">
            <text:p text:style-name="P10"/>
          </table:table-cell>
        </table:table-row>
        <table:table-row table:style-name="Table11.3">
          <table:covered-table-cell/>
          <table:covered-table-cell/>
          <table:covered-table-cell/>
          <table:covered-table-cell/>
          <table:table-cell table:style-name="Table11.E1" office:value-type="string">
            <text:p text:style-name="P10"/>
          </table:table-cell>
        </table:table-row>
        <table:table-row table:style-name="Table11.3">
          <table:covered-table-cell/>
          <table:covered-table-cell/>
          <table:covered-table-cell/>
          <table:covered-table-cell/>
          <table:table-cell table:style-name="Table11.E1" office:value-type="string">
            <text:p text:style-name="P10"/>
          </table:table-cell>
        </table:table-row>
        <table:table-row table:style-name="Table11.3">
          <table:covered-table-cell/>
          <table:covered-table-cell/>
          <table:covered-table-cell/>
          <table:covered-table-cell/>
          <table:table-cell table:style-name="Table11.E1" office:value-type="string">
            <text:p text:style-name="P10"/>
          </table:table-cell>
        </table:table-row>
        <table:table-row table:style-name="Table11.6">
          <table:covered-table-cell/>
          <table:covered-table-cell/>
          <table:covered-table-cell/>
          <table:covered-table-cell/>
          <table:table-cell table:style-name="Table11.E1" office:value-type="string">
            <text:p text:style-name="P10"/>
          </table:table-cell>
        </table:table-row>
        <table:table-row table:style-name="Table11.7">
          <table:table-cell table:style-name="Table11.A1" table:number-columns-spanned="4" office:value-type="string">
            <text:p text:style-name="P10"/>
          </table:table-cell>
          <table:covered-table-cell/>
          <table:covered-table-cell/>
          <table:covered-table-cell/>
          <table:table-cell table:style-name="Table11.E7" office:value-type="string">
            <text:p text:style-name="P10"/>
          </table:table-cell>
        </table:table-row>
        <text:soft-page-break/>
        <table:table-row table:style-name="Table11.8">
          <table:table-cell table:style-name="Table11.A1" table:number-rows-spanned="6" office:value-type="string">
            <text:p text:style-name="P10"/>
          </table:table-cell>
          <table:table-cell table:style-name="Table11.B8" table:number-columns-spanned="4" office:value-type="string">
            <text:p text:style-name="P10"/>
          </table:table-cell>
          <table:covered-table-cell/>
          <table:covered-table-cell/>
          <table:covered-table-cell/>
        </table:table-row>
        <table:table-row table:style-name="Table11.9">
          <table:covered-table-cell/>
          <table:table-cell table:style-name="Table11.B2" table:number-rows-spanned="5" table:number-columns-spanned="2" office:value-type="string">
            <text:h text:style-name="P38" text:outline-level="1"><text:bookmark text:name="__RefHeading__42_439131966"/>16 Premises<text:bookmark-end text:name="__RefHeading__42_439131966"/></text:h>
            <text:p text:style-name="P12"><text:line-break/></text:p>
            <table:table table:name="Table13" table:style-name="Table13">
              <table:table-column table:style-name="Table13.A"/>
              <table:table-column table:style-name="Table13.B"/>
              <table:table-row table:style-name="Table13.1">
                <table:table-cell table:style-name="Table13.A1" office:value-type="string">
                  <text:p text:style-name="P32"/>
                </table:table-cell>
                <table:table-cell table:style-name="Table13.B1" office:value-type="string">
                  <text:p text:style-name="P33">Cost £</text:p>
                </table:table-cell>
              </table:table-row>
              <table:table-row table:style-name="Table13.2">
                <table:table-cell table:style-name="Table13.A1" office:value-type="string">
                  <text:p text:style-name="P27"><text:span text:style-name="T13">Premises required at start-up: </text:span><text:span text:style-name="T13"><text:text-input text:description="Text141" text:help="Premises required at start-up: " text:hint="Premises required at start-up">     </text:text-input></text:span></text:p>
                </table:table-cell>
                <table:table-cell table:style-name="Table13.B1" office:value-type="string">
                  <text:p text:style-name="P27"><text:span text:style-name="T13">£</text:span><text:span text:style-name="T13"><text:text-input text:description="Text95" text:help="Cost £" text:hint="Cost £">     </text:text-input></text:span></text:p>
                </table:table-cell>
              </table:table-row>
              <table:table-row table:style-name="Table13.3">
                <table:table-cell table:style-name="Table13.A1" office:value-type="string">
                  <text:p text:style-name="P27"><text:span text:style-name="T13">Premises required in the future (if different): </text:span><text:span text:style-name="T13"><text:text-input text:description="" text:help="Premises required in the future (if different): " text:hint="Premises required in the future (if different)">     </text:text-input></text:span></text:p>
                </table:table-cell>
                <table:table-cell table:style-name="Table13.B1" office:value-type="string">
                  <text:p text:style-name="P27"><text:span text:style-name="T13">£</text:span><text:span text:style-name="T13"><text:text-input text:description="Text96" text:help="Cost £" text:hint="Cost £">     </text:text-input></text:span></text:p>
                </table:table-cell>
              </table:table-row>
            </table:table>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covered-table-cell/>
          <table:table-cell table:style-name="Table11.D9" table:number-rows-spanned="5" table:number-columns-spanned="2" office:value-type="string">
            <text:p text:style-name="P10"/>
          </table:table-cell>
          <table:covered-table-cell/>
        </table:table-row>
        <table:table-row table:style-name="Table11.10">
          <table:covered-table-cell/>
          <table:covered-table-cell/>
          <table:covered-table-cell/>
          <table:covered-table-cell/>
          <table:covered-table-cell/>
        </table:table-row>
        <table:table-row table:style-name="Table11.10">
          <table:covered-table-cell/>
          <table:covered-table-cell/>
          <table:covered-table-cell/>
          <table:covered-table-cell/>
          <table:covered-table-cell/>
        </table:table-row>
        <table:table-row table:style-name="Table11.10">
          <table:covered-table-cell/>
          <table:covered-table-cell/>
          <table:covered-table-cell/>
          <table:covered-table-cell/>
          <table:covered-table-cell/>
        </table:table-row>
        <table:table-row table:style-name="Table11.13">
          <table:covered-table-cell/>
          <table:covered-table-cell/>
          <table:covered-table-cell/>
          <table:covered-table-cell/>
          <table:covered-table-cell/>
        </table:table-row>
        <table:table-row table:style-name="Table11.8">
          <table:table-cell table:style-name="Table11.A14" table:number-columns-spanned="5" office:value-type="string">
            <text:p text:style-name="P10"/>
          </table:table-cell>
          <table:covered-table-cell/>
          <table:covered-table-cell/>
          <table:covered-table-cell/>
          <table:covered-table-cell/>
        </table:table-row>
      </table:table>
      <text:p text:style-name="P11"/>
      <table:table table:name="Table14" table:style-name="Table14">
        <table:table-column table:style-name="Table14.A"/>
        <table:table-column table:style-name="Table14.B"/>
        <table:table-column table:style-name="Table14.C"/>
        <text:soft-page-break/>
        <table:table-row table:style-name="Table14.1">
          <table:table-cell table:style-name="Table14.A1" table:number-rows-spanned="6" office:value-type="string">
            <text:p text:style-name="P10"/>
          </table:table-cell>
          <table:table-cell table:style-name="Table14.B1" table:number-columns-spanned="2" office:value-type="string">
            <text:p text:style-name="P10"/>
          </table:table-cell>
          <table:covered-table-cell/>
        </table:table-row>
        <table:table-row table:style-name="Table14.2">
          <table:covered-table-cell/>
          <table:table-cell table:style-name="Table14.B2" table:number-rows-spanned="5" office:value-type="string">
            <text:h text:style-name="P38" text:outline-level="1"><text:bookmark text:name="__RefHeading__44_439131966"/>17 Suppliers<text:bookmark-end text:name="__RefHeading__44_439131966"/></text:h>
            <text:h text:style-name="Heading_20_2" text:outline-level="2"/>
            <text:p text:style-name="Text_20_body"><text:span text:style-name="T10">Your key suppliers and their credit terms:</text:span> (Use as many fields as is applicable and add more rows if you need to.)</text:p>
            <text:p text:style-name="Standard"/>
            <text:p text:style-name="Standard"><draw:frame draw:style-name="fr1" draw:name="Frame1" text:anchor-type="char" svg:y="0.275cm" svg:width="16.014cm" draw:z-index="0"><draw:text-box fo:min-height="0.041cm"><table:table table:name="Table15" table:style-name="Table15"><table:table-column table:style-name="Table15.A"/><table:table-column table:style-name="Table15.B"/><table:table-column table:style-name="Table15.C"/><table:table-row table:style-name="Table15.1"><table:table-cell table:style-name="Table15.A1" office:value-type="string"><text:p text:style-name="P32">Supplier</text:p></table:table-cell><table:table-cell table:style-name="Table15.A1" office:value-type="string"><text:p text:style-name="P32">What you’ll buy from them</text:p></table:table-cell><table:table-cell table:style-name="Table15.C1" office:value-type="string"><text:p text:style-name="P32">Number of days’ credit</text:p></table:table-cell></table:table-row><table:table-row table:style-name="Table15.2"><table:table-cell table:style-name="Table15.A1" office:value-type="string"><text:list xml:id="list36578561" text:style-name="WW8Num23"><text:list-item><text:p text:style-name="P62"><text:text-input text:description="" text:help="Supplier" text:hint="Supplier">     </text:text-input></text:p></text:list-item></text:list></table:table-cell><table:table-cell table:style-name="Table15.A1" office:value-type="string"><text:list xml:id="list36561085" text:continue-list="list36584628" text:style-name="WW8Num30"><text:list-item><text:p text:style-name="P63"><text:text-input text:description="Text107" text:help="What you’ll buy from them" text:hint="What you’ll buy from them">     </text:text-input></text:p></text:list-item></text:list><text:p text:style-name="P35"/></table:table-cell><table:table-cell table:style-name="Table15.C1" office:value-type="string"><text:list xml:id="list36565308" text:continue-numbering="true" text:style-name="WW8Num30"><text:list-item><text:p text:style-name="P63"><text:text-input text:description="" text:help="Number of days’ credit" text:hint="Number of days’ credit">     </text:text-input></text:p></text:list-item></text:list></table:table-cell></table:table-row><table:table-row table:style-name="Table15.2"><table:table-cell table:style-name="Table15.A1" office:value-type="string"><text:list xml:id="list36565206" text:continue-numbering="true" text:style-name="WW8Num30"><text:list-item><text:p text:style-name="P63"><text:text-input text:description="" text:help="Supplier" text:hint="Supplier">     </text:text-input></text:p></text:list-item></text:list></table:table-cell><table:table-cell table:style-name="Table15.A1" office:value-type="string"><text:list xml:id="list36571763" text:continue-numbering="true" text:style-name="WW8Num30"><text:list-item><text:p text:style-name="P63"><text:text-input text:description="Text106" text:help="What you’ll buy from them" text:hint="What you’ll buy from them">     </text:text-input></text:p></text:list-item></text:list></table:table-cell><table:table-cell table:style-name="Table15.C1" office:value-type="string"><text:list xml:id="list36581708" text:continue-numbering="true" text:style-name="WW8Num30"><text:list-item><text:p text:style-name="P63"><text:text-input text:description="" text:help="Number of days’ credit" text:hint="Number of days’ credit">     </text:text-input></text:p></text:list-item></text:list></table:table-cell></table:table-row><table:table-row table:style-name="Table15.2"><table:table-cell table:style-name="Table15.A1" office:value-type="string"><text:list xml:id="list36563680" text:continue-numbering="true" text:style-name="WW8Num30"><text:list-item><text:p text:style-name="P63"><text:text-input text:description="Text97" text:help="Supplier" text:hint="Supplier">     </text:text-input></text:p></text:list-item></text:list></table:table-cell><table:table-cell table:style-name="Table15.A1" office:value-type="string"><text:list xml:id="list36558906" text:continue-numbering="true" text:style-name="WW8Num30"><text:list-item><text:p text:style-name="P63"><text:text-input text:description="Text105" text:help="What you’ll buy from them" text:hint="What you’ll buy from them">     </text:text-input></text:p></text:list-item></text:list></table:table-cell><table:table-cell table:style-name="Table15.C1" office:value-type="string"><text:list xml:id="list36574366" text:continue-numbering="true" text:style-name="WW8Num30"><text:list-item><text:p text:style-name="P63"><text:text-input text:description="Text108" text:help="Number of days’ credit" text:hint="Number of days’ credit">     </text:text-input></text:p></text:list-item></text:list></table:table-cell></table:table-row><table:table-row table:style-name="Table15.2"><table:table-cell table:style-name="Table15.A1" office:value-type="string"><text:list xml:id="list36575757" text:continue-numbering="true" text:style-name="WW8Num30"><text:list-item><text:p text:style-name="P63"><text:text-input text:description="Text98" text:help="Supplier" text:hint="Supplier">     </text:text-input></text:p></text:list-item></text:list></table:table-cell><table:table-cell table:style-name="Table15.A1" office:value-type="string"><text:list xml:id="list36586013" text:continue-numbering="true" text:style-name="WW8Num30"><text:list-item><text:p text:style-name="P63"><text:text-input text:description="Text104" text:help="What you’ll buy from them" text:hint="What you’ll buy from them">     </text:text-input></text:p></text:list-item></text:list></table:table-cell><table:table-cell table:style-name="Table15.C1" office:value-type="string"><text:list xml:id="list36579407" text:continue-numbering="true" text:style-name="WW8Num30"><text:list-item><text:p text:style-name="P63"><text:text-input text:description="Text109" text:help="Number of days’ credit" text:hint="Number of days’ credit">     </text:text-input></text:p></text:list-item></text:list></table:table-cell></table:table-row><table:table-row table:style-name="Table15.2"><table:table-cell table:style-name="Table15.A1" office:value-type="string"><text:list xml:id="list36570188" text:continue-numbering="true" text:style-name="WW8Num30"><text:list-item><text:p text:style-name="P63"><text:text-input text:description="Text99" text:help="Supplier" text:hint="Supplier">     </text:text-input></text:p></text:list-item></text:list></table:table-cell><table:table-cell table:style-name="Table15.A1" office:value-type="string"><text:list xml:id="list36571016" text:continue-numbering="true" text:style-name="WW8Num30"><text:list-item><text:p text:style-name="P63"><text:text-input text:description="Text103" text:help="What you’ll buy from them" text:hint="What you’ll buy from them">     </text:text-input></text:p></text:list-item></text:list></table:table-cell><table:table-cell table:style-name="Table15.C1" office:value-type="string"><text:list xml:id="list36581224" text:continue-numbering="true" text:style-name="WW8Num30"><text:list-item><text:p text:style-name="P63"><text:text-input text:description="Text110" text:help="Number of days’ credit" text:hint="Number of days’ credit">     </text:text-input></text:p></text:list-item></text:list></table:table-cell></table:table-row><table:table-row table:style-name="Table15.2"><table:table-cell table:style-name="Table15.A1" office:value-type="string"><text:list xml:id="list36568446" text:continue-numbering="true" text:style-name="WW8Num30"><text:list-item><text:p text:style-name="P63"><text:text-input text:description="" text:help="Supplier" text:hint="Supplier">     </text:text-input></text:p></text:list-item></text:list></table:table-cell><table:table-cell table:style-name="Table15.A1" office:value-type="string"><text:list xml:id="list36565708" text:continue-numbering="true" text:style-name="WW8Num30"><text:list-item><text:p text:style-name="P63"><text:text-input text:description="Text102" text:help="What you’ll buy from them" text:hint="What you’ll buy from them">     </text:text-input></text:p></text:list-item></text:list></table:table-cell><table:table-cell table:style-name="Table15.C1" office:value-type="string"><text:list xml:id="list36577818" text:continue-numbering="true" text:style-name="WW8Num30"><text:list-item><text:p text:style-name="P63"><text:text-input text:description="" text:help="Number of days’ credit" text:hint="Number of days’ credit">     </text:text-input></text:p></text:list-item></text:list></table:table-cell></table:table-row><table:table-row table:style-name="Table15.2"><table:table-cell table:style-name="Table15.A1" office:value-type="string"><text:list xml:id="list36576441" text:continue-numbering="true" text:style-name="WW8Num30"><text:list-item><text:p text:style-name="P63"><text:text-input text:description="Text100" text:help="Supplier" text:hint="Supplier">     </text:text-input></text:p></text:list-item></text:list></table:table-cell><table:table-cell table:style-name="Table15.A1" office:value-type="string"><text:list xml:id="list36581555" text:continue-numbering="true" text:style-name="WW8Num30"><text:list-item><text:p text:style-name="P63"><text:text-input text:description="Text101" text:help="What you’ll buy from them" text:hint="What you’ll buy from them">     </text:text-input></text:p></text:list-item></text:list></table:table-cell><table:table-cell table:style-name="Table15.C1" office:value-type="string"><text:list xml:id="list36557043" text:continue-numbering="true" text:style-name="WW8Num30"><text:list-item><text:p text:style-name="P63"><text:text-input text:description="Text111" text:help="Number of days’ credit" text:hint="Number of days’ credit">     </text:text-input></text:p></text:list-item></text:list></table:table-cell></table:table-row><table:table-row table:style-name="Table15.2"><table:table-cell table:style-name="Table15.A1" office:value-type="string"><text:list xml:id="list36562075" text:continue-numbering="true" text:style-name="WW8Num30"><text:list-item><text:p text:style-name="P63"><text:text-input text:description="Text112" text:help="Supplier" text:hint="Supplier">     </text:text-input></text:p></text:list-item></text:list></table:table-cell><table:table-cell table:style-name="Table15.A1" office:value-type="string"><text:list xml:id="list36565405" text:continue-numbering="true" text:style-name="WW8Num30"><text:list-item><text:p text:style-name="P63"><text:text-input text:description="Text113" text:help="What you’ll buy from them" text:hint="What you’ll buy from them">     </text:text-input></text:p></text:list-item></text:list></table:table-cell><table:table-cell table:style-name="Table15.C1" office:value-type="string"><text:list xml:id="list36586265" text:continue-numbering="true" text:style-name="WW8Num30"><text:list-item><text:p text:style-name="P63"><text:text-input text:description="Text114" text:help="Number of days’ credit" text:hint="Number of days’ credit">     </text:text-input></text:p></text:list-item></text:list></table:table-cell></table:table-row></table:table></draw:text-box></draw:frame></text:p>
            <text:p text:style-name="P12"/>
            <text:p text:style-name="Standard"/>
            <text:p text:style-name="P6"/>
            <text:p text:style-name="P6"/>
          </table:table-cell>
          <table:table-cell table:style-name="Table14.C2" table:number-rows-spanned="5" office:value-type="string">
            <text:p text:style-name="P10"/>
          </table:table-cell>
        </table:table-row>
        <table:table-row table:style-name="Table14.3">
          <table:covered-table-cell/>
          <table:covered-table-cell/>
          <table:covered-table-cell/>
        </table:table-row>
        <table:table-row table:style-name="Table14.3">
          <table:covered-table-cell/>
          <table:covered-table-cell/>
          <table:covered-table-cell/>
        </table:table-row>
        <table:table-row table:style-name="Table14.3">
          <table:covered-table-cell/>
          <table:covered-table-cell/>
          <table:covered-table-cell/>
        </table:table-row>
        <table:table-row table:style-name="Table14.6">
          <table:covered-table-cell/>
          <table:covered-table-cell/>
          <table:covered-table-cell/>
        </table:table-row>
        <table:table-row table:style-name="Table14.1">
          <table:table-cell table:style-name="Table14.A7" table:number-columns-spanned="3" office:value-type="string">
            <text:p text:style-name="P10"/>
          </table:table-cell>
          <table:covered-table-cell/>
          <table:covered-table-cell/>
        </table:table-row>
        <text:soft-page-break/>
        <table:table-row table:style-name="Table14.8">
          <table:table-cell table:style-name="Table14.A1" table:number-rows-spanned="6" office:value-type="string">
            <text:p text:style-name="P10"/>
          </table:table-cell>
          <table:table-cell table:style-name="Table14.B1" table:number-columns-spanned="2" office:value-type="string">
            <text:p text:style-name="P10"/>
            <text:p text:style-name="P10"/>
          </table:table-cell>
          <table:covered-table-cell/>
        </table:table-row>
        <table:table-row table:style-name="Table14.9">
          <table:covered-table-cell/>
          <table:table-cell table:style-name="Table14.B2" table:number-rows-spanned="5" office:value-type="string">
            <text:h text:style-name="P38" text:outline-level="1"><text:bookmark text:name="__RefHeading__46_439131966"/>18 Equipment <text:bookmark-end text:name="__RefHeading__46_439131966"/></text:h>
            <text:p text:style-name="Text_20_body"><text:span text:style-name="T10"><text:line-break/></text:span>Use as many fields as is applicable and add more rows if you need to.</text:p>
            <text:p text:style-name="Standard"/>
            <text:p text:style-name="Standard"><draw:frame draw:style-name="fr1" draw:name="Frame2" text:anchor-type="char" svg:y="0.115cm" svg:width="12.619cm" draw:z-index="1"><draw:text-box fo:min-height="0.041cm"><table:table table:name="Table16" table:style-name="Table16"><table:table-column table:style-name="Table16.A"/><table:table-column table:style-name="Table16.B" table:number-columns-repeated="2"/><table:table-column table:style-name="Table16.D"/><table:table-row table:style-name="Table16.1"><table:table-cell table:style-name="Table16.A1" office:value-type="string"><text:p text:style-name="P34">Resource </text:p></table:table-cell><table:table-cell table:style-name="Table16.A1" office:value-type="string"><text:p text:style-name="P34">When</text:p></table:table-cell><table:table-cell table:style-name="Table16.A1" office:value-type="string"><text:p text:style-name="P34">How funded</text:p></table:table-cell><table:table-cell table:style-name="Table16.D1" office:value-type="string"><text:p text:style-name="P34">Cost £ per unit</text:p></table:table-cell></table:table-row><table:table-row table:style-name="Table16.2"><table:table-cell table:style-name="Table16.A1" office:value-type="string"><text:list xml:id="list36584317" text:style-name="WW8Num18"><text:list-header><text:p text:style-name="P61"><text:text-input text:description="" text:help="Resource" text:hint="Resource   ">     </text:text-input></text:p></text:list-header></text:list></table:table-cell><table:table-cell table:style-name="Table16.A1" office:value-type="string"><text:list xml:id="list36582345" text:continue-numbering="true" text:style-name="WW8Num18"><text:list-header><text:p text:style-name="P61"><text:text-input text:description="" text:help="When" text:hint="When">     </text:text-input></text:p></text:list-header></text:list></table:table-cell><table:table-cell table:style-name="Table16.A1" office:value-type="string"><text:list xml:id="list36570685" text:continue-numbering="true" text:style-name="WW8Num18"><text:list-header><text:p text:style-name="P61"><text:text-input text:description="" text:help="How funded" text:hint="How funded">     </text:text-input></text:p></text:list-header></text:list></table:table-cell><table:table-cell table:style-name="Table16.D1" office:value-type="string"><text:p text:style-name="P27"><text:span text:style-name="T13">£</text:span><text:span text:style-name="T13"><text:text-input text:description="Text127" text:help="Cost £ per unit" text:hint="Cost £ per unit">     </text:text-input></text:span></text:p></table:table-cell></table:table-row><table:table-row table:style-name="Table16.2"><table:table-cell table:style-name="Table16.A1" office:value-type="string"><text:list xml:id="list36562312" text:continue-numbering="true" text:style-name="WW8Num18"><text:list-header><text:p text:style-name="P61"><text:text-input text:description="" text:help="Resource" text:hint="Resource ">     </text:text-input></text:p></text:list-header></text:list></table:table-cell><table:table-cell table:style-name="Table16.A1" office:value-type="string"><text:list xml:id="list36583206" text:continue-numbering="true" text:style-name="WW8Num18"><text:list-header><text:p text:style-name="P61"><text:text-input text:description="" text:help="When" text:hint="When">     </text:text-input></text:p></text:list-header></text:list></table:table-cell><table:table-cell table:style-name="Table16.A1" office:value-type="string"><text:list xml:id="list36559234" text:continue-numbering="true" text:style-name="WW8Num18"><text:list-header><text:p text:style-name="P61"><text:text-input text:description="" text:help="How funded" text:hint="How funded">     </text:text-input></text:p></text:list-header></text:list></table:table-cell><table:table-cell table:style-name="Table16.D1" office:value-type="string"><text:p text:style-name="P27"><text:span text:style-name="T13">£</text:span><text:span text:style-name="T13"><text:text-input text:description="" text:help="Cost £ per unit" text:hint="Cost £ per unit">     </text:text-input></text:span></text:p></table:table-cell></table:table-row><table:table-row table:style-name="Table16.2"><table:table-cell table:style-name="Table16.A1" office:value-type="string"><text:list xml:id="list36584375" text:continue-numbering="true" text:style-name="WW8Num18"><text:list-header><text:p text:style-name="P61"><text:text-input text:description="" text:help="Resource" text:hint="Resource">     </text:text-input></text:p></text:list-header></text:list></table:table-cell><table:table-cell table:style-name="Table16.A1" office:value-type="string"><text:list xml:id="list36555880" text:continue-numbering="true" text:style-name="WW8Num18"><text:list-header><text:p text:style-name="P61"><text:text-input text:description="" text:help="When" text:hint="When">     </text:text-input></text:p></text:list-header></text:list></table:table-cell><table:table-cell table:style-name="Table16.A1" office:value-type="string"><text:list xml:id="list36567767" text:continue-numbering="true" text:style-name="WW8Num18"><text:list-header><text:p text:style-name="P61"><text:text-input text:description="" text:help="How funded" text:hint="How funded">     </text:text-input></text:p></text:list-header></text:list></table:table-cell><table:table-cell table:style-name="Table16.D1" office:value-type="string"><text:p text:style-name="P27"><text:span text:style-name="T13">£</text:span><text:span text:style-name="T13"><text:text-input text:description="" text:help="Cost £ per unit" text:hint="Cost £ per unit">     </text:text-input></text:span></text:p></table:table-cell></table:table-row><table:table-row table:style-name="Table16.2"><table:table-cell table:style-name="Table16.A1" office:value-type="string"><text:list xml:id="list36567729" text:continue-numbering="true" text:style-name="WW8Num18"><text:list-header><text:p text:style-name="P61"><text:text-input text:description="" text:help="Resource" text:hint="Resource">     </text:text-input></text:p></text:list-header></text:list></table:table-cell><table:table-cell table:style-name="Table16.A1" office:value-type="string"><text:list xml:id="list36574115" text:continue-numbering="true" text:style-name="WW8Num18"><text:list-header><text:p text:style-name="P61"><text:text-input text:description="" text:help="When" text:hint="When">     </text:text-input></text:p></text:list-header></text:list></table:table-cell><table:table-cell table:style-name="Table16.A1" office:value-type="string"><text:list xml:id="list36573568" text:continue-numbering="true" text:style-name="WW8Num18"><text:list-header><text:p text:style-name="P61"><text:text-input text:description="" text:help="How funded" text:hint="How funded">     </text:text-input></text:p></text:list-header></text:list></table:table-cell><table:table-cell table:style-name="Table16.D1" office:value-type="string"><text:p text:style-name="P27"><text:span text:style-name="T13">£</text:span><text:span text:style-name="T13"><text:text-input text:description="" text:help="Cost £ per unit" text:hint="Cost £ per unit">     </text:text-input></text:span></text:p></table:table-cell></table:table-row><table:table-row table:style-name="Table16.2"><table:table-cell table:style-name="Table16.A1" office:value-type="string"><text:list xml:id="list36554557" text:continue-numbering="true" text:style-name="WW8Num18"><text:list-header><text:p text:style-name="P61"><text:text-input text:description="" text:help="Resource" text:hint="Resource">     </text:text-input></text:p></text:list-header></text:list></table:table-cell><table:table-cell table:style-name="Table16.A1" office:value-type="string"><text:list xml:id="list36584376" text:continue-numbering="true" text:style-name="WW8Num18"><text:list-header><text:p text:style-name="P61"><text:text-input text:description="Text116" text:help="When" text:hint="When">     </text:text-input></text:p></text:list-header></text:list></table:table-cell><table:table-cell table:style-name="Table16.A1" office:value-type="string"><text:list xml:id="list36565540" text:continue-numbering="true" text:style-name="WW8Num18"><text:list-header><text:p text:style-name="P61"><text:text-input text:description="" text:help="How funded" text:hint="How funded">     </text:text-input></text:p></text:list-header></text:list></table:table-cell><table:table-cell table:style-name="Table16.D1" office:value-type="string"><text:p text:style-name="P27"><text:span text:style-name="T13">£</text:span><text:span text:style-name="T13"><text:text-input text:description="" text:help="Cost £ per unit" text:hint="Cost £ per unit">     </text:text-input></text:span></text:p></table:table-cell></table:table-row><table:table-row table:style-name="Table16.2"><table:table-cell table:style-name="Table16.A1" office:value-type="string"><text:list xml:id="list36557940" text:continue-numbering="true" text:style-name="WW8Num18"><text:list-header><text:p text:style-name="P61"><text:text-input text:description="" text:help="Resource" text:hint="Resource">     </text:text-input></text:p></text:list-header></text:list></table:table-cell><table:table-cell table:style-name="Table16.A1" office:value-type="string"><text:list xml:id="list36575544" text:continue-numbering="true" text:style-name="WW8Num18"><text:list-header><text:p text:style-name="P61"><text:text-input text:description="Text117" text:help="When" text:hint="When">     </text:text-input></text:p></text:list-header></text:list></table:table-cell><table:table-cell table:style-name="Table16.A1" office:value-type="string"><text:list xml:id="list36557443" text:continue-numbering="true" text:style-name="WW8Num18"><text:list-header><text:p text:style-name="P61"><text:text-input text:description="" text:help="How funded" text:hint="How funded">     </text:text-input></text:p></text:list-header></text:list></table:table-cell><table:table-cell table:style-name="Table16.D1" office:value-type="string"><text:p text:style-name="P27"><text:span text:style-name="T13">£</text:span><text:span text:style-name="T13"><text:text-input text:description="" text:help="Cost £ per unit" text:hint="Cost £ per unit">     </text:text-input></text:span></text:p></table:table-cell></table:table-row><table:table-row table:style-name="Table16.2"><table:table-cell table:style-name="Table16.A1" office:value-type="string"><text:list xml:id="list36564941" text:continue-numbering="true" text:style-name="WW8Num18"><text:list-header><text:p text:style-name="P61"><text:text-input text:description="" text:help="Resource" text:hint="Resource">     </text:text-input></text:p></text:list-header></text:list></table:table-cell><table:table-cell table:style-name="Table16.A1" office:value-type="string"><text:list xml:id="list36560032" text:continue-numbering="true" text:style-name="WW8Num18"><text:list-header><text:p text:style-name="P61"><text:text-input text:description="" text:help="When" text:hint="When">     </text:text-input></text:p></text:list-header></text:list></table:table-cell><table:table-cell table:style-name="Table16.A1" office:value-type="string"><text:list xml:id="list36579203" text:continue-numbering="true" text:style-name="WW8Num18"><text:list-header><text:p text:style-name="P61"><text:text-input text:description="" text:help="How funded" text:hint="How funded">     </text:text-input></text:p></text:list-header></text:list></table:table-cell><table:table-cell table:style-name="Table16.D1" office:value-type="string"><text:p text:style-name="P27"><text:span text:style-name="T13">£</text:span><text:span text:style-name="T13"><text:text-input text:description="" text:help="Cost £ per unit" text:hint="Cost £ per unit">     </text:text-input></text:span></text:p></table:table-cell></table:table-row><table:table-row table:style-name="Table16.2"><table:table-cell table:style-name="Table16.A1" office:value-type="string"><text:list xml:id="list36582518" text:continue-numbering="true" text:style-name="WW8Num18"><text:list-header><text:p text:style-name="P61"><text:text-input text:description="" text:help="Resource" text:hint="Resource">     </text:text-input></text:p></text:list-header></text:list></table:table-cell><table:table-cell table:style-name="Table16.A1" office:value-type="string"><text:list xml:id="list36577214" text:continue-numbering="true" text:style-name="WW8Num18"><text:list-header><text:p text:style-name="P61"><text:text-input text:description="" text:help="When" text:hint="When">     </text:text-input></text:p></text:list-header></text:list></table:table-cell><table:table-cell table:style-name="Table16.A1" office:value-type="string"><text:list xml:id="list36558510" text:continue-numbering="true" text:style-name="WW8Num18"><text:list-header><text:p text:style-name="P61"><text:text-input text:description="Text124" text:help="How funded" text:hint="How funded">     </text:text-input></text:p></text:list-header></text:list></table:table-cell><table:table-cell table:style-name="Table16.D1" office:value-type="string"><text:p text:style-name="P27"><text:span text:style-name="T13">£</text:span><text:span text:style-name="T13"><text:text-input text:description="Text125" text:help="Cost £ per unit" text:hint="Cost £ per unit">     </text:text-input></text:span></text:p></table:table-cell></table:table-row></table:table></draw:text-box></draw:frame></text:p>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cell table:style-name="Table14.C2" table:number-rows-spanned="5" office:value-type="string">
            <text:p text:style-name="P10"/>
          </table:table-cell>
        </table:table-row>
        <table:table-row table:style-name="Table14.10">
          <table:covered-table-cell/>
          <table:covered-table-cell/>
          <table:covered-table-cell/>
        </table:table-row>
        <table:table-row table:style-name="Table14.10">
          <table:covered-table-cell/>
          <table:covered-table-cell/>
          <table:covered-table-cell/>
        </table:table-row>
        <table:table-row table:style-name="Table14.10">
          <table:covered-table-cell/>
          <table:covered-table-cell/>
          <table:covered-table-cell/>
        </table:table-row>
        <table:table-row table:style-name="Table14.13">
          <table:covered-table-cell/>
          <table:covered-table-cell/>
          <table:covered-table-cell/>
        </table:table-row>
        <table:table-row table:style-name="Table14.8">
          <table:table-cell table:style-name="Table14.A7" table:number-columns-spanned="3" office:value-type="string">
            <text:p text:style-name="P10"/>
          </table:table-cell>
          <table:covered-table-cell/>
          <table:covered-table-cell/>
        </table:table-row>
        <text:soft-page-break/>
        <table:table-row table:style-name="Table14.1">
          <table:table-cell table:style-name="Table14.A1" table:number-rows-spanned="6" office:value-type="string">
            <text:p text:style-name="P10"/>
          </table:table-cell>
          <table:table-cell table:style-name="Table14.B1" table:number-columns-spanned="2" office:value-type="string">
            <text:p text:style-name="P10"/>
          </table:table-cell>
          <table:covered-table-cell/>
        </table:table-row>
        <table:table-row table:style-name="Table14.2">
          <table:covered-table-cell/>
          <table:table-cell table:style-name="Table14.B2" table:number-rows-spanned="5" office:value-type="string">
            <text:h text:style-name="P38" text:outline-level="1"><text:bookmark text:name="__RefHeading__48_439131966"/>19 Managing operational risks<text:bookmark-end text:name="__RefHeading__48_439131966"/></text:h>
            <text:p text:style-name="Text_20_body"><text:span text:style-name="T10"><text:line-break/></text:span>Use as many fields as is applicable and add more if you need to.</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34">Risk</text:p>
                </table:table-cell>
                <table:table-cell table:style-name="Table17.B1" office:value-type="string">
                  <text:p text:style-name="P34">Solution</text:p>
                </table:table-cell>
              </table:table-row>
              <table:table-row table:style-name="Table17.2">
                <table:table-cell table:style-name="Table17.A1" office:value-type="string">
                  <text:p text:style-name="P29">Staff</text:p>
                  <text:list xml:id="list36567538" text:continue-list="list36586265" text:style-name="WW8Num30">
                    <text:list-item>
                      <text:p text:style-name="P56"><text:text-input text:description="Text128" text:help="Staff" text:hint="Staff (Risk)">     </text:text-input></text:p>
                    </text:list-item>
                  </text:list>
                  <text:p text:style-name="P16"/>
                  <text:list xml:id="list36561061" text:continue-numbering="true" text:style-name="WW8Num30">
                    <text:list-item>
                      <text:p text:style-name="P56"><text:text-input text:description="Text128" text:help="Staff" text:hint="Staff (Risk)">     </text:text-input></text:p>
                    </text:list-item>
                  </text:list>
                  <text:p text:style-name="P28"/>
                  <text:list xml:id="list36569362" text:continue-numbering="true" text:style-name="WW8Num30">
                    <text:list-item>
                      <text:p text:style-name="P56"><text:text-input text:description="Text128" text:help="Staff" text:hint="Staff (Risk)">     </text:text-input></text:p>
                    </text:list-item>
                  </text:list>
                  <text:p text:style-name="P16"/>
                </table:table-cell>
                <table:table-cell table:style-name="Table17.B1" office:value-type="string">
                  <text:p text:style-name="P29"/>
                  <text:list xml:id="list36573290" text:continue-numbering="true" text:style-name="WW8Num30">
                    <text:list-item>
                      <text:p text:style-name="P56"><text:text-input text:description="Text128" text:help="Staff" text:hint="Staff (Risk)">     </text:text-input></text:p>
                    </text:list-item>
                  </text:list>
                  <text:p text:style-name="P16"/>
                  <text:list xml:id="list36570615" text:continue-numbering="true" text:style-name="WW8Num30">
                    <text:list-item>
                      <text:p text:style-name="P56"><text:text-input text:description="Text128" text:help="Staff" text:hint="Staff (Risk)">     </text:text-input></text:p>
                    </text:list-item>
                  </text:list>
                  <text:p text:style-name="P28"/>
                  <text:list xml:id="list36575811" text:continue-numbering="true" text:style-name="WW8Num30">
                    <text:list-item>
                      <text:p text:style-name="P56"><text:text-input text:description="Text128" text:help="Staff" text:hint="Staff (Risk)">     </text:text-input></text:p>
                    </text:list-item>
                  </text:list>
                  <text:p text:style-name="P16"/>
                </table:table-cell>
              </table:table-row>
              <table:table-row table:style-name="Table17.2">
                <table:table-cell table:style-name="Table17.A1" office:value-type="string">
                  <text:p text:style-name="P29">Suppliers</text:p>
                  <text:list xml:id="list36577142" text:continue-numbering="true" text:style-name="WW8Num30">
                    <text:list-item>
                      <text:p text:style-name="P56"><text:text-input text:description="Text128" text:help="Staff" text:hint="Staff (Risk)">     </text:text-input></text:p>
                    </text:list-item>
                  </text:list>
                  <text:p text:style-name="P16"/>
                  <text:list xml:id="list36579020" text:continue-numbering="true" text:style-name="WW8Num30">
                    <text:list-item>
                      <text:p text:style-name="P56"><text:text-input text:description="Text128" text:help="Staff" text:hint="Staff (Risk)">     </text:text-input></text:p>
                    </text:list-item>
                  </text:list>
                  <text:p text:style-name="P28"/>
                  <text:list xml:id="list36566122" text:continue-numbering="true" text:style-name="WW8Num30">
                    <text:list-item>
                      <text:p text:style-name="P56"><text:text-input text:description="Text128" text:help="Staff" text:hint="Staff (Risk)">     </text:text-input></text:p>
                    </text:list-item>
                  </text:list>
                  <text:p text:style-name="P16"/>
                </table:table-cell>
                <table:table-cell table:style-name="Table17.B1" office:value-type="string">
                  <text:p text:style-name="P36"/>
                  <text:list xml:id="list36579166" text:continue-numbering="true" text:style-name="WW8Num30">
                    <text:list-item>
                      <text:p text:style-name="P56"><text:text-input text:description="Text128" text:help="Staff" text:hint="Staff (Risk)">     </text:text-input></text:p>
                    </text:list-item>
                  </text:list>
                  <text:p text:style-name="P16"/>
                  <text:list xml:id="list36579099" text:continue-numbering="true" text:style-name="WW8Num30">
                    <text:list-item>
                      <text:p text:style-name="P56"><text:text-input text:description="Text128" text:help="Staff" text:hint="Staff (Risk)">     </text:text-input></text:p>
                    </text:list-item>
                  </text:list>
                  <text:p text:style-name="P28"/>
                  <text:list xml:id="list36559457" text:continue-numbering="true" text:style-name="WW8Num30">
                    <text:list-item>
                      <text:p text:style-name="P56"><text:text-input text:description="Text128" text:help="Staff" text:hint="Staff (Risk)">     </text:text-input></text:p>
                    </text:list-item>
                  </text:list>
                  <text:p text:style-name="P16"/>
                </table:table-cell>
              </table:table-row>
            </table:table>
            <text:p text:style-name="Standard"/>
            <text:p text:style-name="P6"/>
          </table:table-cell>
          <table:table-cell table:style-name="Table14.C2" table:number-rows-spanned="5" office:value-type="string">
            <text:p text:style-name="P10"/>
          </table:table-cell>
        </table:table-row>
        <table:table-row table:style-name="Table14.3">
          <table:covered-table-cell/>
          <table:covered-table-cell/>
          <table:covered-table-cell/>
        </table:table-row>
        <table:table-row table:style-name="Table14.3">
          <table:covered-table-cell/>
          <table:covered-table-cell/>
          <table:covered-table-cell/>
        </table:table-row>
        <table:table-row table:style-name="Table14.3">
          <table:covered-table-cell/>
          <table:covered-table-cell/>
          <table:covered-table-cell/>
        </table:table-row>
        <table:table-row table:style-name="Table14.6">
          <table:covered-table-cell/>
          <table:covered-table-cell/>
          <table:covered-table-cell/>
        </table:table-row>
        <table:table-row table:style-name="Table14.1">
          <table:table-cell table:style-name="Table14.A7" table:number-columns-spanned="3" office:value-type="string">
            <text:p text:style-name="P10"/>
          </table:table-cell>
          <table:covered-table-cell/>
          <table:covered-table-cell/>
        </table:table-row>
      </table:table>
      <text:h text:style-name="P42" text:outline-level="1"><text:bookmark text:name="__RefHeading__614_439131966"/><text:span text:style-name="_20_Char_20_Char3"><text:span text:style-name="T14">Finance</text:span></text:span><text:bookmark-end text:name="__RefHeading__614_439131966"/></text:h>
      <text:h text:style-name="Heading_20_1" text:outline-level="1"><text:span text:style-name="_20_Char_20_Char3"><text:span text:style-name="T15"/></text:span></text:h>
      <text:h text:style-name="P40" text:outline-level="1"><text:bookmark text:name="__RefHeading__616_439131966"/>The finance section of this template is intended for business planning purposes only. If <text:bookmark-end text:name="__RefHeading__616_439131966"/></text:h>
      <text:h text:style-name="P40" text:outline-level="1"><text:bookmark text:name="__RefHeading__618_439131966"/>financial tables are to be used for any purpose other than internal financial management, we <text:bookmark-end text:name="__RefHeading__618_439131966"/></text:h>
      <text:h text:style-name="P40" text:outline-level="1"><text:bookmark text:name="__RefHeading__620_439131966"/>strongly recommend you consult an accountant or tax advisor.<text:bookmark-end text:name="__RefHeading__620_439131966"/></text:h>
      <text:p text:style-name="Text_20_body"/>
      <text:p text:style-name="Text_20_body"><text:span text:style-name="T2">Click on the links below to access a range of Microsoft Excel work sheets to input your figures, Microsoft Excel will automatically update the totals for you.</text:span> (If you do not have access to Microsoft Excel you can save the files on to your PC. You can then use Open Source Software such as <text:a xlink:type="simple" xlink:href="https://www.google.com/accounts/ServiceLogin?service=writely&amp;passive=1209600&amp;continue=http://docs.google.com/?hl%3Den%26tab%3Dwo&amp;followup=http://docs.google.com/?hl%3Den%26tab%3Dwo&amp;ltmpl=homepage&amp;hl=en"><text:span text:style-name="Internet_20_link">Google Docs</text:span></text:a> or <text:a xlink:type="simple" xlink:href="http://www.openoffice.org/"><text:span text:style-name="Internet_20_link">OpenOffice</text:span></text:a> to access the information by uploading the files into this software. We have provided Open Document Format versions of the tables in this section as well.)</text:p>
      <text:p text:style-name="Text_20_body"><text:span text:style-name="T2">Please note</text:span> that all tables can be customised and additional rows and categories can be added.<text:tab/></text:p>
      <text:p text:style-name="Text_20_body">If you need to print out this business plan and the associated tables (once you have completed them) eg to show your accountant or your bank, place the tables behind the next pages in this template.</text:p>
      <text:p text:style-name="Text_20_body"><text:span text:style-name="T16">You can find </text:span><text:a xlink:type="simple" xlink:href="http://office.microsoft.com/en-gb/excel-help/accessibility-features-in-excel-HP005198434.aspx"><text:span text:style-name="Internet_20_link"><text:span text:style-name="T16">information about Microsoft Excel and accessibility on the Microsoft website</text:span></text:span></text:a><text:span text:style-name="T16">.</text:span><text:line-break/></text:p>
      <table:table table:name="Table18" table:style-name="Table18">
        <table:table-column table:style-name="Table18.A"/>
        <table:table-column table:style-name="Table18.B"/>
        <table:table-column table:style-name="Table18.C"/>
        <table:table-row table:style-name="Table18.1">
          <table:table-cell table:style-name="Table18.A1" table:number-rows-spanned="6" office:value-type="string">
            <text:p text:style-name="P8"><text:tab/></text:p>
          </table:table-cell>
          <table:table-cell table:style-name="Table18.B1" table:number-columns-spanned="2" office:value-type="string">
            <text:p text:style-name="P10"/>
          </table:table-cell>
          <table:covered-table-cell/>
        </table:table-row>
        <table:table-row table:style-name="Table18.2">
          <table:covered-table-cell/>
          <table:table-cell table:style-name="Table18.B2" table:number-rows-spanned="5" office:value-type="string">
            <text:h text:style-name="P38" text:outline-level="1"><text:bookmark text:name="__RefHeading__50_439131966"/>20 Start-up costs<text:span text:style-name="T17"> </text:span><text:bookmark-end text:name="__RefHeading__50_439131966"/></text:h>
            <text:h text:style-name="P64" text:outline-level="2"/>
            <text:p text:style-name="Text_20_body"><text:span text:style-name="T11">Calculate how much money you need before you start trading</text:span><text:span text:style-name="T17"> (This helps you to calculate the costs of starting your new business.)</text:span></text:p>
            <text:p text:style-name="P22"/>
            <text:p text:style-name="Text_20_body"><text:a xlink:type="simple" xlink:href="http://www.businesslink.gov.uk/Starting_a_Business_files/Startup_costs_v1.0.xls">Download the start up costs table in Microsoft Excel format (XLS, 44 KB)</text:a></text:p>
            <text:p text:style-name="Text_20_body"><text:a xlink:type="simple" xlink:href="http://www.businesslink.gov.uk/Starting_a_Business_files/Startup_costs_v1.0.ods">Download the start up costs table in Open Document format (ODS, 17 KB)</text:a></text:p>
            <text:p text:style-name="Text_20_body"/>
            <text:p text:style-name="Text_20_body"><text:span text:style-name="T10">Personal survival budget:</text:span><text:line-break/><text:line-break/><text:span text:style-name="T17">Estimated annual personal expenditure (This helps you work out the minimum amount you need to earn from your business in the first year and how much money you might need to borrow to start the business.)</text:span></text:p>
            <text:p text:style-name="P23"/>
            <text:p text:style-name="P24"><text:a xlink:type="simple" xlink:href="http://www.businesslink.gov.uk/Starting_a_Business_files/Personal_survival_budget_v0.1.xls">Download the personal survival budget table in Microsoft Excel format (XLS, 44 KB)</text:a></text:p>
            <text:p text:style-name="P24"><text:a xlink:type="simple" xlink:href="http://www.businesslink.gov.uk/Starting_a_Business_files/Personal_survival_budget_v0.1.ods">Download the personal survival budget table in Open Document format (ODS, 18 KB)</text:a></text:p>
            <text:p text:style-name="P6"/>
            <text:p text:style-name="P6"/>
            <text:p text:style-name="P6"/>
            <text:p text:style-name="P6"/>
          </table:table-cell>
          <table:table-cell table:style-name="Table18.C2" table:number-rows-spanned="5" office:value-type="string">
            <text:p text:style-name="P10"/>
          </table: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1">
          <table:table-cell table:style-name="Table18.A7" table:number-columns-spanned="3" office:value-type="string">
            <text:p text:style-name="P10"/>
          </table:table-cell>
          <table:covered-table-cell/>
          <table:covered-table-cell/>
        </table:table-row>
        <text:soft-page-break/>
        <table:table-row table:style-name="Table18.8">
          <table:table-cell table:style-name="Table18.A1" table:number-rows-spanned="6" office:value-type="string">
            <text:p text:style-name="P10"/>
          </table:table-cell>
          <table:table-cell table:style-name="Table18.B1" table:number-columns-spanned="2" office:value-type="string">
            <text:p text:style-name="P10"/>
            <text:p text:style-name="P9"/>
          </table:table-cell>
          <table:covered-table-cell/>
        </table:table-row>
        <table:table-row table:style-name="Table18.9">
          <table:covered-table-cell/>
          <table:table-cell table:style-name="Table18.B2" table:number-rows-spanned="5" office:value-type="string">
            <text:h text:style-name="P38" text:outline-level="1"><text:bookmark text:name="__RefHeading__52_439131966"/>21 Profit and loss forecast <text:span text:style-name="T18">(Use the tabs within the Microsoft Excel work sheet to view the second year and third year forecast templates. The profit and loss forecast is more detailed at the start because you should have a clearer idea of your profit and loss expectations.)</text:span><text:bookmark-end text:name="__RefHeading__52_439131966"/></text:h>
            <text:p text:style-name="Text_20_body"><text:span text:style-name="T10"><text:line-break/></text:span><text:span text:style-name="T2">Please note:</text:span></text:p>
            <text:list xml:id="list36580319" text:style-name="WW8Num34">
              <text:list-item>
                <text:p text:style-name="P67">Where the business holds and sells stock this cost should be included in direct costs. It is calculated as: opening stock + purchases - closing stock. <text:s text:c="2"/></text:p>
              </text:list-item>
              <text:list-item>
                <text:p text:style-name="P67">If you are VAT registered all sales and costs records should be entered excluding VAT. If you are <text:span text:style-name="T19">not</text:span> VAT registered then you will need to include VAT in your costs where it is charged. <text:s/>For information about VAT, VAT threshold, VAT schemes and turnover threshold, please visit the HMRC website: <text:a xlink:type="simple" xlink:href="http://www.hmrc.gov.uk/vat/forms-rates/rates/rates-thresholds.htm"><text:span text:style-name="Internet_20_link">VAT rates, thresholds, fuel scale charges, exchange rates</text:span></text:a>. </text:p>
              </text:list-item>
            </text:list>
            <text:p text:style-name="Text_20_body"/>
            <text:p text:style-name="Text_20_body"><text:a xlink:type="simple" xlink:href="http://www.businesslink.gov.uk/Starting_a_Business_files/Profit_and_loss_forecast_v1.0.xls">Download the profit and loss forecast table in Microsoft Excel format (XLS, 61 KB)</text:a></text:p>
            <text:p text:style-name="Text_20_body"><text:a xlink:type="simple" xlink:href="http://www.businesslink.gov.uk/Starting_a_Business_files/Profit_and_loss_forecast_v1.0.ods">Download the profit and loss forecast table in Open Document format (ODS, 32 KB)</text:a></text:p>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cell table:style-name="Table18.C2" table:number-rows-spanned="5" office:value-type="string">
            <text:p text:style-name="P10"/>
          </table: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13">
          <table:covered-table-cell/>
          <table:covered-table-cell/>
          <table:covered-table-cell/>
        </table:table-row>
        <table:table-row table:style-name="Table18.8">
          <table:table-cell table:style-name="Table18.A7" table:number-columns-spanned="3" office:value-type="string">
            <text:p text:style-name="P10"/>
            <text:p text:style-name="P9"><text:soft-page-break/></text:p>
          </table:table-cell>
          <table:covered-table-cell/>
          <table:covered-table-cell/>
        </table:table-row>
        <table:table-row table:style-name="Table18.15">
          <table:table-cell table:style-name="Table18.A1" table:number-rows-spanned="6" office:value-type="string">
            <text:p text:style-name="P10"/>
          </table:table-cell>
          <table:table-cell table:style-name="Table18.B1" table:number-columns-spanned="2" office:value-type="string">
            <text:p text:style-name="P10"/>
          </table:table-cell>
          <table:covered-table-cell/>
        </table:table-row>
        <table:table-row table:style-name="Table18.9">
          <table:covered-table-cell/>
          <table:table-cell table:style-name="Table18.B2" table:number-rows-spanned="5" office:value-type="string">
            <text:h text:style-name="Heading_20_1" text:outline-level="1"><text:bookmark text:name="__RefHeading__602_439131966"/><text:span text:style-name="_20_Char_20_Char3">22 Sourcing finance</text:span><text:bookmark-end text:name="__RefHeading__602_439131966"/></text:h>
            <text:h text:style-name="Heading_20_1" text:outline-level="1"><text:span text:style-name="_20_Char_20_Char3"/></text:h>
            <text:h text:style-name="Heading_20_1" text:outline-level="1"><text:bookmark text:name="__RefHeading__604_439131966"/><text:span text:style-name="Body_20_Text_20_Char"><text:span text:style-name="T10">Total borrowing requirement for the business</text:span></text:span><text:span text:style-name="Body_20_Text_20_Char"> (This helps you to understand how much </text:span><text:bookmark-end text:name="__RefHeading__604_439131966"/></text:h>
            <text:h text:style-name="Heading_20_1" text:outline-level="1"><text:bookmark text:name="__RefHeading__606_439131966"/><text:span text:style-name="Body_20_Text_20_Char">money you will need to find in order to close the gap between your start-up costs as well as the costs of </text:span><text:bookmark-end text:name="__RefHeading__606_439131966"/></text:h>
            <text:h text:style-name="Heading_20_1" text:outline-level="1"><text:bookmark text:name="__RefHeading__608_439131966"/><text:span text:style-name="Body_20_Text_20_Char">operating before your business will make a profit, and the money that you have available to put into the </text:span><text:bookmark-end text:name="__RefHeading__608_439131966"/></text:h>
            <text:h text:style-name="Heading_20_1" text:outline-level="1"><text:bookmark text:name="__RefHeading__610_439131966"/><text:span text:style-name="Body_20_Text_20_Char">business yourself.)<text:line-break/><text:line-break/></text:span><text:bookmark-end text:name="__RefHeading__610_439131966"/></text:h>
            <text:h text:style-name="Heading_20_1" text:outline-level="1"><text:bookmark text:name="__RefHeading__612_439131966"/><text:a xlink:type="simple" xlink:href="http://www.businesslink.gov.uk/Starting_a_Business_files/Sourcing_finance_v1.0.xls"><text:span text:style-name="Body_20_Text_20_Char">Download the sourcing finance table in Microsoft Excel format (XLS, 46 KB)</text:span></text:a><text:bookmark-end text:name="__RefHeading__612_439131966"/></text:h>
            <text:p text:style-name="Standard"><text:span text:style-name="Body_20_Text_20_Char"><text:line-break/></text:span><text:a xlink:type="simple" xlink:href="http://www.businesslink.gov.uk/Starting_a_Business_files/Sourcing_finance_v1.0.ods"><text:span text:style-name="Body_20_Text_20_Char">Download the sourcing finance table in Open Document format (ODS, 15 KB)</text:span></text:a></text:p>
            <text:p text:style-name="Standard"><text:span text:style-name="Body_20_Text_20_Char"/></text:p>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cell table:style-name="Table18.C2" table:number-rows-spanned="5" office:value-type="string">
            <text:p text:style-name="P10"/>
          </table: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20">
          <table:covered-table-cell/>
          <table:covered-table-cell/>
          <table:covered-table-cell/>
        </table:table-row>
        <table:table-row table:style-name="Table18.8">
          <table:table-cell table:style-name="Table18.A7" table:number-columns-spanned="3" office:value-type="string">
            <text:p text:style-name="P10"/>
            <text:p text:style-name="P10"><text:soft-page-break/></text:p>
          </table:table-cell>
          <table:covered-table-cell/>
          <table:covered-table-cell/>
        </table:table-row>
        <table:table-row table:style-name="Table18.22">
          <table:table-cell table:style-name="Table18.A1" table:number-rows-spanned="6" office:value-type="string">
            <text:p text:style-name="P10"/>
          </table:table-cell>
          <table:table-cell table:style-name="Table18.B1" table:number-columns-spanned="2" office:value-type="string">
            <text:p text:style-name="P10"/>
          </table:table-cell>
          <table:covered-table-cell/>
        </table:table-row>
        <table:table-row table:style-name="Table18.23">
          <table:covered-table-cell/>
          <table:table-cell table:style-name="Table18.B2" table:number-rows-spanned="5" office:value-type="string">
            <text:h text:style-name="P38" text:outline-level="1"><text:bookmark text:name="__RefHeading__54_439131966"/>23 Managing financial risks <text:span text:style-name="T18">(such as, sales are less than forecasted or start-up finance takes three months longer to obtain)</text:span><text:bookmark-end text:name="__RefHeading__54_439131966"/></text:h>
            <text:p text:style-name="Text_20_body"><text:span text:style-name="T10"><text:line-break/>The risks that you have identified for your financial forecast are:</text:span> (Use as many fields as is applicable and add more if you need to.)</text:p>
            <text:list xml:id="list36579785" text:style-name="WW8Num26">
              <text:list-item>
                <text:p text:style-name="P49"><text:text-input text:description="Text6" text:hint="The business will">     </text:text-input></text:p>
              </text:list-item>
              <text:list-item>
                <text:p text:style-name="P49"><text:text-input text:description="Text6" text:hint="The business will">     </text:text-input></text:p>
              </text:list-item>
              <text:list-item>
                <text:p text:style-name="P49"><text:text-input text:description="Text6" text:hint="The business will">     </text:text-input></text:p>
              </text:list-item>
              <text:list-item>
                <text:p text:style-name="P49"><text:text-input text:description="Text6" text:hint="The business will">     </text:text-input></text:p>
              </text:list-item>
              <text:list-item>
                <text:p text:style-name="P49"><text:text-input text:description="Text6" text:hint="The business will">     </text:text-input></text:p>
              </text:list-item>
            </text:list>
            <text:p text:style-name="P7"/>
            <text:p text:style-name="Text_20_body"><text:span text:style-name="T10">How you will minimise their impact:</text:span> (Use as many fields as is applicable and add more if you need to.)</text:p>
            <text:list xml:id="list36553514" text:style-name="WW8Num21">
              <text:list-item>
                <text:p text:style-name="P50"><text:text-input text:description="Text6" text:hint="The business will">     </text:text-input></text:p>
              </text:list-item>
              <text:list-item>
                <text:p text:style-name="P50"><text:text-input text:description="Text6" text:hint="The business will">     </text:text-input></text:p>
              </text:list-item>
              <text:list-item>
                <text:p text:style-name="P50"><text:text-input text:description="Text6" text:hint="The business will">     </text:text-input></text:p>
              </text:list-item>
              <text:list-item>
                <text:p text:style-name="P50"><text:text-input text:description="Text6" text:hint="The business will">     </text:text-input></text:p>
              </text:list-item>
              <text:list-item>
                <text:p text:style-name="P50"><text:text-input text:description="Text6" text:hint="The business will">     </text:text-input></text:p>
              </text:list-item>
            </text:list>
            <text:h text:style-name="Heading_20_2" text:outline-level="2"/>
            <text:p text:style-name="P6"/>
            <text:p text:style-name="P6"/>
            <text:p text:style-name="P6"/>
            <text:p text:style-name="P6"/>
            <text:p text:style-name="P6"/>
            <text:p text:style-name="P6"/>
            <text:p text:style-name="P6"/>
            <text:p text:style-name="P6"/>
          </table:table-cell>
          <table:table-cell table:style-name="Table18.C2" table:number-rows-spanned="5" office:value-type="string">
            <text:p text:style-name="P10"/>
          </table: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27">
          <table:covered-table-cell/>
          <table:covered-table-cell/>
          <table:covered-table-cell/>
        </table:table-row>
        <table:table-row table:style-name="Table18.22">
          <table:table-cell table:style-name="Table18.A7" table:number-columns-spanned="3" office:value-type="string">
            <text:p text:style-name="P10"/>
          </table:table-cell>
          <table:covered-table-cell/>
          <table:covered-table-cell/>
        </table:table-row>
        <text:soft-page-break/>
        <table:table-row table:style-name="Table18.29">
          <table:table-cell table:style-name="Table18.A1" table:number-rows-spanned="6" office:value-type="string">
            <text:p text:style-name="P10"/>
          </table:table-cell>
          <table:table-cell table:style-name="Table18.B1" table:number-columns-spanned="2" office:value-type="string">
            <text:p text:style-name="P10"/>
          </table:table-cell>
          <table:covered-table-cell/>
        </table:table-row>
        <table:table-row table:style-name="Table18.30">
          <table:covered-table-cell/>
          <table:table-cell table:style-name="Table18.B2" table:number-rows-spanned="5" office:value-type="string">
            <text:h text:style-name="P38" text:outline-level="1"><text:bookmark text:name="__RefHeading__56_439131966"/>24 Cashflow forecast <text:span text:style-name="T18">(Use the tabs within the Microsoft Excel work sheet to view the second 6 months and summary)</text:span><text:bookmark-end text:name="__RefHeading__56_439131966"/></text:h>
            <text:h text:style-name="Heading_20_2" text:outline-level="2"/>
            <text:p text:style-name="Text_20_body">You only need to complete the VAT line in the cashflow forecast if you are VAT registered. For information about VAT, VAT threshold, VAT schemes and turnover threshold, please visit the HMRC website: <text:a xlink:type="simple" xlink:href="http://www.hmrc.gov.uk/vat/forms-rates/rates/rates-thresholds.htm"><text:span text:style-name="Internet_20_link">VAT rates, thresholds, fuel scale charges, exchange rates</text:span></text:a><text:span text:style-name="T2"> </text:span></text:p>
            <text:p text:style-name="Text_20_body"><text:span text:style-name="T2">Please note</text:span> that if you are VAT registered all sales and costs records should be entered excluding VAT. If you are <text:span text:style-name="T19">not</text:span> VAT registered then you will need to include VAT in your costs where it is charged. <text:s/><text:line-break/><text:line-break/><text:a xlink:type="simple" xlink:href="http://www.businesslink.gov.uk/Starting_a_Business_files/Cashflow_forecast_v1.0.xls"><text:span text:style-name="T4">Download the cashflow forecast table in Microsoft Excel format (XLS, 64 KB)</text:span></text:a></text:p>
            <text:p text:style-name="P9"><text:a xlink:type="simple" xlink:href="http://www.businesslink.gov.uk/Starting_a_Business_files/Cashflow_forecast_v1.0.ods">Download the cashflow forecast table in Open Document format (ODS, 34 KB)</text:a></text:p>
            <text:p text:style-name="P2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able:table-cell>
          <table:table-cell table:style-name="Table18.C2" table:number-rows-spanned="5" office:value-type="string">
            <text:p text:style-name="P10"/>
          </table: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3">
          <table:covered-table-cell/>
          <table:covered-table-cell/>
          <table:covered-table-cell/>
        </table:table-row>
        <table:table-row table:style-name="Table18.34">
          <table:covered-table-cell/>
          <table:covered-table-cell/>
          <table:covered-table-cell/>
        </table:table-row>
        <table:table-row table:style-name="Table18.29">
          <table:table-cell table:style-name="Table18.A7" table:number-columns-spanned="3" office:value-type="string">
            <text:p text:style-name="P10"/>
          </table:table-cell>
          <table:covered-table-cell/>
          <table:covered-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GB"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paragraph-properties fo:orphans="2" fo:widows="2"/>
      <style:text-properties style:use-window-font-color="true" style:font-name="Calibri" fo:font-size="11pt" fo:language="en" fo:country="GB" style:font-name-asian="Calibri" style:font-size-asian="11pt" style:font-name-complex="Calibri" style:font-size-complex="11pt" style:language-complex="ar" style:country-complex="SA"/>
    </style:style>
    <style:style style:name="Heading_20_2" style:display-name="Heading 2" style:family="paragraph" style:parent-style-name="No_20_Spacing" style:next-style-name="Standard" style:default-outline-level="2" style:class="text">
      <style:text-properties fo:font-size="14pt" style:font-size-asian="14pt" style:font-name-complex="Calibri" style:font-size-complex="14pt"/>
    </style:style>
    <style:style style:name="Heading_20_1" style:display-name="Heading 1" style:family="paragraph" style:parent-style-name="Heading_20_2" style:next-style-name="Standard" style:default-outline-level="1" style:class="text"/>
    <style:style style:name="Header" style:family="paragraph" style:parent-style-name="Standard" style:class="extra">
      <style:paragraph-properties fo:margin-top="0cm" fo:margin-bottom="0cm" fo:line-height="100%">
        <style:tab-stops>
          <style:tab-stop style:position="7.96cm" style:type="center"/>
          <style:tab-stop style:position="15.921cm" style:type="right"/>
        </style:tab-stops>
      </style:paragraph-properties>
      <style:text-properties fo:font-size="10pt" fo:language="zxx" fo:country="none" style:font-size-asian="10pt" style:font-size-complex="10pt"/>
    </style:style>
    <style:style style:name="Footer" style:family="paragraph" style:parent-style-name="Standard" style:class="extra">
      <style:paragraph-properties fo:margin-top="0cm" fo:margin-bottom="0cm" fo:line-height="100%">
        <style:tab-stops>
          <style:tab-stop style:position="7.96cm" style:type="center"/>
          <style:tab-stop style:position="15.921cm" style:type="right"/>
        </style:tab-stops>
      </style:paragraph-properties>
      <style:text-properties fo:font-size="10pt" fo:language="zxx" fo:country="none" style:font-size-asian="10pt" style:font-size-complex="10pt"/>
    </style:style>
    <style:style style:name="Balloon_20_Text" style:display-name="Balloon Text" style:family="paragraph" style:parent-style-name="Standard">
      <style:paragraph-properties fo:margin-top="0cm" fo:margin-bottom="0cm" fo:line-height="100%"/>
      <style:text-properties style:font-name="Tahoma" fo:font-size="8pt" fo:language="zxx" fo:country="none" style:font-size-asian="8pt" style:font-size-complex="8pt"/>
    </style:style>
    <style:style style:name="Contents_20_1" style:display-name="Contents 1" style:family="paragraph" style:parent-style-name="Standard" style:next-style-name="Standard" style:class="index">
      <style:paragraph-properties fo:margin-top="0cm" fo:margin-bottom="0.212cm">
        <style:tab-stops>
          <style:tab-stop style:position="18.443cm" style:type="right" style:leader-style="dotted" style:leader-text="."/>
        </style:tab-stops>
      </style:paragraph-properties>
      <style:text-properties fo:font-size="12pt" fo:language="zxx" fo:country="none" style:font-size-asian="12pt" style:language-asian="zxx" style:country-asian="none" style:font-size-complex="12pt"/>
    </style:style>
    <style:style style:name="Contents_20_2" style:display-name="Contents 2" style:family="paragraph" style:parent-style-name="Standard" style:next-style-name="Standard" style:class="index">
      <style:paragraph-properties>
        <style:tab-stops>
          <style:tab-stop style:position="18.443cm"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0.388cm" fo:margin-right="0cm" fo:margin-top="0cm" fo:margin-bottom="0cm" fo:text-indent="-0.388cm" style:auto-text-indent="false"/>
      <style:text-properties style:font-name="Times New Roman" fo:font-size="9pt" style:font-size-asian="9pt" style:font-size-complex="9pt"/>
    </style:style>
    <style:style style:name="Index_20_2" style:display-name="Index 2" style:family="paragraph" style:parent-style-name="Standard" style:next-style-name="Standard" style:class="index">
      <style:paragraph-properties fo:margin-left="0.776cm" fo:margin-right="0cm" fo:margin-top="0cm" fo:margin-bottom="0cm" fo:text-indent="-0.388cm" style:auto-text-indent="false"/>
      <style:text-properties style:font-name="Times New Roman" fo:font-size="9pt" style:font-size-asian="9pt" style:font-size-complex="9pt"/>
    </style:style>
    <style:style style:name="Index_20_3" style:display-name="Index 3" style:family="paragraph" style:parent-style-name="Standard" style:next-style-name="Standard" style:class="index">
      <style:paragraph-properties fo:margin-left="1.164cm" fo:margin-right="0cm" fo:margin-top="0cm" fo:margin-bottom="0cm" fo:text-indent="-0.388cm" style:auto-text-indent="false"/>
      <style:text-properties style:font-name="Times New Roman" fo:font-size="9pt" style:font-size-asian="9pt" style:font-size-complex="9pt"/>
    </style:style>
    <style:style style:name="Index_20_4" style:display-name="Index 4" style:family="paragraph" style:parent-style-name="Standard" style:next-style-name="Standard">
      <style:paragraph-properties fo:margin-left="1.552cm" fo:margin-right="0cm" fo:margin-top="0cm" fo:margin-bottom="0cm" fo:text-indent="-0.388cm" style:auto-text-indent="false"/>
      <style:text-properties style:font-name="Times New Roman" fo:font-size="9pt" style:font-size-asian="9pt" style:font-size-complex="9pt"/>
    </style:style>
    <style:style style:name="Index_20_5" style:display-name="Index 5" style:family="paragraph" style:parent-style-name="Standard" style:next-style-name="Standard">
      <style:paragraph-properties fo:margin-left="1.94cm" fo:margin-right="0cm" fo:margin-top="0cm" fo:margin-bottom="0cm" fo:text-indent="-0.388cm" style:auto-text-indent="false"/>
      <style:text-properties style:font-name="Times New Roman" fo:font-size="9pt" style:font-size-asian="9pt" style:font-size-complex="9pt"/>
    </style:style>
    <style:style style:name="Index_20_6" style:display-name="Index 6" style:family="paragraph" style:parent-style-name="Standard" style:next-style-name="Standard">
      <style:paragraph-properties fo:margin-left="2.328cm" fo:margin-right="0cm" fo:margin-top="0cm" fo:margin-bottom="0cm" fo:text-indent="-0.388cm" style:auto-text-indent="false"/>
      <style:text-properties style:font-name="Times New Roman" fo:font-size="9pt" style:font-size-asian="9pt" style:font-size-complex="9pt"/>
    </style:style>
    <style:style style:name="Index_20_7" style:display-name="Index 7" style:family="paragraph" style:parent-style-name="Standard" style:next-style-name="Standard">
      <style:paragraph-properties fo:margin-left="2.716cm" fo:margin-right="0cm" fo:margin-top="0cm" fo:margin-bottom="0cm" fo:text-indent="-0.388cm" style:auto-text-indent="false"/>
      <style:text-properties style:font-name="Times New Roman" fo:font-size="9pt" style:font-size-asian="9pt" style:font-size-complex="9pt"/>
    </style:style>
    <style:style style:name="Index_20_8" style:display-name="Index 8" style:family="paragraph" style:parent-style-name="Standard" style:next-style-name="Standard">
      <style:paragraph-properties fo:margin-left="3.104cm" fo:margin-right="0cm" fo:margin-top="0cm" fo:margin-bottom="0cm" fo:text-indent="-0.388cm" style:auto-text-indent="false"/>
      <style:text-properties style:font-name="Times New Roman" fo:font-size="9pt" style:font-size-asian="9pt" style:font-size-complex="9pt"/>
    </style:style>
    <style:style style:name="Index_20_9" style:display-name="Index 9" style:family="paragraph" style:parent-style-name="Standard" style:next-style-name="Standard">
      <style:paragraph-properties fo:margin-left="3.493cm" fo:margin-right="0cm" fo:margin-top="0cm" fo:margin-bottom="0cm" fo:text-indent="-0.388cm" style:auto-text-indent="false"/>
      <style:text-properties style:font-name="Times New Roman" fo:font-size="9pt" style:font-size-asian="9pt" style:font-size-complex="9pt"/>
    </style:style>
    <style:style style:name="Index_20_Heading" style:display-name="Index Heading" style:family="paragraph" style:parent-style-name="Standard" style:next-style-name="Index_20_1" style:class="index">
      <style:paragraph-properties fo:margin-top="0.423cm" fo:margin-bottom="0.212cm" fo:text-align="center" style:justify-single-word="false"/>
      <style:text-properties style:font-name="Times New Roman" fo:font-size="13pt" fo:font-weight="bold" style:font-size-asian="13pt" style:font-weight-asian="bold" style:font-size-complex="13pt" style:font-weight-complex="bold"/>
    </style:style>
    <style:style style:name="Body_20_Text_20_2" style:display-name="Body Text 2" style:family="paragraph" style:parent-style-name="Standard">
      <style:paragraph-properties fo:margin-top="0cm" fo:margin-bottom="0.212cm" fo:line-height="200%"/>
    </style:style>
    <style:style style:name="Body_20_Text_20_Indent_20_3" style:display-name="Body Text Indent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List_20_Bullet" style:display-name="List Bullet" style:family="paragraph" style:parent-style-name="Standard" style:list-style-name="WW8Num10"/>
    <style:style style:name="List_20_Number" style:display-name="List Number"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Default_20_Paragraph_20_Font" style:display-name="Default Paragraph Font" style:family="text"/>
    <style:style style:name="_20_Char_20_Char2" style:display-name=" Char Char2" style:family="text">
      <style:text-properties style:font-name="Calibri" style:font-name-asian="Calibri" style:font-name-complex="Times New Roman"/>
    </style:style>
    <style:style style:name="_20_Char_20_Char1" style:display-name=" Char Char1" style:family="text">
      <style:text-properties style:font-name="Calibri" style:font-name-asian="Calibri" style:font-name-complex="Times New Roman"/>
    </style:style>
    <style:style style:name="_20_Char_20_Char3" style:display-name=" Char Char3" style:family="text">
      <style:text-properties style:font-name="Calibri" fo:font-size="14pt" fo:language="en" fo:country="GB" style:font-name-asian="Calibri" style:font-size-asian="14pt" style:font-name-complex="Calibri" style:font-size-complex="14pt" style:language-complex="ar" style:country-complex="SA"/>
    </style:style>
    <style:style style:name="_20_Char_20_Char" style:display-name=" Char Char" style:family="tex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style-span"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No_20_Spacing_20_Char" style:display-name="No Spacing Char" style:family="text" style:parent-style-name="Default_20_Paragraph_20_Font">
      <style:text-properties style:font-name="Calibri" fo:font-size="11pt" fo:language="en" fo:country="GB" style:font-name-asian="Calibri" style:font-size-asian="11pt" style:font-size-complex="11pt" style:language-complex="ar" style:country-complex="SA"/>
    </style:style>
    <style:style style:name="Heading_20_2_20_Char" style:display-name="Heading 2 Char" style:family="text" style:parent-style-name="No_20_Spacing_20_Char">
      <style:text-properties fo:font-size="14pt" style:font-size-asian="14pt" style:font-name-complex="Calibri" style:font-size-complex="14pt"/>
    </style:style>
    <style:style style:name="Body_20_Text_20_Char" style:display-name="Body Text Char" style:family="text" style:parent-style-name="Default_20_Paragraph_20_Font">
      <style:text-properties style:font-name="Calibri" fo:font-size="11pt" fo:language="en" fo:country="GB" style:font-name-asian="Calibri" style:font-size-asian="11pt" style:font-size-complex="11pt" style:language-complex="ar" style:country-complex="SA"/>
    </style:style>
    <style:style style:name="Body_20_Text_20_3_20_Char" style:display-name="Body Text 3 Char" style:family="text" style:parent-style-name="Default_20_Paragraph_20_Font">
      <style:text-properties style:font-name="Calibri" fo:font-size="8pt" fo:language="en" fo:country="GB" style:font-name-asian="Calibri" style:font-size-asian="8pt" style:font-size-complex="8pt" style:language-complex="ar" style:country-complex="SA"/>
    </style:style>
    <style:style style:name="Body_20_Text_20_2_20_Char" style:display-name="Body Text 2 Char" style:family="text" style:parent-style-name="Default_20_Paragraph_20_Font">
      <style:text-properties style:font-name="Calibri" fo:font-size="11pt" fo:language="en" fo:country="GB" style:font-name-asian="Calibri" style:font-size-asian="11pt" style:font-size-complex="11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fo:language="zxx" fo:country="none" style:font-size-asian="10pt" style:font-size-complex="10pt"/>
    </style:style>
    <style:page-layout style:name="Mpm1">
      <style:page-layout-properties fo:page-width="21.001cm" fo:page-height="29.7cm" style:num-format="1" style:print-orientation="portrait" fo:margin-top="1.27cm" fo:margin-bottom="1.251cm" fo:margin-left="1.27cm" fo:margin-right="0.4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0.4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text:span text:style-name="Page_20_Number"><text:span text:style-name="MT1"><text:tab/><text:tab/><text:tab/><text:tab/><text:tab/><text:tab/><text:tab/><text:tab/><text:tab/><text:tab/><text:tab/><text:tab/><text:tab/> <text:s text:c="3"/></text:span></text:span><text:span text:style-name="Page_20_Number"><text:span text:style-name="MT1"><text:page-number text:select-page="current">27</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me:      </dc:title>
    <meta:creation-date>2011-09-12T12:11:00</meta:creation-date>
    <dc:date>2011-11-11T16:44:28.26</dc:date>
    <meta:editing-cycles>7</meta:editing-cycles>
    <meta:editing-duration>PT1H21M27S</meta:editing-duration>
    <dc:creator>rob north</dc:creator>
    <meta:generator>OpenOffice.org/3.3$Win32 OpenOffice.org_project/330m20$Build-9567</meta:generator>
    <meta:document-statistic meta:table-count="18" meta:image-count="0" meta:object-count="0" meta:page-count="27" meta:paragraph-count="420" meta:word-count="1905" meta:character-count="11339"/>
  </office:meta>
</office:document-meta>
</file>